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346in"/>
    </style:style>
    <style:style style:name="co3" style:family="table-column">
      <style:table-column-properties fo:break-before="auto" style:column-width="1.1272in"/>
    </style:style>
    <style:style style:name="co4" style:family="table-column">
      <style:table-column-properties fo:break-before="auto" style:column-width="1.0398in"/>
    </style:style>
    <style:style style:name="ro4" style:family="table-row">
      <style:table-row-properties style:row-height="1.2638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178in" fo:break-before="auto" style:use-optimal-row-height="true"/>
    </style:style>
    <style:style style:name="ro5" style:family="table-row">
      <style:table-row-properties style:row-height="0.2291in" fo:break-before="auto" style:use-optimal-row-height="true"/>
    </style:style>
    <style:style style:name="ta1" style:family="table" style:master-page-name="Default">
      <style:table-properties table:display="true" style:writing-mode="lr-tb"/>
    </style:style>
    <number:number-style style:name="N61">
      <number:scientific-number number:decimal-places="2" number:min-integer-digits="1" number:min-exponent-digits="2"/>
    </number:number-style>
    <style:style style:name="ce1" style:family="table-cell" style:parent-style-name="Default">
      <style:table-cell-properties fo:background-color="#ff950e" style:text-align-source="fix" style:repeat-content="false"/>
      <style:paragraph-properties fo:text-align="center" fo:margin-left="0in"/>
      <style:text-properties fo:font-size="13pt" fo:font-weight="bold" style:font-size-asian="13pt" style:font-weight-asian="bold" style:font-size-complex="13pt" style:font-weight-complex="bold"/>
    </style:style>
    <style:style style:name="ce2" style:family="table-cell" style:parent-style-name="Default">
      <style:text-properties fo:font-size="13pt" style:font-size-asian="13pt" style:font-size-complex="13pt"/>
    </style:style>
    <style:style style:name="ce3" style:family="table-cell" style:parent-style-name="Default" style:data-style-name="N104">
      <style:text-properties fo:font-size="13pt" style:font-size-asian="13pt" style:font-size-complex="13pt"/>
      <style:map style:condition="cell-content()&lt;5" style:apply-style-name="GOOD" style:base-cell-address="Stats.D4"/>
    </style:style>
    <style:style style:name="ce4" style:family="table-cell" style:parent-style-name="Default">
      <style:text-properties fo:font-size="13pt" style:font-size-asian="13pt" style:font-size-complex="13pt"/>
      <style:map style:condition="cell-content()&gt;10" style:apply-style-name="GOOD" style:base-cell-address="Stats.E2"/>
    </style:style>
    <style:style style:name="ce5" style:family="table-cell" style:parent-style-name="Default">
      <style:table-cell-properties fo:background-color="#008080" style:text-align-source="fix" style:repeat-content="false"/>
      <style:paragraph-properties fo:text-align="center" fo:margin-left="0in"/>
      <style:text-properties fo:font-size="13pt" fo:font-weight="bold" style:font-size-asian="13pt" style:font-weight-asian="bold" style:font-size-complex="13pt" style:font-weight-complex="bold"/>
    </style:style>
    <style:style style:name="ce6" style:family="table-cell" style:parent-style-name="Default">
      <style:table-cell-properties fo:background-color="#000000" style:text-align-source="fix" style:repeat-content="false"/>
      <style:paragraph-properties fo:text-align="center" fo:margin-left="0in"/>
      <style:text-properties fo:font-size="13pt" fo:font-weight="bold" style:font-size-asian="13pt" style:font-weight-asian="bold" style:font-size-complex="13pt" style:font-weight-complex="bold"/>
    </style:style>
    <style:style style:name="ce7" style:family="table-cell" style:parent-style-name="CAUTION" style:data-style-name="N61">
      <style:table-cell-properties fo:background-color="transparent"/>
      <style:text-properties fo:font-size="13pt" style:font-size-asian="13pt" style:font-size-complex="13pt"/>
      <style:map style:condition="cell-content()&gt;([$App.$A$3])*10^-6" style:apply-style-name="BAD" style:base-cell-address="Stats.F2"/>
      <style:map style:condition="cell-content()&gt;(([$App.$A$3])*10^-6)/2" style:apply-style-name="CAUTION" style:base-cell-address="Stats.F2"/>
      <style:map style:condition="cell-content()&lt;(([$App.$A$3])*10^-6)/2" style:apply-style-name="GOOD" style:base-cell-address="Stats.F2"/>
    </style:style>
    <style:style style:name="ce8" style:family="table-cell" style:parent-style-name="Default" style:data-style-name="N61">
      <style:text-properties fo:font-size="13pt" style:font-size-asian="13pt" style:font-size-complex="13pt"/>
    </style:style>
    <style:style style:name="ce9" style:family="table-cell" style:parent-style-name="Default">
      <style:table-cell-properties fo:background-color="#00b8ff"/>
      <style:text-properties fo:font-size="13pt" style:font-size-asian="13pt" style:font-size-complex="13pt"/>
    </style:style>
    <style:style style:name="ce10" style:family="table-cell" style:parent-style-name="Default">
      <style:text-properties style:font-name="Arial" fo:font-size="13pt" style:font-name-asian="DejaVu Sans" style:font-size-asian="13pt" style:font-name-complex="DejaVu Sans" style:font-size-complex="13pt"/>
    </style:style>
    <style:style style:name="ce11" style:family="table-cell" style:parent-style-name="Default">
      <style:table-cell-properties fo:background-color="#00b8ff" fo:padding-bottom="0.0193in" fo:padding-left="0.0138in" fo:padding-right="0.0138in" fo:padding-top="0.0193in"/>
      <style:text-properties fo:font-size="13pt" style:font-size-asian="13pt" style:font-size-complex="13pt"/>
    </style:style>
    <style:style style:name="ce12" style:family="table-cell" style:parent-style-name="Default">
      <style:text-properties fo:color="#999999" fo:font-size="13pt" style:font-size-asian="13pt" style:font-size-complex="13pt"/>
    </style:style>
    <style:style style:name="ce13" style:family="table-cell" style:parent-style-name="CAUTION" style:data-style-name="N61">
      <style:table-cell-properties fo:background-color="transparent"/>
      <style:text-properties style:font-name="Arial" fo:font-size="13pt" style:font-name-asian="DejaVu Sans" style:font-size-asian="13pt" style:font-name-complex="DejaVu Sans" style:font-size-complex="13pt"/>
      <style:map style:condition="cell-content()&gt;([$App.$A$3])*10^-6" style:apply-style-name="BAD" style:base-cell-address="Stats.F2"/>
      <style:map style:condition="cell-content()&gt;(([$App.$A$3])*10^-6)/2" style:apply-style-name="CAUTION" style:base-cell-address="Stats.F2"/>
      <style:map style:condition="cell-content()&lt;(([$App.$A$3])*10^-6)/2" style:apply-style-name="GOOD" style:base-cell-address="Stats.F2"/>
    </style:style>
    <style:style style:name="ce14" style:family="table-cell" style:parent-style-name="Default" style:data-style-name="N61">
      <style:table-cell-properties fo:padding-bottom="0.0193in" fo:padding-left="0.0138in" fo:padding-right="0.0138in" fo:padding-top="0.0193in"/>
      <style:text-properties fo:font-size="13pt" style:font-size-asian="13pt" style:font-size-complex="13pt"/>
    </style:style>
    <style:style style:name="ce15" style:family="table-cell" style:parent-style-name="Default">
      <style:table-cell-properties fo:background-color="#00b8ff"/>
      <style:text-properties style:font-name="Arial" fo:font-size="13pt" style:font-name-asian="DejaVu Sans" style:font-size-asian="13pt" style:font-name-complex="DejaVu Sans" style:font-size-complex="13pt"/>
    </style:style>
    <style:style style:name="ce16" style:family="table-cell" style:parent-style-name="Default">
      <style:table-cell-properties fo:border-bottom="0.0008in solid #000000" fo:background-color="#0084d1" style:text-align-source="fix" style:repeat-content="false" fo:border-left="none" fo:padding-bottom="0.0193in" fo:padding-left="0.0138in" fo:padding-right="0.0138in" fo:padding-top="0.0193in" fo:border-right="none" fo:border-top="none"/>
      <style:paragraph-properties fo:text-align="center" fo:margin-left="0in"/>
      <style:text-properties fo:font-size="13pt" fo:font-weight="bold" style:font-size-asian="13pt" style:font-weight-asian="bold" style:font-size-complex="13pt" style:font-weight-complex="bold"/>
    </style:style>
    <style:style style:name="ce17" style:family="table-cell" style:parent-style-name="Default">
      <style:table-cell-properties fo:border-bottom="0.0008in solid #000000" fo:border-left="none" fo:padding-bottom="0.0193in" fo:padding-left="0.0138in" fo:padding-right="0.0138in" fo:padding-top="0.0193in" fo:border-right="none" fo:border-top="none"/>
      <style:text-properties fo:font-size="13pt" style:font-size-asian="13pt" style:font-size-complex="13pt"/>
    </style:style>
    <style:style style:name="ce18" style:family="table-cell" style:parent-style-name="Default">
      <style:table-cell-properties fo:border-bottom="none" fo:background-color="#008080"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ize="13pt" fo:font-weight="bold" style:font-size-asian="13pt" style:font-weight-asian="bold" style:font-size-complex="13pt" style:font-weight-complex="bold"/>
    </style:style>
    <style:style style:name="ce19" style:family="table-cell" style:parent-style-name="Default">
      <style:table-cell-properties fo:border-bottom="0.0008in solid #000000" fo:background-color="#808000" style:text-align-source="fix" style:repeat-content="false" fo:border-left="0.0008in solid #000000" fo:padding-bottom="0.0193in" fo:padding-left="0.0138in" fo:padding-right="0.0138in" fo:padding-top="0.0193in" fo:border-right="none" fo:border-top="none"/>
      <style:paragraph-properties fo:text-align="center" fo:margin-left="0in"/>
      <style:text-properties fo:font-weight="bold" style:font-weight-asian="bold" style:font-weight-complex="bold"/>
    </style:style>
    <style:style style:name="ce20"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21" style:family="table-cell" style:parent-style-name="Default">
      <style:table-cell-properties fo:border-bottom="none" fo:background-color="#008080"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ize="13pt" fo:font-weight="bold" style:font-size-asian="13pt" style:font-weight-asian="bold" style:font-size-complex="13pt" style:font-weight-complex="bold"/>
    </style:style>
    <style:style style:name="ce22" style:family="table-cell" style:parent-style-name="Default" style:data-style-name="N123">
      <style:table-cell-properties fo:border-bottom="0.0008in solid #000000" fo:border-left="none" fo:padding-bottom="0.0193in" fo:padding-left="0.0138in" fo:padding-right="0.0138in" fo:padding-top="0.0193in" fo:border-right="none" fo:border-top="none"/>
      <style:text-properties fo:font-size="13pt" style:font-size-asian="13pt" style:font-size-complex="13pt"/>
    </style:style>
    <style:style style:name="ce23" style:family="table-cell" style:parent-style-name="Default">
      <style:table-cell-properties fo:border-bottom="none" fo:border-left="none" fo:border-right="0.0008in solid #000000" fo:border-top="none"/>
      <style:text-properties fo:font-size="13pt" fo:font-weight="bold" style:font-size-asian="13pt" style:font-weight-asian="bold" style:font-size-complex="13pt" style:font-weight-complex="bold"/>
    </style:style>
    <style:style style:name="ce24" style:family="table-cell" style:parent-style-name="Default">
      <style:table-cell-properties fo:border-bottom="0.0008in solid #000000" fo:background-color="#0084d1"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ize="13pt" fo:font-weight="bold" style:font-size-asian="13pt" style:font-weight-asian="bold" style:font-size-complex="13pt" style:font-weight-complex="bold"/>
    </style:style>
    <style:style style:name="ce25" style:family="table-cell" style:parent-style-name="Default">
      <style:table-cell-properties fo:border-bottom="0.0008in solid #000000" fo:border-left="none" fo:padding-bottom="0.0193in" fo:padding-left="0.0138in" fo:padding-right="0.0138in" fo:padding-top="0.0193in" fo:border-right="0.0008in solid #000000" fo:border-top="none"/>
      <style:text-properties fo:font-size="13pt" style:font-size-asian="13pt" style:font-size-complex="13pt"/>
    </style:style>
    <style:style style:name="gr1"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5" style:family="graphic">
      <style:graphic-properties draw:ole-draw-aspect="1"/>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tats" table:style-name="ta1" table:print="false">
        <table:table-column table:style-name="co1" table:default-cell-style-name="ce2"/>
        <table:table-column table:style-name="co2" table:default-cell-style-name="ce2"/>
        <table:table-column table:style-name="co1" table:number-columns-repeated="6" table:default-cell-style-name="ce2"/>
        <table:table-column table:style-name="co3" table:default-cell-style-name="ce2"/>
        <table:table-column table:style-name="co1" table:number-columns-repeated="1015" table:default-cell-style-name="ce2"/>
        <table:table-row table:style-name="ro2">
          <table:table-cell table:style-name="ce1" office:value-type="string">
            <text:p>Name</text:p>
          </table:table-cell>
          <table:table-cell table:style-name="ce1" office:value-type="string">
            <text:p>Type</text:p>
          </table:table-cell>
          <table:table-cell table:style-name="ce1" office:value-type="string">
            <text:p>Corp</text:p>
          </table:table-cell>
          <table:table-cell table:style-name="ce1" office:value-type="string">
            <text:p>Price</text:p>
          </table:table-cell>
          <table:table-cell table:style-name="ce1" office:value-type="string">
            <text:p>Vs</text:p>
          </table:table-cell>
          <table:table-cell table:style-name="ce1" office:value-type="string">
            <office:annotation draw:style-name="gr1" draw:text-style-name="P1" svg:width="1.5941in" svg:height="0.5457in" svg:x="6.011in" svg:y="0in" draw:caption-point-x="-0.2402in" draw:caption-point-y="0.0039in">
              <dc:date>2012-10-11T00:00:00</dc:date>
              <text:p text:style-name="P1"><text:span text:style-name="T1">Minimum CMRR, independent of app specifications (eg. gain).</text:span></text:p>
            </office:annotation>
            <text:p>CMRR</text:p>
          </table:table-cell>
          <table:table-cell table:style-name="ce5" office:value-type="string">
            <text:p>nV/√(Hz)</text:p>
          </table:table-cell>
          <table:table-cell table:style-name="ce5" office:value-type="string">
            <text:p>pA/√(Hz)</text:p>
          </table:table-cell>
          <table:table-cell table:style-name="ce6" office:value-type="string">
            <text:p>Vn@Ω@bw</text:p>
          </table:table-cell>
          <table:table-cell table:style-name="ce5" office:value-type="string">
            <text:p>Vn@Ω@f</text:p>
          </table:table-cell>
          <table:table-cell table:number-columns-repeated="1014"/>
        </table:table-row>
        <table:table-row table:style-name="ro2">
          <table:table-cell office:value-type="string">
            <office:annotation draw:style-name="gr2" draw:text-style-name="P1" svg:width="1.1413in" svg:height="0.2346in" svg:x="1.1252in" svg:y="0in" draw:caption-point-x="-0.2402in" draw:caption-point-y="0.2307in">
              <dc:date>2012-10-11T00:00:00</dc:date>
              <text:p text:style-name="P1"><text:span text:style-name="T1">OpenEEG</text:span></text:p>
            </office:annotation>
            <text:p>INA114</text:p>
          </table:table-cell>
          <table:table-cell office:value-type="string">
            <text:p>Instrumentation</text:p>
          </table:table-cell>
          <table:table-cell office:value-type="string">
            <text:p>BB/TI</text:p>
          </table:table-cell>
          <table:table-cell table:style-name="ce3" office:value-type="currency" office:currency="USD" office:value="10.8">
            <text:p>$10.80</text:p>
          </table:table-cell>
          <table:table-cell table:style-name="ce4" office:value-type="float" office:value="36">
            <text:p>36</text:p>
          </table:table-cell>
          <table:table-cell office:value-type="float" office:value="115">
            <text:p>115</text:p>
          </table:table-cell>
          <table:table-cell office:value-type="float" office:value="15">
            <text:p>15</text:p>
          </table:table-cell>
          <table:table-cell office:value-type="float" office:value="0.4">
            <text:p>0.4</text:p>
          </table:table-cell>
          <table:table-cell table:style-name="ce7" table:formula="of:=SQRT((([.G2]*10^-9)^2)+(([App.$B$3]*([.H2]*10^-12))^2)+((4*(1.38*10^-23)*[App.$E$3])*[App.$B$3]))*SQRT([App.$F$3])" office:value-type="float" office:value="0.000000702129617663292">
            <text:p>7.02E-07</text:p>
          </table:table-cell>
          <table:table-cell table:style-name="ce8" table:formula="of:=SQRT((([.G2]*10^-9)^2)+(([App.$B$3]*([.H2]*10^-12))^2)+((4*(1.38*10^-23)*[App.$E$3])*[App.$B$3]))" office:value-type="float" office:value="0.0000000992961227843263">
            <text:p>9.93E-08</text:p>
          </table:table-cell>
          <table:table-cell table:number-columns-repeated="1014"/>
        </table:table-row>
        <table:table-row table:style-name="ro2">
          <table:table-cell office:value-type="string">
            <text:p>INA111</text:p>
          </table:table-cell>
          <table:table-cell office:value-type="string">
            <text:p>Instrumentation</text:p>
          </table:table-cell>
          <table:table-cell office:value-type="string">
            <text:p>BB/TI</text:p>
          </table:table-cell>
          <table:table-cell table:style-name="ce3" office:value-type="currency" office:currency="USD" office:value="10.8">
            <text:p>$10.80</text:p>
          </table:table-cell>
          <table:table-cell table:style-name="ce4" office:value-type="float" office:value="36">
            <text:p>36</text:p>
          </table:table-cell>
          <table:table-cell office:value-type="float" office:value="106">
            <text:p>106</text:p>
          </table:table-cell>
          <table:table-cell office:value-type="float" office:value="40">
            <text:p>40</text:p>
          </table:table-cell>
          <table:table-cell office:value-type="float" office:value="0.1">
            <office:annotation draw:style-name="gr3" draw:text-style-name="P1" svg:width="2.022in" svg:height="0.7012in" svg:x="7.789in" svg:y="0in" draw:caption-point-x="-0.2402in" draw:caption-point-y="0.4575in">
              <dc:date>2012-10-11T00:00:00</dc:date>
              <text:p text:style-name="P1"><text:span text:style-name="T1">Extrapolated.</text:span></text:p>
              <text:p text:style-name="P1"><text:span text:style-name="T1">Flicker noise current derated two orders of magnitude from flatband specification.</text:span></text:p>
            </office:annotation>
            <text:p>0.1</text:p>
          </table:table-cell>
          <table:table-cell table:style-name="ce7" table:formula="of:=SQRT((([.G3]*10^-9)^2)+(([App.$B$3]*([.H3]*10^-12))^2)+((4*(1.38*10^-23)*[App.$E$3])*[App.$B$3]))*SQRT([App.$F$3])" office:value-type="float" office:value="0.000000511601407347556">
            <text:p>5.12E-07</text:p>
          </table:table-cell>
          <table:table-cell table:style-name="ce8" table:formula="of:=SQRT((([.G3]*10^-9)^2)+(([App.$B$3]*([.H3]*10^-12))^2)+((4*(1.38*10^-23)*[App.$E$3])*[App.$B$3]))" office:value-type="float" office:value="0.0000000723513648800076">
            <text:p>7.24E-08</text:p>
          </table:table-cell>
          <table:table-cell table:number-columns-repeated="1014"/>
        </table:table-row>
        <table:table-row table:style-name="ro2">
          <table:table-cell office:value-type="string">
            <text:p>INA103</text:p>
          </table:table-cell>
          <table:table-cell office:value-type="string">
            <text:p>Instrumentation</text:p>
          </table:table-cell>
          <table:table-cell office:value-type="string">
            <text:p>BB/TI</text:p>
          </table:table-cell>
          <table:table-cell table:style-name="ce3" office:value-type="currency" office:currency="USD" office:value="11.25">
            <text:p>$11.25</text:p>
          </table:table-cell>
          <table:table-cell table:style-name="ce4" office:value-type="float" office:value="50">
            <text:p>50</text:p>
          </table:table-cell>
          <table:table-cell office:value-type="float" office:value="100">
            <text:p>100</text:p>
          </table:table-cell>
          <table:table-cell office:value-type="float" office:value="11">
            <text:p>11</text:p>
          </table:table-cell>
          <table:table-cell office:value-type="float" office:value="200">
            <office:annotation draw:style-name="gr3" draw:text-style-name="P1" svg:width="2.022in" svg:height="0.7012in" svg:x="7.789in" svg:y="0.3236in" draw:caption-point-x="-0.2402in" draw:caption-point-y="0.361in">
              <dc:date>2012-10-11T00:00:00</dc:date>
              <text:p text:style-name="P1"><text:span text:style-name="T1">Extrapolated.</text:span></text:p>
              <text:p text:style-name="P1"><text:span text:style-name="T1">Flicker noise current derated two orders of magnitude from flatband specification.</text:span></text:p>
            </office:annotation>
            <text:p>200</text:p>
          </table:table-cell>
          <table:table-cell table:style-name="ce7" table:formula="of:=SQRT((([.G4]*10^-9)^2)+(([App.$B$3]*([.H4]*10^-12))^2)+((4*(1.38*10^-23)*[App.$E$3])*[App.$B$3]))*SQRT([App.$F$3])" office:value-type="float" office:value="0.000282843009081009">
            <text:p>2.83E-04</text:p>
          </table:table-cell>
          <table:table-cell table:style-name="ce8" table:formula="of:=SQRT((([.G4]*10^-9)^2)+(([App.$B$3]*([.H4]*10^-12))^2)+((4*(1.38*10^-23)*[App.$E$3])*[App.$B$3]))" office:value-type="float" office:value="0.000040000041946478">
            <text:p>4.00E-05</text:p>
          </table:table-cell>
          <table:table-cell table:number-columns-repeated="1014"/>
        </table:table-row>
        <table:table-row table:style-name="ro2">
          <table:table-cell office:value-type="string">
            <text:p>INA116</text:p>
          </table:table-cell>
          <table:table-cell office:value-type="string">
            <text:p>Instrumentation</text:p>
          </table:table-cell>
          <table:table-cell office:value-type="string">
            <text:p>BB/TI</text:p>
          </table:table-cell>
          <table:table-cell table:style-name="ce3" office:value-type="currency" office:currency="USD" office:value="9.45">
            <text:p>$9.45</text:p>
          </table:table-cell>
          <table:table-cell table:style-name="ce4" office:value-type="float" office:value="36">
            <text:p>36</text:p>
          </table:table-cell>
          <table:table-cell office:value-type="float" office:value="84">
            <text:p>84</text:p>
          </table:table-cell>
          <table:table-cell office:value-type="float" office:value="110">
            <text:p>110</text:p>
          </table:table-cell>
          <table:table-cell office:value-type="float" office:value="0.01">
            <office:annotation draw:style-name="gr3" draw:text-style-name="P1" svg:width="1.8575in" svg:height="0.7012in" svg:x="7.7669in" svg:y="0.5303in" draw:caption-point-x="-0.2181in" draw:caption-point-y="0.3811in">
              <dc:date>2012-10-11T00:00:00</dc:date>
              <text:p text:style-name="P1"><text:span text:style-name="T1">Extrapolated.</text:span></text:p>
              <text:p text:style-name="P1"><text:span text:style-name="T1">Flicker noise current derated two orders of magnitude from flatband specification.</text:span></text:p>
            </office:annotation>
            <text:p>0.01</text:p>
          </table:table-cell>
          <table:table-cell table:style-name="ce7" table:formula="of:=SQRT((([.G5]*10^-9)^2)+(([App.$B$3]*([.H5]*10^-12))^2)+((4*(1.38*10^-23)*[App.$E$3])*[App.$B$3]))*SQRT([App.$F$3])" office:value-type="float" office:value="0.000000875748822437119">
            <text:p>8.76E-07</text:p>
          </table:table-cell>
          <table:table-cell table:style-name="ce8" table:formula="of:=SQRT((([.G5]*10^-9)^2)+(([App.$B$3]*([.H5]*10^-12))^2)+((4*(1.38*10^-23)*[App.$E$3])*[App.$B$3]))" office:value-type="float" office:value="0.000000123849586192284">
            <text:p>1.24E-07</text:p>
          </table:table-cell>
          <table:table-cell table:number-columns-repeated="1014"/>
        </table:table-row>
        <table:table-row table:style-name="ro2">
          <table:table-cell office:value-type="string">
            <text:p>INA110</text:p>
          </table:table-cell>
          <table:table-cell office:value-type="string">
            <text:p>Instrumentation</text:p>
          </table:table-cell>
          <table:table-cell office:value-type="string">
            <text:p>BB/TI</text:p>
          </table:table-cell>
          <table:table-cell table:style-name="ce3" office:value-type="currency" office:currency="USD" office:value="13.85">
            <text:p>$13.85</text:p>
          </table:table-cell>
          <table:table-cell table:style-name="ce4" office:value-type="float" office:value="36">
            <text:p>36</text:p>
          </table:table-cell>
          <table:table-cell office:value-type="float" office:value="106">
            <text:p>106</text:p>
          </table:table-cell>
          <table:table-cell office:value-type="float" office:value="40">
            <text:p>40</text:p>
          </table:table-cell>
          <table:table-cell office:value-type="float" office:value="0.2">
            <office:annotation draw:style-name="gr3" draw:text-style-name="P1" svg:width="2.2197in" svg:height="0.7012in" svg:x="7.789in" svg:y="0.5409in" draw:caption-point-x="-0.2402in" draw:caption-point-y="0.5972in">
              <dc:date>2012-10-11T00:00:00</dc:date>
              <text:p text:style-name="P1"><text:span text:style-name="T1">Extrapolated.</text:span></text:p>
              <text:p text:style-name="P1"><text:span text:style-name="T1">Flicker noise current derated two orders of magnitude from flatband specification.</text:span></text:p>
            </office:annotation>
            <text:p>0.2</text:p>
          </table:table-cell>
          <table:table-cell table:style-name="ce7" table:formula="of:=SQRT((([.G6]*10^-9)^2)+(([App.$B$3]*([.H6]*10^-12))^2)+((4*(1.38*10^-23)*[App.$E$3])*[App.$B$3]))*SQRT([App.$F$3])" office:value-type="float" office:value="0.000000567217771230768">
            <text:p>5.67E-07</text:p>
          </table:table-cell>
          <table:table-cell table:style-name="ce8" table:formula="of:=SQRT((([.G6]*10^-9)^2)+(([App.$B$3]*([.H6]*10^-12))^2)+((4*(1.38*10^-23)*[App.$E$3])*[App.$B$3]))" office:value-type="float" office:value="0.0000000802167064893592">
            <text:p>8.02E-08</text:p>
          </table:table-cell>
          <table:table-cell table:number-columns-repeated="1014"/>
        </table:table-row>
        <table:table-row table:style-name="ro2">
          <table:table-cell office:value-type="string">
            <text:p>AD620</text:p>
          </table:table-cell>
          <table:table-cell office:value-type="string">
            <text:p>Instrumentation</text:p>
          </table:table-cell>
          <table:table-cell office:value-type="string">
            <text:p>Analog</text:p>
          </table:table-cell>
          <table:table-cell table:style-name="ce3" office:value-type="currency" office:currency="USD" office:value="8.03">
            <text:p>$8.03</text:p>
          </table:table-cell>
          <table:table-cell table:style-name="ce4" office:value-type="float" office:value="36">
            <text:p>36</text:p>
          </table:table-cell>
          <table:table-cell office:value-type="float" office:value="80">
            <text:p>80</text:p>
          </table:table-cell>
          <table:table-cell office:value-type="float" office:value="11">
            <text:p>11</text:p>
          </table:table-cell>
          <table:table-cell office:value-type="float" office:value="3">
            <office:annotation draw:style-name="gr1" draw:text-style-name="P1" svg:width="1.5169in" svg:height="0.5457in" svg:x="7.789in" svg:y="0.7685in" draw:caption-point-x="-0.2402in" draw:caption-point-y="0.5969in">
              <dc:date>2012-10-11T00:00:00</dc:date>
              <text:p text:style-name="P1"><text:span text:style-name="T1">Derived from 60pA across 0.1-10Hz and noise density formula.</text:span></text:p>
            </office:annotation>
            <text:p>3</text:p>
          </table:table-cell>
          <table:table-cell table:style-name="ce7" table:formula="of:=SQRT((([.G7]*10^-9)^2)+(([App.$B$3]*([.H7]*10^-12))^2)+((4*(1.38*10^-23)*[App.$E$3])*[App.$B$3]))*SQRT([App.$F$3])" office:value-type="float" office:value="0.00000426236859034974">
            <text:p>4.26E-06</text:p>
          </table:table-cell>
          <table:table-cell table:style-name="ce8" table:formula="of:=SQRT((([.G7]*10^-9)^2)+(([App.$B$3]*([.H7]*10^-12))^2)+((4*(1.38*10^-23)*[App.$E$3])*[App.$B$3]))" office:value-type="float" office:value="0.000000602789946830569">
            <text:p>6.03E-07</text:p>
          </table:table-cell>
          <table:table-cell table:number-columns-repeated="1014"/>
        </table:table-row>
        <table:table-row table:style-name="ro2">
          <table:table-cell office:value-type="string">
            <text:p>AD624</text:p>
          </table:table-cell>
          <table:table-cell office:value-type="string">
            <text:p>Instrumentation</text:p>
          </table:table-cell>
          <table:table-cell office:value-type="string">
            <text:p>Analog</text:p>
          </table:table-cell>
          <table:table-cell table:style-name="ce3" office:value-type="currency" office:currency="USD" office:value="29.45">
            <text:p>$29.45</text:p>
          </table:table-cell>
          <table:table-cell table:style-name="ce4" office:value-type="float" office:value="36">
            <text:p>36</text:p>
          </table:table-cell>
          <table:table-cell office:value-type="float" office:value="80">
            <text:p>80</text:p>
          </table:table-cell>
          <table:table-cell office:value-type="float" office:value="20">
            <office:annotation draw:style-name="gr2" draw:text-style-name="P1" svg:width="1.1413in" svg:height="0.7012in" svg:x="6.9in" svg:y="0.9949in" draw:caption-point-x="-0.2402in" draw:caption-point-y="0.5972in">
              <dc:date>2012-10-11T00:00:00</dc:date>
              <text:p text:style-name="P1"><text:span text:style-name="T1">Extrapolated from graph.</text:span></text:p>
              <text:p text:style-name="P1"><text:span text:style-name="T1">Datasheet is poor.</text:span></text:p>
            </office:annotation>
            <text:p>20</text:p>
          </table:table-cell>
          <table:table-cell office:value-type="float" office:value="19">
            <office:annotation draw:style-name="gr1" draw:text-style-name="P1" svg:width="1.6157in" svg:height="0.5457in" svg:x="7.789in" svg:y="0.9949in" draw:caption-point-x="-0.2402in" draw:caption-point-y="0.5972in">
              <dc:date>2012-10-11T00:00:00</dc:date>
              <text:p text:style-name="P1"><text:span text:style-name="T1">Derived from 60pA across 0.1-10Hz and noise density formula.</text:span></text:p>
            </office:annotation>
            <text:p>19</text:p>
          </table:table-cell>
          <table:table-cell table:style-name="ce7" table:formula="of:=SQRT((([.G8]*10^-9)^2)+(([App.$B$3]*([.H8]*10^-12))^2)+((4*(1.38*10^-23)*[App.$E$3])*[App.$B$3]))*SQRT([App.$F$3])" office:value-type="float" office:value="0.0000268734392290976">
            <text:p>2.69E-05</text:p>
          </table:table-cell>
          <table:table-cell table:style-name="ce8" table:formula="of:=SQRT((([.G8]*10^-9)^2)+(([App.$B$3]*([.H8]*10^-12))^2)+((4*(1.38*10^-23)*[App.$E$3])*[App.$B$3]))" office:value-type="float" office:value="0.00000380047822253989">
            <text:p>3.80E-06</text:p>
          </table:table-cell>
          <table:table-cell table:number-columns-repeated="1014"/>
        </table:table-row>
        <table:table-row table:style-name="ro2">
          <table:table-cell office:value-type="string">
            <office:annotation draw:style-name="gr2" draw:text-style-name="P1" svg:width="1.1413in" svg:height="0.2346in" svg:x="1.1252in" svg:y="1.2228in" draw:caption-point-x="-0.2402in" draw:caption-point-y="0.5965in">
              <dc:date>2012-10-11T00:00:00</dc:date>
              <text:p text:style-name="P1"><text:span text:style-name="T1">SpikerBox</text:span></text:p>
            </office:annotation>
            <text:p>AD623</text:p>
          </table:table-cell>
          <table:table-cell office:value-type="string">
            <text:p>Instrumentation</text:p>
          </table:table-cell>
          <table:table-cell office:value-type="string">
            <text:p>Analog</text:p>
          </table:table-cell>
          <table:table-cell table:style-name="ce3" office:value-type="currency" office:currency="USD" office:value="3.86">
            <text:p>$3.86</text:p>
          </table:table-cell>
          <table:table-cell table:style-name="ce4" office:value-type="float" office:value="12">
            <text:p>12</text:p>
          </table:table-cell>
          <table:table-cell office:value-type="float" office:value="90">
            <text:p>90</text:p>
          </table:table-cell>
          <table:table-cell office:value-type="float" office:value="60">
            <text:p>60</text:p>
          </table:table-cell>
          <table:table-cell office:value-type="float" office:value="0.47">
            <office:annotation draw:style-name="gr1" draw:text-style-name="P1" svg:width="1.7693in" svg:height="0.5457in" svg:x="7.789in" svg:y="1.2228in" draw:caption-point-x="-0.2402in" draw:caption-point-y="0.5965in">
              <dc:date>2012-10-11T00:00:00</dc:date>
              <text:p text:style-name="P1"><text:span text:style-name="T1">Derived from 60pA across 0.1-10Hz and noise density formula.</text:span></text:p>
            </office:annotation>
            <text:p>0.47</text:p>
          </table:table-cell>
          <table:table-cell table:style-name="ce7" table:formula="of:=SQRT((([.G9]*10^-9)^2)+(([App.$B$3]*([.H9]*10^-12))^2)+((4*(1.38*10^-23)*[App.$E$3])*[App.$B$3]))*SQRT([App.$F$3])" office:value-type="float" office:value="0.000000885175688775963">
            <text:p>8.85E-07</text:p>
          </table:table-cell>
          <table:table-cell table:style-name="ce8" table:formula="of:=SQRT((([.G9]*10^-9)^2)+(([App.$B$3]*([.H9]*10^-12))^2)+((4*(1.38*10^-23)*[App.$E$3])*[App.$B$3]))" office:value-type="float" office:value="0.000000125182746414991">
            <text:p>1.25E-07</text:p>
          </table:table-cell>
          <table:table-cell table:number-columns-repeated="1014"/>
        </table:table-row>
        <table:table-row table:style-name="ro2">
          <table:table-cell office:value-type="string">
            <text:p>LT1167</text:p>
          </table:table-cell>
          <table:table-cell office:value-type="string">
            <text:p>Instrumentation</text:p>
          </table:table-cell>
          <table:table-cell office:value-type="string">
            <text:p>LT</text:p>
          </table:table-cell>
          <table:table-cell table:style-name="ce3" office:value-type="currency" office:currency="USD" office:value="6.41">
            <text:p>$6.41</text:p>
          </table:table-cell>
          <table:table-cell table:style-name="ce4" office:value-type="float" office:value="40">
            <text:p>40</text:p>
          </table:table-cell>
          <table:table-cell office:value-type="float" office:value="90">
            <text:p>90</text:p>
          </table:table-cell>
          <table:table-cell office:value-type="float" office:value="12">
            <text:p>12</text:p>
          </table:table-cell>
          <table:table-cell office:value-type="float" office:value="0.124">
            <text:p>0.124</text:p>
          </table:table-cell>
          <table:table-cell table:style-name="ce7" table:formula="of:=SQRT((([.G10]*10^-9)^2)+(([App.$B$3]*([.H10]*10^-12))^2)+((4*(1.38*10^-23)*[App.$E$3])*[App.$B$3]))*SQRT([App.$F$3])" office:value-type="float" office:value="0.000000446864632746876">
            <text:p>4.47E-07</text:p>
          </table:table-cell>
          <table:table-cell table:style-name="ce8" table:formula="of:=SQRT((([.G10]*10^-9)^2)+(([App.$B$3]*([.H10]*10^-12))^2)+((4*(1.38*10^-23)*[App.$E$3])*[App.$B$3]))" office:value-type="float" office:value="0.0000000631962024175504">
            <text:p>6.32E-08</text:p>
          </table:table-cell>
          <table:table-cell table:number-columns-repeated="1014"/>
        </table:table-row>
        <table:table-row table:style-name="ro2">
          <table:table-cell office:value-type="string">
            <text:p>LT1168</text:p>
          </table:table-cell>
          <table:table-cell office:value-type="string">
            <text:p>Instrumentation</text:p>
          </table:table-cell>
          <table:table-cell office:value-type="string">
            <text:p>LT</text:p>
          </table:table-cell>
          <table:table-cell table:style-name="ce3" office:value-type="currency" office:currency="USD" office:value="7.66">
            <text:p>$7.66</text:p>
          </table:table-cell>
          <table:table-cell table:style-name="ce4" office:value-type="float" office:value="40">
            <text:p>40</text:p>
          </table:table-cell>
          <table:table-cell office:value-type="float" office:value="90">
            <text:p>90</text:p>
          </table:table-cell>
          <table:table-cell office:value-type="float" office:value="12">
            <text:p>12</text:p>
          </table:table-cell>
          <table:table-cell office:value-type="float" office:value="0.074">
            <text:p>0.074</text:p>
          </table:table-cell>
          <table:table-cell table:style-name="ce7" table:formula="of:=SQRT((([.G11]*10^-9)^2)+(([App.$B$3]*([.H11]*10^-12))^2)+((4*(1.38*10^-23)*[App.$E$3])*[App.$B$3]))*SQRT([App.$F$3])" office:value-type="float" office:value="0.000000424132054907431">
            <text:p>4.24E-07</text:p>
          </table:table-cell>
          <table:table-cell table:style-name="ce8" table:formula="of:=SQRT((([.G11]*10^-9)^2)+(([App.$B$3]*([.H11]*10^-12))^2)+((4*(1.38*10^-23)*[App.$E$3])*[App.$B$3]))" office:value-type="float" office:value="0.0000000599813304287259">
            <text:p>6.00E-08</text:p>
          </table:table-cell>
          <table:table-cell table:number-columns-repeated="1014"/>
        </table:table-row>
        <table:table-row table:style-name="ro2">
          <table:table-cell office:value-type="string">
            <text:p>LT1920</text:p>
          </table:table-cell>
          <table:table-cell office:value-type="string">
            <text:p>Instrumentation</text:p>
          </table:table-cell>
          <table:table-cell office:value-type="string">
            <text:p>LT</text:p>
          </table:table-cell>
          <table:table-cell table:style-name="ce3" office:value-type="currency" office:currency="USD" office:value="6.28">
            <text:p>$6.28</text:p>
          </table:table-cell>
          <table:table-cell table:style-name="ce4" office:value-type="float" office:value="40">
            <text:p>40</text:p>
          </table:table-cell>
          <table:table-cell office:value-type="float" office:value="75">
            <text:p>75</text:p>
          </table:table-cell>
          <table:table-cell office:value-type="float" office:value="12">
            <text:p>12</text:p>
          </table:table-cell>
          <table:table-cell office:value-type="float" office:value="0.124">
            <text:p>0.124</text:p>
          </table:table-cell>
          <table:table-cell table:style-name="ce7" table:formula="of:=SQRT((([.G12]*10^-9)^2)+(([App.$B$3]*([.H12]*10^-12))^2)+((4*(1.38*10^-23)*[App.$E$3])*[App.$B$3]))*SQRT([App.$F$3])" office:value-type="float" office:value="0.000000446864632746876">
            <text:p>4.47E-07</text:p>
          </table:table-cell>
          <table:table-cell table:style-name="ce8" table:formula="of:=SQRT((([.G12]*10^-9)^2)+(([App.$B$3]*([.H12]*10^-12))^2)+((4*(1.38*10^-23)*[App.$E$3])*[App.$B$3]))" office:value-type="float" office:value="0.0000000631962024175504">
            <text:p>6.32E-08</text:p>
          </table:table-cell>
          <table:table-cell table:number-columns-repeated="1014"/>
        </table:table-row>
        <table:table-row table:style-name="ro2">
          <table:table-cell office:value-type="string">
            <text:p>LME49990</text:p>
          </table:table-cell>
          <table:table-cell office:value-type="string">
            <text:p>Operational</text:p>
          </table:table-cell>
          <table:table-cell office:value-type="string">
            <text:p>TI/NS</text:p>
          </table:table-cell>
          <table:table-cell table:style-name="ce3" office:value-type="currency" office:currency="USD" office:value="3.22">
            <text:p>$3.22</text:p>
          </table:table-cell>
          <table:table-cell table:style-name="ce4" office:value-type="float" office:value="36">
            <text:p>36</text:p>
          </table:table-cell>
          <table:table-cell office:value-type="float" office:value="0">
            <text:p>0</text:p>
          </table:table-cell>
          <table:table-cell office:value-type="float" office:value="2">
            <text:p>2</text:p>
          </table:table-cell>
          <table:table-cell office:value-type="float" office:value="28">
            <office:annotation draw:style-name="gr3" draw:text-style-name="P1" svg:width="2.2276in" svg:height="0.7012in" svg:x="7.789in" svg:y="2.1307in" draw:caption-point-x="-0.2402in" draw:caption-point-y="0.5961in">
              <dc:date>2012-10-11T00:00:00</dc:date>
              <text:p text:style-name="P1"><text:span text:style-name="T1">Extrapolated.</text:span></text:p>
              <text:p text:style-name="P1"><text:span text:style-name="T1">Flicker noise current derated two orders of magnitude from flatband specification.</text:span></text:p>
            </office:annotation>
            <text:p>28</text:p>
          </table:table-cell>
          <table:table-cell table:style-name="ce7" table:formula="of:=SQRT((([.G13]*10^-9)^2)+(([App.$B$3]*([.H13]*10^-12))^2)+((4*(1.38*10^-23)*[App.$E$3])*[App.$B$3]))*SQRT([App.$F$3])" office:value-type="float" office:value="0.0000396000244444369">
            <text:p>3.96E-05</text:p>
          </table:table-cell>
          <table:table-cell table:style-name="ce8" table:formula="of:=SQRT((([.G13]*10^-9)^2)+(([App.$B$3]*([.H13]*10^-12))^2)+((4*(1.38*10^-23)*[App.$E$3])*[App.$B$3]))" office:value-type="float" office:value="0.00000560028916396288">
            <text:p>5.60E-06</text:p>
          </table:table-cell>
          <table:table-cell table:number-columns-repeated="1014"/>
        </table:table-row>
        <table:table-row table:style-name="ro2">
          <table:table-cell office:value-type="string">
            <text:p>OPA211</text:p>
          </table:table-cell>
          <table:table-cell office:value-type="string">
            <text:p>Operational</text:p>
          </table:table-cell>
          <table:table-cell office:value-type="string">
            <text:p>TI</text:p>
          </table:table-cell>
          <table:table-cell table:style-name="ce3" office:value-type="currency" office:currency="USD" office:value="3.88">
            <text:p>$3.88</text:p>
          </table:table-cell>
          <table:table-cell table:style-name="ce4" office:value-type="float" office:value="36">
            <text:p>36</text:p>
          </table:table-cell>
          <table:table-cell office:value-type="float" office:value="0">
            <text:p>0</text:p>
          </table:table-cell>
          <table:table-cell office:value-type="float" office:value="2">
            <text:p>2</text:p>
          </table:table-cell>
          <table:table-cell office:value-type="float" office:value="3.2">
            <text:p>3.2</text:p>
          </table:table-cell>
          <table:table-cell table:style-name="ce7" table:formula="of:=SQRT((([.G14]*10^-9)^2)+(([App.$B$3]*([.H14]*10^-12))^2)+((4*(1.38*10^-23)*[App.$E$3])*[App.$B$3]))*SQRT([App.$F$3])" office:value-type="float" office:value="0.0000045433397407634">
            <text:p>4.54E-06</text:p>
          </table:table-cell>
          <table:table-cell table:style-name="ce8" table:formula="of:=SQRT((([.G14]*10^-9)^2)+(([App.$B$3]*([.H14]*10^-12))^2)+((4*(1.38*10^-23)*[App.$E$3])*[App.$B$3]))" office:value-type="float" office:value="0.000000642525267985626">
            <text:p>6.43E-07</text:p>
          </table:table-cell>
          <table:table-cell table:number-columns-repeated="1014"/>
        </table:table-row>
        <table:table-row table:style-name="ro2">
          <table:table-cell office:value-type="string">
            <text:p>LMP7721</text:p>
          </table:table-cell>
          <table:table-cell office:value-type="string">
            <text:p>Operational</text:p>
          </table:table-cell>
          <table:table-cell office:value-type="string">
            <text:p>TI</text:p>
          </table:table-cell>
          <table:table-cell table:style-name="ce3" office:value-type="currency" office:currency="USD" office:value="10.57">
            <text:p>$10.57</text:p>
          </table:table-cell>
          <table:table-cell table:style-name="ce4" office:value-type="float" office:value="6">
            <text:p>6</text:p>
          </table:table-cell>
          <table:table-cell office:value-type="float" office:value="0">
            <text:p>0</text:p>
          </table:table-cell>
          <table:table-cell office:value-type="float" office:value="50">
            <text:p>50</text:p>
          </table:table-cell>
          <table:table-cell office:value-type="float" office:value="1">
            <text:p>1</text:p>
          </table:table-cell>
          <table:table-cell table:style-name="ce7" table:formula="of:=SQRT((([.G15]*10^-9)^2)+(([App.$B$3]*([.H15]*10^-12))^2)+((4*(1.38*10^-23)*[App.$E$3])*[App.$B$3]))*SQRT([App.$F$3])" office:value-type="float" office:value="0.00000151219575452386">
            <text:p>1.51E-06</text:p>
          </table:table-cell>
          <table:table-cell table:style-name="ce8" table:formula="of:=SQRT((([.G15]*10^-9)^2)+(([App.$B$3]*([.H15]*10^-12))^2)+((4*(1.38*10^-23)*[App.$E$3])*[App.$B$3]))" office:value-type="float" office:value="0.000000213856774501066">
            <text:p>2.14E-07</text:p>
          </table:table-cell>
          <table:table-cell table:number-columns-repeated="1014"/>
        </table:table-row>
        <table:table-row table:style-name="ro2">
          <table:table-cell office:value-type="string">
            <text:p>LMV791</text:p>
          </table:table-cell>
          <table:table-cell office:value-type="string">
            <text:p>Operational</text:p>
          </table:table-cell>
          <table:table-cell office:value-type="string">
            <text:p>TI/NS</text:p>
          </table:table-cell>
          <table:table-cell table:style-name="ce3" office:value-type="currency" office:currency="USD" office:value="1.55">
            <text:p>$1.55</text:p>
          </table:table-cell>
          <table:table-cell table:style-name="ce4" office:value-type="float" office:value="6">
            <text:p>6</text:p>
          </table:table-cell>
          <table:table-cell office:value-type="float" office:value="0">
            <text:p>0</text:p>
          </table:table-cell>
          <table:table-cell office:value-type="float" office:value="12">
            <text:p>12</text:p>
          </table:table-cell>
          <table:table-cell office:value-type="float" office:value="1">
            <office:annotation draw:style-name="gr3" draw:text-style-name="P1" svg:width="1.9094in" svg:height="0.7012in" svg:x="7.789in" svg:y="2.8114in" draw:caption-point-x="-0.2402in" draw:caption-point-y="0.5961in">
              <dc:date>2012-10-11T00:00:00</dc:date>
              <text:p text:style-name="P1"><text:span text:style-name="T1">Extrapolated.</text:span></text:p>
              <text:p text:style-name="P1"><text:span text:style-name="T1">Flicker noise current derated two orders of magnitude from flatband specification.</text:span></text:p>
            </office:annotation>
            <text:p>1</text:p>
          </table:table-cell>
          <table:table-cell table:style-name="ce7" table:formula="of:=SQRT((([.G16]*10^-9)^2)+(([App.$B$3]*([.H16]*10^-12))^2)+((4*(1.38*10^-23)*[App.$E$3])*[App.$B$3]))*SQRT([App.$F$3])" office:value-type="float" office:value="0.00000147273079685325">
            <text:p>1.47E-06</text:p>
          </table:table-cell>
          <table:table-cell table:style-name="ce8" table:formula="of:=SQRT((([.G16]*10^-9)^2)+(([App.$B$3]*([.H16]*10^-12))^2)+((4*(1.38*10^-23)*[App.$E$3])*[App.$B$3]))" office:value-type="float" office:value="0.00000020827558666344">
            <text:p>2.08E-07</text:p>
          </table:table-cell>
          <table:table-cell table:number-columns-repeated="1014"/>
        </table:table-row>
        <table:table-row table:style-name="ro2">
          <table:table-cell office:value-type="string">
            <text:p>OPA376</text:p>
          </table:table-cell>
          <table:table-cell office:value-type="string">
            <text:p>Operational</text:p>
          </table:table-cell>
          <table:table-cell office:value-type="string">
            <text:p>TI</text:p>
          </table:table-cell>
          <table:table-cell table:style-name="ce3" office:value-type="currency" office:currency="USD" office:value="1.46">
            <text:p>$1.46</text:p>
          </table:table-cell>
          <table:table-cell table:style-name="ce4" office:value-type="float" office:value="7">
            <text:p>7</text:p>
          </table:table-cell>
          <table:table-cell office:value-type="float" office:value="0">
            <text:p>0</text:p>
          </table:table-cell>
          <table:table-cell office:value-type="float" office:value="12">
            <text:p>12</text:p>
          </table:table-cell>
          <table:table-cell office:value-type="float" office:value="0.2">
            <office:annotation draw:style-name="gr4" draw:text-style-name="P1" svg:width="1.6524in" svg:height="0.8567in" svg:x="7.789in" svg:y="3.039in" draw:caption-point-x="-0.2402in" draw:caption-point-y="0.5957in">
              <dc:date>2012-10-11T00:00:00</dc:date>
              <text:p text:style-name="P1"><text:span text:style-name="T1">Extrapolated.</text:span></text:p>
              <text:p text:style-name="P1"><text:span text:style-name="T1">Flicker noise current derated two orders of magnitude from flatband specification.</text:span></text:p>
            </office:annotation>
            <text:p>0.2</text:p>
          </table:table-cell>
          <table:table-cell table:style-name="ce7" table:formula="of:=SQRT((([.G17]*10^-9)^2)+(([App.$B$3]*([.H17]*10^-12))^2)+((4*(1.38*10^-23)*[App.$E$3])*[App.$B$3]))*SQRT([App.$F$3])" office:value-type="float" office:value="0.000000498934865488473">
            <text:p>4.99E-07</text:p>
          </table:table-cell>
          <table:table-cell table:style-name="ce8" table:formula="of:=SQRT((([.G17]*10^-9)^2)+(([App.$B$3]*([.H17]*10^-12))^2)+((4*(1.38*10^-23)*[App.$E$3])*[App.$B$3]))" office:value-type="float" office:value="0.0000000705600453514594">
            <text:p>7.06E-08</text:p>
          </table:table-cell>
          <table:table-cell table:number-columns-repeated="1014"/>
        </table:table-row>
        <table:table-row table:style-name="ro2">
          <table:table-cell office:value-type="string">
            <text:p>OPA121</text:p>
          </table:table-cell>
          <table:table-cell office:value-type="string">
            <text:p>Operational</text:p>
          </table:table-cell>
          <table:table-cell office:value-type="string">
            <text:p>TI/BB</text:p>
          </table:table-cell>
          <table:table-cell table:style-name="ce3" office:value-type="currency" office:currency="USD" office:value="12.06">
            <text:p>$12.06</text:p>
          </table:table-cell>
          <table:table-cell table:style-name="ce4" office:value-type="float" office:value="36">
            <text:p>36</text:p>
          </table:table-cell>
          <table:table-cell office:value-type="float" office:value="0">
            <text:p>0</text:p>
          </table:table-cell>
          <table:table-cell office:value-type="float" office:value="40">
            <text:p>40</text:p>
          </table:table-cell>
          <table:table-cell office:value-type="float" office:value="0.002">
            <text:p>0.002</text:p>
          </table:table-cell>
          <table:table-cell table:style-name="ce7" table:formula="of:=SQRT((([.G18]*10^-9)^2)+(([App.$B$3]*([.H18]*10^-12))^2)+((4*(1.38*10^-23)*[App.$E$3])*[App.$B$3]))*SQRT([App.$F$3])" office:value-type="float" office:value="0.000000491674689200085">
            <text:p>4.92E-07</text:p>
          </table:table-cell>
          <table:table-cell table:style-name="ce8" table:formula="of:=SQRT((([.G18]*10^-9)^2)+(([App.$B$3]*([.H18]*10^-12))^2)+((4*(1.38*10^-23)*[App.$E$3])*[App.$B$3]))" office:value-type="float" office:value="0.0000000695333013742336">
            <text:p>6.95E-08</text:p>
          </table:table-cell>
          <table:table-cell table:number-columns-repeated="1014"/>
        </table:table-row>
        <table:table-row table:style-name="ro2">
          <table:table-cell office:value-type="string">
            <text:p>OPA376</text:p>
          </table:table-cell>
          <table:table-cell office:value-type="string">
            <text:p>Operational</text:p>
          </table:table-cell>
          <table:table-cell office:value-type="string">
            <text:p>TI</text:p>
          </table:table-cell>
          <table:table-cell table:style-name="ce3" office:value-type="currency" office:currency="USD" office:value="1.46">
            <text:p>$1.46</text:p>
          </table:table-cell>
          <table:table-cell table:style-name="ce4" office:value-type="float" office:value="7">
            <text:p>7</text:p>
          </table:table-cell>
          <table:table-cell office:value-type="float" office:value="0">
            <text:p>0</text:p>
          </table:table-cell>
          <table:table-cell office:value-type="float" office:value="11">
            <text:p>11</text:p>
          </table:table-cell>
          <table:table-cell office:value-type="float" office:value="0.2">
            <office:annotation draw:style-name="gr4" draw:text-style-name="P1" svg:width="1.6524in" svg:height="0.8567in" svg:x="7.789in" svg:y="3.4929in" draw:caption-point-x="-0.2402in" draw:caption-point-y="0.5957in">
              <dc:date>2012-10-11T00:00:00</dc:date>
              <text:p text:style-name="P1"><text:span text:style-name="T1">Extrapolated.</text:span></text:p>
              <text:p text:style-name="P1"><text:span text:style-name="T1">Flicker noise current derated two orders of magnitude from flatband specification.</text:span></text:p>
            </office:annotation>
            <text:p>0.2</text:p>
          </table:table-cell>
          <table:table-cell table:style-name="ce7" table:formula="of:=SQRT((([.G19]*10^-9)^2)+(([App.$B$3]*([.H19]*10^-12))^2)+((4*(1.38*10^-23)*[App.$E$3])*[App.$B$3]))*SQRT([App.$F$3])" office:value-type="float" office:value="0.00000049778107637796">
            <text:p>4.98E-07</text:p>
          </table:table-cell>
          <table:table-cell table:style-name="ce8" table:formula="of:=SQRT((([.G19]*10^-9)^2)+(([App.$B$3]*([.H19]*10^-12))^2)+((4*(1.38*10^-23)*[App.$E$3])*[App.$B$3]))" office:value-type="float" office:value="0.0000000703968749306388">
            <text:p>7.04E-08</text:p>
          </table:table-cell>
          <table:table-cell table:number-columns-repeated="1014"/>
        </table:table-row>
        <table:table-row table:style-name="ro2">
          <table:table-cell office:value-type="string">
            <text:p>LMC6001</text:p>
          </table:table-cell>
          <table:table-cell office:value-type="string">
            <text:p>Operational</text:p>
          </table:table-cell>
          <table:table-cell office:value-type="string">
            <text:p>TI/NS</text:p>
          </table:table-cell>
          <table:table-cell table:style-name="ce3" office:value-type="currency" office:currency="USD" office:value="12.3">
            <text:p>$12.30</text:p>
          </table:table-cell>
          <table:table-cell table:style-name="ce4" office:value-type="float" office:value="16">
            <text:p>16</text:p>
          </table:table-cell>
          <table:table-cell office:value-type="float" office:value="0">
            <text:p>0</text:p>
          </table:table-cell>
          <table:table-cell office:value-type="float" office:value="95">
            <text:p>95</text:p>
          </table:table-cell>
          <table:table-cell office:value-type="float" office:value="0.13">
            <office:annotation draw:style-name="gr4" draw:text-style-name="P1" svg:width="1.6524in" svg:height="0.8567in" svg:x="7.789in" svg:y="3.7197in" draw:caption-point-x="-0.2402in" draw:caption-point-y="0.5957in">
              <dc:date>2012-10-11T00:00:00</dc:date>
              <text:p text:style-name="P1"><text:span text:style-name="T1">Extrapolated.</text:span></text:p>
              <text:p text:style-name="P1"><text:span text:style-name="T1">Flicker noise current derated two orders of magnitude from flatband specification.</text:span></text:p>
            </office:annotation>
            <text:p>0.13</text:p>
          </table:table-cell>
          <table:table-cell table:style-name="ce7" table:formula="of:=SQRT((([.G20]*10^-9)^2)+(([App.$B$3]*([.H20]*10^-12))^2)+((4*(1.38*10^-23)*[App.$E$3])*[App.$B$3]))*SQRT([App.$F$3])" office:value-type="float" office:value="0.000000804230066585427">
            <text:p>8.04E-07</text:p>
          </table:table-cell>
          <table:table-cell table:style-name="ce8" table:formula="of:=SQRT((([.G20]*10^-9)^2)+(([App.$B$3]*([.H20]*10^-12))^2)+((4*(1.38*10^-23)*[App.$E$3])*[App.$B$3]))" office:value-type="float" office:value="0.000000113735306743333">
            <text:p>1.14E-07</text:p>
          </table:table-cell>
          <table:table-cell table:number-columns-repeated="1014"/>
        </table:table-row>
        <table:table-row table:style-name="ro2">
          <table:table-cell office:value-type="string">
            <text:p>LTC6240</text:p>
          </table:table-cell>
          <table:table-cell office:value-type="string">
            <text:p>Operational</text:p>
          </table:table-cell>
          <table:table-cell office:value-type="string">
            <text:p>LT</text:p>
          </table:table-cell>
          <table:table-cell table:style-name="ce3" office:value-type="currency" office:currency="USD" office:value="1.76">
            <text:p>$1.76</text:p>
          </table:table-cell>
          <table:table-cell table:style-name="ce4" office:value-type="float" office:value="7">
            <text:p>7</text:p>
          </table:table-cell>
          <table:table-cell office:value-type="float" office:value="0">
            <text:p>0</text:p>
          </table:table-cell>
          <table:table-cell office:value-type="float" office:value="15">
            <text:p>15</text:p>
          </table:table-cell>
          <table:table-cell office:value-type="float" office:value="0.001">
            <office:annotation draw:style-name="gr2" draw:text-style-name="P1" svg:width="1.1413in" svg:height="0.5457in" svg:x="7.789in" svg:y="3.9465in" draw:caption-point-x="-0.2402in" draw:caption-point-y="0.5957in">
              <dc:date>2012-10-11T00:00:00</dc:date>
              <text:p text:style-name="P1"><text:span text:style-name="T1">Extrapolated from datasheet graph trend.</text:span></text:p>
            </office:annotation>
            <text:p>0.001</text:p>
          </table:table-cell>
          <table:table-cell table:style-name="ce7" table:formula="of:=SQRT((([.G21]*10^-9)^2)+(([App.$B$3]*([.H21]*10^-12))^2)+((4*(1.38*10^-23)*[App.$E$3])*[App.$B$3]))*SQRT([App.$F$3])" office:value-type="float" office:value="0.000000415918261200443">
            <text:p>4.16E-07</text:p>
          </table:table-cell>
          <table:table-cell table:style-name="ce8" table:formula="of:=SQRT((([.G21]*10^-9)^2)+(([App.$B$3]*([.H21]*10^-12))^2)+((4*(1.38*10^-23)*[App.$E$3])*[App.$B$3]))" office:value-type="float" office:value="0.0000000588197245828302">
            <text:p>5.88E-08</text:p>
          </table:table-cell>
          <table:table-cell table:number-columns-repeated="1014"/>
        </table:table-row>
        <table:table-row table:style-name="ro2">
          <table:table-cell office:value-type="string">
            <text:p>LT1124</text:p>
          </table:table-cell>
          <table:table-cell office:value-type="string">
            <text:p>Operational</text:p>
          </table:table-cell>
          <table:table-cell office:value-type="string">
            <text:p>LT</text:p>
          </table:table-cell>
          <table:table-cell table:style-name="ce3" office:value-type="currency" office:currency="USD" office:value="7.04">
            <text:p>$7.04</text:p>
          </table:table-cell>
          <table:table-cell table:style-name="ce4" office:value-type="float" office:value="44">
            <text:p>44</text:p>
          </table:table-cell>
          <table:table-cell office:value-type="float" office:value="0">
            <text:p>0</text:p>
          </table:table-cell>
          <table:table-cell office:value-type="float" office:value="6">
            <text:p>6</text:p>
          </table:table-cell>
          <table:table-cell office:value-type="float" office:value="4">
            <text:p>4</text:p>
          </table:table-cell>
          <table:table-cell table:style-name="ce7" table:formula="of:=SQRT((([.G22]*10^-9)^2)+(([App.$B$3]*([.H22]*10^-12))^2)+((4*(1.38*10^-23)*[App.$E$3])*[App.$B$3]))*SQRT([App.$F$3])" office:value-type="float" office:value="0.00000567129050569621">
            <text:p>5.67E-06</text:p>
          </table:table-cell>
          <table:table-cell table:style-name="ce8" table:formula="of:=SQRT((([.G22]*10^-9)^2)+(([App.$B$3]*([.H22]*10^-12))^2)+((4*(1.38*10^-23)*[App.$E$3])*[App.$B$3]))" office:value-type="float" office:value="0.000000802041594931335">
            <text:p>8.02E-07</text:p>
          </table:table-cell>
          <table:table-cell table:number-columns-repeated="1014"/>
        </table:table-row>
        <table:table-row table:style-name="ro2">
          <table:table-cell office:value-type="string">
            <text:p>LT1128</text:p>
          </table:table-cell>
          <table:table-cell office:value-type="string">
            <text:p>Operational</text:p>
          </table:table-cell>
          <table:table-cell office:value-type="string">
            <text:p>LT</text:p>
          </table:table-cell>
          <table:table-cell table:style-name="ce3" office:value-type="currency" office:currency="USD" office:value="9.55">
            <text:p>$9.55</text:p>
          </table:table-cell>
          <table:table-cell table:style-name="ce4" office:value-type="float" office:value="44">
            <text:p>44</text:p>
          </table:table-cell>
          <table:table-cell office:value-type="float" office:value="0">
            <text:p>0</text:p>
          </table:table-cell>
          <table:table-cell office:value-type="float" office:value="1.9">
            <text:p>1.9</text:p>
          </table:table-cell>
          <table:table-cell office:value-type="float" office:value="12">
            <text:p>12</text:p>
          </table:table-cell>
          <table:table-cell table:style-name="ce7" table:formula="of:=SQRT((([.G23]*10^-9)^2)+(([App.$B$3]*([.H23]*10^-12))^2)+((4*(1.38*10^-23)*[App.$E$3])*[App.$B$3]))*SQRT([App.$F$3])" office:value-type="float" office:value="0.000016975332588789">
            <text:p>1.70E-05</text:p>
          </table:table-cell>
          <table:table-cell table:style-name="ce8" table:formula="of:=SQRT((([.G23]*10^-9)^2)+(([App.$B$3]*([.H23]*10^-12))^2)+((4*(1.38*10^-23)*[App.$E$3])*[App.$B$3]))" office:value-type="float" office:value="0.00000240067455728593">
            <text:p>2.40E-06</text:p>
          </table:table-cell>
          <table:table-cell table:number-columns-repeated="1014"/>
        </table:table-row>
        <table:table-row table:style-name="ro2">
          <table:table-cell office:value-type="string">
            <text:p>MAX4475</text:p>
          </table:table-cell>
          <table:table-cell office:value-type="string">
            <text:p>Operational</text:p>
          </table:table-cell>
          <table:table-cell office:value-type="string">
            <text:p>Maxim</text:p>
          </table:table-cell>
          <table:table-cell table:style-name="ce3" office:value-type="currency" office:currency="USD" office:value="1.79">
            <text:p>$1.79</text:p>
          </table:table-cell>
          <table:table-cell table:style-name="ce4" office:value-type="float" office:value="6">
            <text:p>6</text:p>
          </table:table-cell>
          <table:table-cell office:value-type="float" office:value="0">
            <text:p>0</text:p>
          </table:table-cell>
          <table:table-cell office:value-type="float" office:value="23">
            <text:p>23</text:p>
          </table:table-cell>
          <table:table-cell office:value-type="float" office:value="0.05">
            <office:annotation draw:style-name="gr4" draw:text-style-name="P1" svg:width="1.6524in" svg:height="0.8567in" svg:x="7.789in" svg:y="4.6276in" draw:caption-point-x="-0.2402in" draw:caption-point-y="0.5957in">
              <dc:date>2012-10-11T00:00:00</dc:date>
              <text:p text:style-name="P1"><text:span text:style-name="T1">Extrapolated.</text:span></text:p>
              <text:p text:style-name="P1"><text:span text:style-name="T1">Flicker noise current derated two orders of magnitude from flatband specification.</text:span></text:p>
            </office:annotation>
            <text:p>0.05</text:p>
          </table:table-cell>
          <table:table-cell table:style-name="ce7" table:formula="of:=SQRT((([.G24]*10^-9)^2)+(([App.$B$3]*([.H24]*10^-12))^2)+((4*(1.38*10^-23)*[App.$E$3])*[App.$B$3]))*SQRT([App.$F$3])" office:value-type="float" office:value="0.00000043952929367677">
            <text:p>4.40E-07</text:p>
          </table:table-cell>
          <table:table-cell table:style-name="ce8" table:formula="of:=SQRT((([.G24]*10^-9)^2)+(([App.$B$3]*([.H24]*10^-12))^2)+((4*(1.38*10^-23)*[App.$E$3])*[App.$B$3]))" office:value-type="float" office:value="0.0000000621588288177955">
            <text:p>6.22E-08</text:p>
          </table:table-cell>
          <table:table-cell table:number-columns-repeated="1014"/>
        </table:table-row>
        <table:table-row table:style-name="ro2">
          <table:table-cell office:value-type="string">
            <text:p>MAX9632</text:p>
          </table:table-cell>
          <table:table-cell office:value-type="string">
            <text:p>Operational</text:p>
          </table:table-cell>
          <table:table-cell office:value-type="string">
            <text:p>Maxim</text:p>
          </table:table-cell>
          <table:table-cell table:style-name="ce3" office:value-type="currency" office:currency="USD" office:value="9.12">
            <text:p>$9.12</text:p>
          </table:table-cell>
          <table:table-cell table:style-name="ce4" office:value-type="float" office:value="40">
            <text:p>40</text:p>
          </table:table-cell>
          <table:table-cell office:value-type="float" office:value="0">
            <text:p>0</text:p>
          </table:table-cell>
          <table:table-cell office:value-type="float" office:value="2">
            <text:p>2</text:p>
          </table:table-cell>
          <table:table-cell office:value-type="float" office:value="375">
            <office:annotation draw:style-name="gr4" draw:text-style-name="P1" svg:width="1.6524in" svg:height="0.8567in" svg:x="7.789in" svg:y="4.8543in" draw:caption-point-x="-0.2402in" draw:caption-point-y="0.5957in">
              <dc:date>2012-10-11T00:00:00</dc:date>
              <text:p text:style-name="P1"><text:span text:style-name="T1">Extrapolated.</text:span></text:p>
              <text:p text:style-name="P1"><text:span text:style-name="T1">Flicker noise current derated two orders of magnitude from flatband specification.</text:span></text:p>
            </office:annotation>
            <text:p>375</text:p>
          </table:table-cell>
          <table:table-cell table:style-name="ce7" table:formula="of:=SQRT((([.G25]*10^-9)^2)+(([App.$B$3]*([.H25]*10^-12))^2)+((4*(1.38*10^-23)*[App.$E$3])*[App.$B$3]))*SQRT([App.$F$3])" office:value-type="float" office:value="0.000530330238564614">
            <text:p>5.30E-04</text:p>
          </table:table-cell>
          <table:table-cell table:style-name="ce8" table:formula="of:=SQRT((([.G25]*10^-9)^2)+(([App.$B$3]*([.H25]*10^-12))^2)+((4*(1.38*10^-23)*[App.$E$3])*[App.$B$3]))" office:value-type="float" office:value="0.0000750000215914636">
            <text:p>7.50E-05</text:p>
          </table:table-cell>
          <table:table-cell table:number-columns-repeated="1014"/>
        </table:table-row>
        <table:table-row table:style-name="ro2">
          <table:table-cell office:value-type="string">
            <text:p>AD743</text:p>
          </table:table-cell>
          <table:table-cell office:value-type="string">
            <text:p>Operational</text:p>
          </table:table-cell>
          <table:table-cell office:value-type="string">
            <text:p>Analog</text:p>
          </table:table-cell>
          <table:table-cell table:style-name="ce3" office:value-type="currency" office:currency="USD" office:value="10.34">
            <text:p>$10.34</text:p>
          </table:table-cell>
          <table:table-cell table:style-name="ce4" office:value-type="float" office:value="36">
            <text:p>36</text:p>
          </table:table-cell>
          <table:table-cell office:value-type="float" office:value="0">
            <text:p>0</text:p>
          </table:table-cell>
          <table:table-cell office:value-type="float" office:value="4">
            <text:p>4</text:p>
          </table:table-cell>
          <table:table-cell office:value-type="float" office:value="0.03">
            <text:p>0.03</text:p>
          </table:table-cell>
          <table:table-cell table:style-name="ce7" table:formula="of:=SQRT((([.G26]*10^-9)^2)+(([App.$B$3]*([.H26]*10^-12))^2)+((4*(1.38*10^-23)*[App.$E$3])*[App.$B$3]))*SQRT([App.$F$3])" office:value-type="float" office:value="0.000000405383768791993">
            <text:p>4.05E-07</text:p>
          </table:table-cell>
          <table:table-cell table:style-name="ce8" table:formula="of:=SQRT((([.G26]*10^-9)^2)+(([App.$B$3]*([.H26]*10^-12))^2)+((4*(1.38*10^-23)*[App.$E$3])*[App.$B$3]))" office:value-type="float" office:value="0.0000000573299223791556">
            <text:p>5.73E-08</text:p>
          </table:table-cell>
          <table:table-cell table:number-columns-repeated="1014"/>
        </table:table-row>
        <table:table-row table:style-name="ro3">
          <table:table-cell table:style-name="Default" table:number-columns-repeated="1024"/>
        </table:table-row>
        <table:table-row table:style-name="ro2" table:number-rows-repeated="1048548">
          <table:table-cell table:number-columns-repeated="1024"/>
        </table:table-row>
        <table:table-row table:style-name="ro2">
          <table:table-cell table:number-columns-repeated="1024"/>
        </table:table-row>
      </table:table>
      <table:table table:name="Tolerance" table:style-name="ta1" table:print="false">
        <table:table-column table:style-name="co1" table:number-columns-repeated="9" table:default-cell-style-name="ce2"/>
        <table:table-column table:style-name="co1" table:default-cell-style-name="Default"/>
        <table:table-column table:style-name="co1" table:number-columns-repeated="2" table:default-cell-style-name="ce2"/>
        <table:table-column table:style-name="co3" table:default-cell-style-name="ce2"/>
        <table:table-column table:style-name="co1" table:number-columns-repeated="4" table:default-cell-style-name="ce2"/>
        <table:table-column table:style-name="co3" table:default-cell-style-name="ce2"/>
        <table:table-column table:style-name="co1" table:number-columns-repeated="1006" table:default-cell-style-name="ce2"/>
        <table:table-row table:style-name="ro2">
          <table:table-cell>
            <draw:frame table:end-cell-address="Tolerance.H17" table:end-x="0.2803in" table:end-y="0.0008in" draw:z-index="1" draw:style-name="gr5" svg:width="6.2949in" svg:height="3.5445in" svg:x="0.2083in" svg:y="0.1079in">
              <draw:object draw:notify-on-update-of-ranges="Tolerance.K2:Tolerance.K102 Tolerance.M1:Tolerance.M1 Tolerance.M2:Tolerance.M102 Tolerance.K2:Tolerance.K102 Tolerance.N1:Tolerance.N1 Tolerance.N2:Tolerance.N102" xlink:href="./Object 2" xlink:type="simple" xlink:show="embed" xlink:actuate="onLoad"/>
              <draw:image xlink:href="./ObjectReplacements/Object 2" xlink:type="simple" xlink:show="embed" xlink:actuate="onLoad"/>
            </draw:frame>
          </table:table-cell>
          <table:table-cell table:number-columns-repeated="9"/>
          <table:table-cell table:style-name="ce5" office:value-type="string">
            <text:p>nV/√(Hz)</text:p>
          </table:table-cell>
          <table:table-cell table:style-name="ce5" office:value-type="string">
            <text:p>pA/√(Hz)</text:p>
          </table:table-cell>
          <table:table-cell table:style-name="ce6" office:value-type="string">
            <text:p>Vn@Ω@bw</text:p>
          </table:table-cell>
          <table:table-cell table:style-name="ce5" office:value-type="string">
            <text:p>NoiseMax</text:p>
          </table:table-cell>
          <table:table-cell/>
          <table:table-cell table:style-name="ce5" office:value-type="string">
            <text:p>nV/√(Hz)</text:p>
          </table:table-cell>
          <table:table-cell table:style-name="ce5" office:value-type="string">
            <text:p>pA/√(Hz)</text:p>
          </table:table-cell>
          <table:table-cell table:style-name="ce6" office:value-type="string">
            <text:p>Vn@Ω@bw</text:p>
          </table:table-cell>
          <table:table-cell table:style-name="ce5" office:value-type="string">
            <text:p>NoiseMax</text:p>
          </table:table-cell>
          <table:table-cell table:number-columns-repeated="1005"/>
        </table:table-row>
        <table:table-row table:style-name="ro5">
          <table:table-cell table:number-columns-repeated="10"/>
          <table:table-cell table:style-name="ce9" office:value-type="float" office:value="0">
            <text:p>0</text:p>
          </table:table-cell>
          <table:table-cell table:style-name="ce12" office:value-type="float" office:value="0">
            <text:p>0</text:p>
          </table:table-cell>
          <table:table-cell table:style-name="ce13" table:formula="of:=SQRT((([.K2]*10^-9)^2)+(([App.$B$3]*([.L2]*10^-12))^2)+((4*(1.38*10^-23)*[App.$E$3])*[App.$B$3]))*SQRT([App.$F$3])" office:value-type="float" office:value="0.000000402164145592319">
            <text:p>4.02E-07</text:p>
          </table:table-cell>
          <table:table-cell table:style-name="ce14" table:formula="of:=[App.$A$3]*(10^-6)" office:value-type="float" office:value="0.000001">
            <text:p>1.00E-06</text:p>
          </table:table-cell>
          <table:table-cell/>
          <table:table-cell table:style-name="ce12" office:value-type="float" office:value="0">
            <text:p>0</text:p>
          </table:table-cell>
          <table:table-cell table:style-name="ce15" office:value-type="float" office:value="0">
            <text:p>0</text:p>
          </table:table-cell>
          <table:table-cell table:style-name="ce13" table:formula="of:=SQRT((([.P2]*10^-9)^2)+(([App.$B$3]*([.Q2]*10^-12))^2)+((4*(1.38*10^-23)*[App.$E$3])*[App.$B$3]))*SQRT([App.$F$3])" office:value-type="float" office:value="0.000000402164145592319">
            <text:p>4.02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5">
            <text:p>1.5</text:p>
          </table:table-cell>
          <table:table-cell table:style-name="ce12" table:formula="of:=[.L2]" office:value-type="float" office:value="0">
            <text:p>0</text:p>
          </table:table-cell>
          <table:table-cell table:style-name="ce13" table:formula="of:=SQRT((([.K3]*10^-9)^2)+(([App.$B$3]*([.L3]*10^-12))^2)+((4*(1.38*10^-23)*[App.$E$3])*[App.$B$3]))*SQRT([App.$F$3])" office:value-type="float" office:value="0.000000402303989540248">
            <text:p>4.02E-07</text:p>
          </table:table-cell>
          <table:table-cell table:style-name="ce14" table:formula="of:=[App.$A$3]*(10^-6)" office:value-type="float" office:value="0.000001">
            <text:p>1.00E-06</text:p>
          </table:table-cell>
          <table:table-cell/>
          <table:table-cell table:style-name="ce12" table:formula="of:=[.P2]" office:value-type="float" office:value="0">
            <text:p>0</text:p>
          </table:table-cell>
          <table:table-cell table:style-name="ce10" table:formula="of:=ROUND((ROW()-2)*(([.Q$102]-[.Q$2])/100);2)" office:value-type="float" office:value="0.01">
            <text:p>0.01</text:p>
          </table:table-cell>
          <table:table-cell table:style-name="ce13" table:formula="of:=SQRT((([.P3]*10^-9)^2)+(([App.$B$3]*([.Q3]*10^-12))^2)+((4*(1.38*10^-23)*[App.$E$3])*[App.$B$3]))*SQRT([App.$F$3])" office:value-type="float" office:value="0.000000402412723456901">
            <text:p>4.02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
            <text:p>3</text:p>
          </table:table-cell>
          <table:table-cell table:style-name="ce12" table:formula="of:=[.L3]" office:value-type="float" office:value="0">
            <text:p>0</text:p>
          </table:table-cell>
          <table:table-cell table:style-name="ce13" table:formula="of:=SQRT((([.K4]*10^-9)^2)+(([App.$B$3]*([.L4]*10^-12))^2)+((4*(1.38*10^-23)*[App.$E$3])*[App.$B$3]))*SQRT([App.$F$3])" office:value-type="float" office:value="0.000000402723230022804">
            <text:p>4.03E-07</text:p>
          </table:table-cell>
          <table:table-cell table:style-name="ce14" table:formula="of:=[App.$A$3]*(10^-6)" office:value-type="float" office:value="0.000001">
            <text:p>1.00E-06</text:p>
          </table:table-cell>
          <table:table-cell/>
          <table:table-cell table:style-name="ce12" table:formula="of:=[.P3]" office:value-type="float" office:value="0">
            <text:p>0</text:p>
          </table:table-cell>
          <table:table-cell table:style-name="ce10" table:formula="of:=ROUND((ROW()-2)*(([.Q$102]-[.Q$2])/100);2)" office:value-type="float" office:value="0.02">
            <text:p>0.02</text:p>
          </table:table-cell>
          <table:table-cell table:style-name="ce13" table:formula="of:=SQRT((([.P4]*10^-9)^2)+(([App.$B$3]*([.Q4]*10^-12))^2)+((4*(1.38*10^-23)*[App.$E$3])*[App.$B$3]))*SQRT([App.$F$3])" office:value-type="float" office:value="0.000000403157537446592">
            <text:p>4.03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5">
            <text:p>4.5</text:p>
          </table:table-cell>
          <table:table-cell table:style-name="ce12" table:formula="of:=[.L4]" office:value-type="float" office:value="0">
            <text:p>0</text:p>
          </table:table-cell>
          <table:table-cell table:style-name="ce13" table:formula="of:=SQRT((([.K5]*10^-9)^2)+(([App.$B$3]*([.L5]*10^-12))^2)+((4*(1.38*10^-23)*[App.$E$3])*[App.$B$3]))*SQRT([App.$F$3])" office:value-type="float" office:value="0.000000403420995983105">
            <text:p>4.03E-07</text:p>
          </table:table-cell>
          <table:table-cell table:style-name="ce14" table:formula="of:=[App.$A$3]*(10^-6)" office:value-type="float" office:value="0.000001">
            <text:p>1.00E-06</text:p>
          </table:table-cell>
          <table:table-cell/>
          <table:table-cell table:style-name="ce12" table:formula="of:=[.P4]" office:value-type="float" office:value="0">
            <text:p>0</text:p>
          </table:table-cell>
          <table:table-cell table:style-name="ce10" table:formula="of:=ROUND((ROW()-2)*(([.Q$102]-[.Q$2])/100);2)" office:value-type="float" office:value="0.03">
            <text:p>0.03</text:p>
          </table:table-cell>
          <table:table-cell table:style-name="ce13" table:formula="of:=SQRT((([.P5]*10^-9)^2)+(([App.$B$3]*([.Q5]*10^-12))^2)+((4*(1.38*10^-23)*[App.$E$3])*[App.$B$3]))*SQRT([App.$F$3])" office:value-type="float" office:value="0.000000404395845675991">
            <text:p>4.0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
            <text:p>6</text:p>
          </table:table-cell>
          <table:table-cell table:style-name="ce12" table:formula="of:=[.L5]" office:value-type="float" office:value="0">
            <text:p>0</text:p>
          </table:table-cell>
          <table:table-cell table:style-name="ce13" table:formula="of:=SQRT((([.K6]*10^-9)^2)+(([App.$B$3]*([.L6]*10^-12))^2)+((4*(1.38*10^-23)*[App.$E$3])*[App.$B$3]))*SQRT([App.$F$3])" office:value-type="float" office:value="0.000000404395845675991">
            <text:p>4.04E-07</text:p>
          </table:table-cell>
          <table:table-cell table:style-name="ce14" table:formula="of:=[App.$A$3]*(10^-6)" office:value-type="float" office:value="0.000001">
            <text:p>1.00E-06</text:p>
          </table:table-cell>
          <table:table-cell/>
          <table:table-cell table:style-name="ce12" table:formula="of:=[.P5]" office:value-type="float" office:value="0">
            <text:p>0</text:p>
          </table:table-cell>
          <table:table-cell table:style-name="ce10" table:formula="of:=ROUND((ROW()-2)*(([.Q$102]-[.Q$2])/100);2)" office:value-type="float" office:value="0.04">
            <text:p>0.04</text:p>
          </table:table-cell>
          <table:table-cell table:style-name="ce13" table:formula="of:=SQRT((([.P6]*10^-9)^2)+(([App.$B$3]*([.Q6]*10^-12))^2)+((4*(1.38*10^-23)*[App.$E$3])*[App.$B$3]))*SQRT([App.$F$3])" office:value-type="float" office:value="0.000000406123134036957">
            <text:p>4.0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5">
            <text:p>7.5</text:p>
          </table:table-cell>
          <table:table-cell table:style-name="ce12" table:formula="of:=[.L6]" office:value-type="float" office:value="0">
            <text:p>0</text:p>
          </table:table-cell>
          <table:table-cell table:style-name="ce13" table:formula="of:=SQRT((([.K7]*10^-9)^2)+(([App.$B$3]*([.L7]*10^-12))^2)+((4*(1.38*10^-23)*[App.$E$3])*[App.$B$3]))*SQRT([App.$F$3])" office:value-type="float" office:value="0.000000405645781439916">
            <text:p>4.06E-07</text:p>
          </table:table-cell>
          <table:table-cell table:style-name="ce14" table:formula="of:=[App.$A$3]*(10^-6)" office:value-type="float" office:value="0.000001">
            <text:p>1.00E-06</text:p>
          </table:table-cell>
          <table:table-cell/>
          <table:table-cell table:style-name="ce12" table:formula="of:=[.P6]" office:value-type="float" office:value="0">
            <text:p>0</text:p>
          </table:table-cell>
          <table:table-cell table:style-name="ce10" table:formula="of:=ROUND((ROW()-2)*(([.Q$102]-[.Q$2])/100);2)" office:value-type="float" office:value="0.05">
            <text:p>0.05</text:p>
          </table:table-cell>
          <table:table-cell table:style-name="ce13" table:formula="of:=SQRT((([.P7]*10^-9)^2)+(([App.$B$3]*([.Q7]*10^-12))^2)+((4*(1.38*10^-23)*[App.$E$3])*[App.$B$3]))*SQRT([App.$F$3])" office:value-type="float" office:value="0.000000408333197278889">
            <text:p>4.0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
            <text:p>9</text:p>
          </table:table-cell>
          <table:table-cell table:style-name="ce12" table:formula="of:=[.L7]" office:value-type="float" office:value="0">
            <text:p>0</text:p>
          </table:table-cell>
          <table:table-cell table:style-name="ce13" table:formula="of:=SQRT((([.K8]*10^-9)^2)+(([App.$B$3]*([.L8]*10^-12))^2)+((4*(1.38*10^-23)*[App.$E$3])*[App.$B$3]))*SQRT([App.$F$3])" office:value-type="float" office:value="0.000000407168269883595">
            <text:p>4.07E-07</text:p>
          </table:table-cell>
          <table:table-cell table:style-name="ce14" table:formula="of:=[App.$A$3]*(10^-6)" office:value-type="float" office:value="0.000001">
            <text:p>1.00E-06</text:p>
          </table:table-cell>
          <table:table-cell/>
          <table:table-cell table:style-name="ce12" table:formula="of:=[.P7]" office:value-type="float" office:value="0">
            <text:p>0</text:p>
          </table:table-cell>
          <table:table-cell table:style-name="ce10" table:formula="of:=ROUND((ROW()-2)*(([.Q$102]-[.Q$2])/100);2)" office:value-type="float" office:value="0.06">
            <text:p>0.06</text:p>
          </table:table-cell>
          <table:table-cell table:style-name="ce13" table:formula="of:=SQRT((([.P8]*10^-9)^2)+(([App.$B$3]*([.Q8]*10^-12))^2)+((4*(1.38*10^-23)*[App.$E$3])*[App.$B$3]))*SQRT([App.$F$3])" office:value-type="float" office:value="0.000000411018247770096">
            <text:p>4.1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5">
            <text:p>10.5</text:p>
          </table:table-cell>
          <table:table-cell table:style-name="ce12" table:formula="of:=[.L8]" office:value-type="float" office:value="0">
            <text:p>0</text:p>
          </table:table-cell>
          <table:table-cell table:style-name="ce13" table:formula="of:=SQRT((([.K9]*10^-9)^2)+(([App.$B$3]*([.L9]*10^-12))^2)+((4*(1.38*10^-23)*[App.$E$3])*[App.$B$3]))*SQRT([App.$F$3])" office:value-type="float" office:value="0.000000408960267018692">
            <text:p>4.09E-07</text:p>
          </table:table-cell>
          <table:table-cell table:style-name="ce14" table:formula="of:=[App.$A$3]*(10^-6)" office:value-type="float" office:value="0.000001">
            <text:p>1.00E-06</text:p>
          </table:table-cell>
          <table:table-cell/>
          <table:table-cell table:style-name="ce12" table:formula="of:=[.P8]" office:value-type="float" office:value="0">
            <text:p>0</text:p>
          </table:table-cell>
          <table:table-cell table:style-name="ce10" table:formula="of:=ROUND((ROW()-2)*(([.Q$102]-[.Q$2])/100);2)" office:value-type="float" office:value="0.07">
            <text:p>0.07</text:p>
          </table:table-cell>
          <table:table-cell table:style-name="ce13" table:formula="of:=SQRT((([.P9]*10^-9)^2)+(([App.$B$3]*([.Q9]*10^-12))^2)+((4*(1.38*10^-23)*[App.$E$3])*[App.$B$3]))*SQRT([App.$F$3])" office:value-type="float" office:value="0.000000414169047612204">
            <text:p>4.1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
            <text:p>12</text:p>
          </table:table-cell>
          <table:table-cell table:style-name="ce12" table:formula="of:=[.L9]" office:value-type="float" office:value="0">
            <text:p>0</text:p>
          </table:table-cell>
          <table:table-cell table:style-name="ce13" table:formula="of:=SQRT((([.K10]*10^-9)^2)+(([App.$B$3]*([.L10]*10^-12))^2)+((4*(1.38*10^-23)*[App.$E$3])*[App.$B$3]))*SQRT([App.$F$3])" office:value-type="float" office:value="0.000000411018247770096">
            <text:p>4.11E-07</text:p>
          </table:table-cell>
          <table:table-cell table:style-name="ce14" table:formula="of:=[App.$A$3]*(10^-6)" office:value-type="float" office:value="0.000001">
            <text:p>1.00E-06</text:p>
          </table:table-cell>
          <table:table-cell/>
          <table:table-cell table:style-name="ce12" table:formula="of:=[.P9]" office:value-type="float" office:value="0">
            <text:p>0</text:p>
          </table:table-cell>
          <table:table-cell table:style-name="ce10" table:formula="of:=ROUND((ROW()-2)*(([.Q$102]-[.Q$2])/100);2)" office:value-type="float" office:value="0.08">
            <text:p>0.08</text:p>
          </table:table-cell>
          <table:table-cell table:style-name="ce13" table:formula="of:=SQRT((([.P10]*10^-9)^2)+(([App.$B$3]*([.Q10]*10^-12))^2)+((4*(1.38*10^-23)*[App.$E$3])*[App.$B$3]))*SQRT([App.$F$3])" office:value-type="float" office:value="0.000000417775059092809">
            <text:p>4.1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5">
            <text:p>13.5</text:p>
          </table:table-cell>
          <table:table-cell table:style-name="ce12" table:formula="of:=[.L10]" office:value-type="float" office:value="0">
            <text:p>0</text:p>
          </table:table-cell>
          <table:table-cell table:style-name="ce13" table:formula="of:=SQRT((([.K11]*10^-9)^2)+(([App.$B$3]*([.L11]*10^-12))^2)+((4*(1.38*10^-23)*[App.$E$3])*[App.$B$3]))*SQRT([App.$F$3])" office:value-type="float" office:value="0.000000413338239218198">
            <text:p>4.13E-07</text:p>
          </table:table-cell>
          <table:table-cell table:style-name="ce14" table:formula="of:=[App.$A$3]*(10^-6)" office:value-type="float" office:value="0.000001">
            <text:p>1.00E-06</text:p>
          </table:table-cell>
          <table:table-cell/>
          <table:table-cell table:style-name="ce12" table:formula="of:=[.P10]" office:value-type="float" office:value="0">
            <text:p>0</text:p>
          </table:table-cell>
          <table:table-cell table:style-name="ce10" table:formula="of:=ROUND((ROW()-2)*(([.Q$102]-[.Q$2])/100);2)" office:value-type="float" office:value="0.09">
            <text:p>0.09</text:p>
          </table:table-cell>
          <table:table-cell table:style-name="ce13" table:formula="of:=SQRT((([.P11]*10^-9)^2)+(([App.$B$3]*([.Q11]*10^-12))^2)+((4*(1.38*10^-23)*[App.$E$3])*[App.$B$3]))*SQRT([App.$F$3])" office:value-type="float" office:value="0.000000421824608101519">
            <text:p>4.22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5">
            <text:p>15</text:p>
          </table:table-cell>
          <table:table-cell table:style-name="ce12" table:formula="of:=[.L11]" office:value-type="float" office:value="0">
            <text:p>0</text:p>
          </table:table-cell>
          <table:table-cell table:style-name="ce13" table:formula="of:=SQRT((([.K12]*10^-9)^2)+(([App.$B$3]*([.L12]*10^-12))^2)+((4*(1.38*10^-23)*[App.$E$3])*[App.$B$3]))*SQRT([App.$F$3])" office:value-type="float" office:value="0.000000415915856874921">
            <text:p>4.16E-07</text:p>
          </table:table-cell>
          <table:table-cell table:style-name="ce14" table:formula="of:=[App.$A$3]*(10^-6)" office:value-type="float" office:value="0.000001">
            <text:p>1.00E-06</text:p>
          </table:table-cell>
          <table:table-cell/>
          <table:table-cell table:style-name="ce12" table:formula="of:=[.P11]" office:value-type="float" office:value="0">
            <text:p>0</text:p>
          </table:table-cell>
          <table:table-cell table:style-name="ce10" table:formula="of:=ROUND((ROW()-2)*(([.Q$102]-[.Q$2])/100);2)" office:value-type="float" office:value="0.1">
            <text:p>0.1</text:p>
          </table:table-cell>
          <table:table-cell table:style-name="ce13" table:formula="of:=SQRT((([.P12]*10^-9)^2)+(([App.$B$3]*([.Q12]*10^-12))^2)+((4*(1.38*10^-23)*[App.$E$3])*[App.$B$3]))*SQRT([App.$F$3])" office:value-type="float" office:value="0.000000426305055095527">
            <text:p>4.2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6.5">
            <text:p>16.5</text:p>
          </table:table-cell>
          <table:table-cell table:style-name="ce12" table:formula="of:=[.L12]" office:value-type="float" office:value="0">
            <text:p>0</text:p>
          </table:table-cell>
          <table:table-cell table:style-name="ce13" table:formula="of:=SQRT((([.K13]*10^-9)^2)+(([App.$B$3]*([.L13]*10^-12))^2)+((4*(1.38*10^-23)*[App.$E$3])*[App.$B$3]))*SQRT([App.$F$3])" office:value-type="float" office:value="0.000000418746343267616">
            <text:p>4.19E-07</text:p>
          </table:table-cell>
          <table:table-cell table:style-name="ce14" table:formula="of:=[App.$A$3]*(10^-6)" office:value-type="float" office:value="0.000001">
            <text:p>1.00E-06</text:p>
          </table:table-cell>
          <table:table-cell/>
          <table:table-cell table:style-name="ce12" table:formula="of:=[.P12]" office:value-type="float" office:value="0">
            <text:p>0</text:p>
          </table:table-cell>
          <table:table-cell table:style-name="ce10" table:formula="of:=ROUND((ROW()-2)*(([.Q$102]-[.Q$2])/100);2)" office:value-type="float" office:value="0.11">
            <text:p>0.11</text:p>
          </table:table-cell>
          <table:table-cell table:style-name="ce13" table:formula="of:=SQRT((([.P13]*10^-9)^2)+(([App.$B$3]*([.Q13]*10^-12))^2)+((4*(1.38*10^-23)*[App.$E$3])*[App.$B$3]))*SQRT([App.$F$3])" office:value-type="float" office:value="0.000000431202968449894">
            <text:p>4.3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8">
            <text:p>18</text:p>
          </table:table-cell>
          <table:table-cell table:style-name="ce12" table:formula="of:=[.L13]" office:value-type="float" office:value="0">
            <text:p>0</text:p>
          </table:table-cell>
          <table:table-cell table:style-name="ce13" table:formula="of:=SQRT((([.K14]*10^-9)^2)+(([App.$B$3]*([.L14]*10^-12))^2)+((4*(1.38*10^-23)*[App.$E$3])*[App.$B$3]))*SQRT([App.$F$3])" office:value-type="float" office:value="0.000000421824608101519">
            <text:p>4.22E-07</text:p>
          </table:table-cell>
          <table:table-cell table:style-name="ce14" table:formula="of:=[App.$A$3]*(10^-6)" office:value-type="float" office:value="0.000001">
            <text:p>1.00E-06</text:p>
          </table:table-cell>
          <table:table-cell/>
          <table:table-cell table:style-name="ce12" table:formula="of:=[.P13]" office:value-type="float" office:value="0">
            <text:p>0</text:p>
          </table:table-cell>
          <table:table-cell table:style-name="ce10" table:formula="of:=ROUND((ROW()-2)*(([.Q$102]-[.Q$2])/100);2)" office:value-type="float" office:value="0.12">
            <text:p>0.12</text:p>
          </table:table-cell>
          <table:table-cell table:style-name="ce13" table:formula="of:=SQRT((([.P14]*10^-9)^2)+(([App.$B$3]*([.Q14]*10^-12))^2)+((4*(1.38*10^-23)*[App.$E$3])*[App.$B$3]))*SQRT([App.$F$3])" office:value-type="float" office:value="0.00000043650429551151">
            <text:p>4.37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9.5">
            <text:p>19.5</text:p>
          </table:table-cell>
          <table:table-cell table:style-name="ce12" table:formula="of:=[.L14]" office:value-type="float" office:value="0">
            <text:p>0</text:p>
          </table:table-cell>
          <table:table-cell table:style-name="ce13" table:formula="of:=SQRT((([.K15]*10^-9)^2)+(([App.$B$3]*([.L15]*10^-12))^2)+((4*(1.38*10^-23)*[App.$E$3])*[App.$B$3]))*SQRT([App.$F$3])" office:value-type="float" office:value="0.000000425145269290392">
            <text:p>4.25E-07</text:p>
          </table:table-cell>
          <table:table-cell table:style-name="ce14" table:formula="of:=[App.$A$3]*(10^-6)" office:value-type="float" office:value="0.000001">
            <text:p>1.00E-06</text:p>
          </table:table-cell>
          <table:table-cell/>
          <table:table-cell table:style-name="ce12" table:formula="of:=[.P14]" office:value-type="float" office:value="0">
            <text:p>0</text:p>
          </table:table-cell>
          <table:table-cell table:style-name="ce10" table:formula="of:=ROUND((ROW()-2)*(([.Q$102]-[.Q$2])/100);2)" office:value-type="float" office:value="0.13">
            <text:p>0.13</text:p>
          </table:table-cell>
          <table:table-cell table:style-name="ce13" table:formula="of:=SQRT((([.P15]*10^-9)^2)+(([App.$B$3]*([.Q15]*10^-12))^2)+((4*(1.38*10^-23)*[App.$E$3])*[App.$B$3]))*SQRT([App.$F$3])" office:value-type="float" office:value="0.000000442194527329319">
            <text:p>4.42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21">
            <text:p>21</text:p>
          </table:table-cell>
          <table:table-cell table:style-name="ce12" table:formula="of:=[.L15]" office:value-type="float" office:value="0">
            <text:p>0</text:p>
          </table:table-cell>
          <table:table-cell table:style-name="ce13" table:formula="of:=SQRT((([.K16]*10^-9)^2)+(([App.$B$3]*([.L16]*10^-12))^2)+((4*(1.38*10^-23)*[App.$E$3])*[App.$B$3]))*SQRT([App.$F$3])" office:value-type="float" office:value="0.000000428702694183277">
            <text:p>4.29E-07</text:p>
          </table:table-cell>
          <table:table-cell table:style-name="ce14" table:formula="of:=[App.$A$3]*(10^-6)" office:value-type="float" office:value="0.000001">
            <text:p>1.00E-06</text:p>
          </table:table-cell>
          <table:table-cell/>
          <table:table-cell table:style-name="ce12" table:formula="of:=[.P15]" office:value-type="float" office:value="0">
            <text:p>0</text:p>
          </table:table-cell>
          <table:table-cell table:style-name="ce10" table:formula="of:=ROUND((ROW()-2)*(([.Q$102]-[.Q$2])/100);2)" office:value-type="float" office:value="0.14">
            <text:p>0.14</text:p>
          </table:table-cell>
          <table:table-cell table:style-name="ce13" table:formula="of:=SQRT((([.P16]*10^-9)^2)+(([App.$B$3]*([.Q16]*10^-12))^2)+((4*(1.38*10^-23)*[App.$E$3])*[App.$B$3]))*SQRT([App.$F$3])" office:value-type="float" office:value="0.000000448258853788746">
            <text:p>4.4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22.5">
            <text:p>22.5</text:p>
          </table:table-cell>
          <table:table-cell table:style-name="ce12" table:formula="of:=[.L16]" office:value-type="float" office:value="0">
            <text:p>0</text:p>
          </table:table-cell>
          <table:table-cell table:style-name="ce13" table:formula="of:=SQRT((([.K17]*10^-9)^2)+(([App.$B$3]*([.L17]*10^-12))^2)+((4*(1.38*10^-23)*[App.$E$3])*[App.$B$3]))*SQRT([App.$F$3])" office:value-type="float" office:value="0.000000432491040369624">
            <text:p>4.32E-07</text:p>
          </table:table-cell>
          <table:table-cell table:style-name="ce14" table:formula="of:=[App.$A$3]*(10^-6)" office:value-type="float" office:value="0.000001">
            <text:p>1.00E-06</text:p>
          </table:table-cell>
          <table:table-cell/>
          <table:table-cell table:style-name="ce12" table:formula="of:=[.P16]" office:value-type="float" office:value="0">
            <text:p>0</text:p>
          </table:table-cell>
          <table:table-cell table:style-name="ce10" table:formula="of:=ROUND((ROW()-2)*(([.Q$102]-[.Q$2])/100);2)" office:value-type="float" office:value="0.15">
            <text:p>0.15</text:p>
          </table:table-cell>
          <table:table-cell table:style-name="ce13" table:formula="of:=SQRT((([.P17]*10^-9)^2)+(([App.$B$3]*([.Q17]*10^-12))^2)+((4*(1.38*10^-23)*[App.$E$3])*[App.$B$3]))*SQRT([App.$F$3])" office:value-type="float" office:value="0.000000454682306671373">
            <text:p>4.5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24">
            <text:p>24</text:p>
          </table:table-cell>
          <table:table-cell table:style-name="ce12" table:formula="of:=[.L17]" office:value-type="float" office:value="0">
            <text:p>0</text:p>
          </table:table-cell>
          <table:table-cell table:style-name="ce13" table:formula="of:=SQRT((([.K18]*10^-9)^2)+(([App.$B$3]*([.L18]*10^-12))^2)+((4*(1.38*10^-23)*[App.$E$3])*[App.$B$3]))*SQRT([App.$F$3])" office:value-type="float" office:value="0.00000043650429551151">
            <text:p>4.37E-07</text:p>
          </table:table-cell>
          <table:table-cell table:style-name="ce14" table:formula="of:=[App.$A$3]*(10^-6)" office:value-type="float" office:value="0.000001">
            <text:p>1.00E-06</text:p>
          </table:table-cell>
          <table:table-cell/>
          <table:table-cell table:style-name="ce12" table:formula="of:=[.P17]" office:value-type="float" office:value="0">
            <text:p>0</text:p>
          </table:table-cell>
          <table:table-cell table:style-name="ce10" table:formula="of:=ROUND((ROW()-2)*(([.Q$102]-[.Q$2])/100);2)" office:value-type="float" office:value="0.16">
            <text:p>0.16</text:p>
          </table:table-cell>
          <table:table-cell table:style-name="ce13" table:formula="of:=SQRT((([.P18]*10^-9)^2)+(([App.$B$3]*([.Q18]*10^-12))^2)+((4*(1.38*10^-23)*[App.$E$3])*[App.$B$3]))*SQRT([App.$F$3])" office:value-type="float" office:value="0.000000461449888937033">
            <text:p>4.61E-07</text:p>
          </table:table-cell>
          <table:table-cell table:style-name="ce8" table:formula="of:=[App.$A$3]*(10^-6)" office:value-type="float" office:value="0.000001">
            <text:p>1.00E-06</text:p>
          </table:table-cell>
          <table:table-cell table:number-columns-repeated="1005"/>
        </table:table-row>
        <table:table-row table:style-name="ro5">
          <table:table-cell>
            <draw:frame table:end-cell-address="Tolerance.H34" table:end-x="0.313in" table:end-y="0.1504in" draw:z-index="0" draw:style-name="gr5" svg:width="6.3055in" svg:height="3.5445in" svg:x="0.2303in" svg:y="0.0307in">
              <draw:object draw:notify-on-update-of-ranges="Tolerance.Q3:Tolerance.Q102 Tolerance.R1:Tolerance.R1 Tolerance.R3:Tolerance.R102 Tolerance.Q3:Tolerance.Q102 Tolerance.S1:Tolerance.S1 Tolerance.S3:Tolerance.S102" xlink:href="./Object 1" xlink:type="simple" xlink:show="embed" xlink:actuate="onLoad"/>
              <draw:image xlink:href="./ObjectReplacements/Object 1" xlink:type="simple" xlink:show="embed" xlink:actuate="onLoad"/>
            </draw:frame>
          </table:table-cell>
          <table:table-cell table:number-columns-repeated="9"/>
          <table:table-cell table:style-name="ce10" table:formula="of:=ROUND((ROW()-2)*(([.K$102]-[.K$2])/100);2)" office:value-type="float" office:value="25.5">
            <text:p>25.5</text:p>
          </table:table-cell>
          <table:table-cell table:style-name="ce12" table:formula="of:=[.L18]" office:value-type="float" office:value="0">
            <text:p>0</text:p>
          </table:table-cell>
          <table:table-cell table:style-name="ce13" table:formula="of:=SQRT((([.K19]*10^-9)^2)+(([App.$B$3]*([.L19]*10^-12))^2)+((4*(1.38*10^-23)*[App.$E$3])*[App.$B$3]))*SQRT([App.$F$3])" office:value-type="float" office:value="0.000000440736315726308">
            <text:p>4.41E-07</text:p>
          </table:table-cell>
          <table:table-cell table:style-name="ce14" table:formula="of:=[App.$A$3]*(10^-6)" office:value-type="float" office:value="0.000001">
            <text:p>1.00E-06</text:p>
          </table:table-cell>
          <table:table-cell/>
          <table:table-cell table:style-name="ce12" table:formula="of:=[.P18]" office:value-type="float" office:value="0">
            <text:p>0</text:p>
          </table:table-cell>
          <table:table-cell table:style-name="ce10" table:formula="of:=ROUND((ROW()-2)*(([.Q$102]-[.Q$2])/100);2)" office:value-type="float" office:value="0.17">
            <text:p>0.17</text:p>
          </table:table-cell>
          <table:table-cell table:style-name="ce13" table:formula="of:=SQRT((([.P19]*10^-9)^2)+(([App.$B$3]*([.Q19]*10^-12))^2)+((4*(1.38*10^-23)*[App.$E$3])*[App.$B$3]))*SQRT([App.$F$3])" office:value-type="float" office:value="0.000000468546689242385">
            <text:p>4.69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27">
            <text:p>27</text:p>
          </table:table-cell>
          <table:table-cell table:style-name="ce12" table:formula="of:=[.L19]" office:value-type="float" office:value="0">
            <text:p>0</text:p>
          </table:table-cell>
          <table:table-cell table:style-name="ce13" table:formula="of:=SQRT((([.K20]*10^-9)^2)+(([App.$B$3]*([.L20]*10^-12))^2)+((4*(1.38*10^-23)*[App.$E$3])*[App.$B$3]))*SQRT([App.$F$3])" office:value-type="float" office:value="0.000000445180862122351">
            <text:p>4.45E-07</text:p>
          </table:table-cell>
          <table:table-cell table:style-name="ce14" table:formula="of:=[App.$A$3]*(10^-6)" office:value-type="float" office:value="0.000001">
            <text:p>1.00E-06</text:p>
          </table:table-cell>
          <table:table-cell/>
          <table:table-cell table:style-name="ce12" table:formula="of:=[.P19]" office:value-type="float" office:value="0">
            <text:p>0</text:p>
          </table:table-cell>
          <table:table-cell table:style-name="ce10" table:formula="of:=ROUND((ROW()-2)*(([.Q$102]-[.Q$2])/100);2)" office:value-type="float" office:value="0.18">
            <text:p>0.18</text:p>
          </table:table-cell>
          <table:table-cell table:style-name="ce13" table:formula="of:=SQRT((([.P20]*10^-9)^2)+(([App.$B$3]*([.Q20]*10^-12))^2)+((4*(1.38*10^-23)*[App.$E$3])*[App.$B$3]))*SQRT([App.$F$3])" office:value-type="float" office:value="0.000000475957981338689">
            <text:p>4.7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28.5">
            <text:p>28.5</text:p>
          </table:table-cell>
          <table:table-cell table:style-name="ce12" table:formula="of:=[.L20]" office:value-type="float" office:value="0">
            <text:p>0</text:p>
          </table:table-cell>
          <table:table-cell table:style-name="ce13" table:formula="of:=SQRT((([.K21]*10^-9)^2)+(([App.$B$3]*([.L21]*10^-12))^2)+((4*(1.38*10^-23)*[App.$E$3])*[App.$B$3]))*SQRT([App.$F$3])" office:value-type="float" office:value="0.000000449831635170316">
            <text:p>4.50E-07</text:p>
          </table:table-cell>
          <table:table-cell table:style-name="ce14" table:formula="of:=[App.$A$3]*(10^-6)" office:value-type="float" office:value="0.000001">
            <text:p>1.00E-06</text:p>
          </table:table-cell>
          <table:table-cell/>
          <table:table-cell table:style-name="ce12" table:formula="of:=[.P20]" office:value-type="float" office:value="0">
            <text:p>0</text:p>
          </table:table-cell>
          <table:table-cell table:style-name="ce10" table:formula="of:=ROUND((ROW()-2)*(([.Q$102]-[.Q$2])/100);2)" office:value-type="float" office:value="0.19">
            <text:p>0.19</text:p>
          </table:table-cell>
          <table:table-cell table:style-name="ce13" table:formula="of:=SQRT((([.P21]*10^-9)^2)+(([App.$B$3]*([.Q21]*10^-12))^2)+((4*(1.38*10^-23)*[App.$E$3])*[App.$B$3]))*SQRT([App.$F$3])" office:value-type="float" office:value="0.000000483669308515643">
            <text:p>4.8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0">
            <text:p>30</text:p>
          </table:table-cell>
          <table:table-cell table:style-name="ce12" table:formula="of:=[.L21]" office:value-type="float" office:value="0">
            <text:p>0</text:p>
          </table:table-cell>
          <table:table-cell table:style-name="ce13" table:formula="of:=SQRT((([.K22]*10^-9)^2)+(([App.$B$3]*([.L22]*10^-12))^2)+((4*(1.38*10^-23)*[App.$E$3])*[App.$B$3]))*SQRT([App.$F$3])" office:value-type="float" office:value="0.000000454682306671373">
            <text:p>4.55E-07</text:p>
          </table:table-cell>
          <table:table-cell table:style-name="ce14" table:formula="of:=[App.$A$3]*(10^-6)" office:value-type="float" office:value="0.000001">
            <text:p>1.00E-06</text:p>
          </table:table-cell>
          <table:table-cell/>
          <table:table-cell table:style-name="ce12" table:formula="of:=[.P21]" office:value-type="float" office:value="0">
            <text:p>0</text:p>
          </table:table-cell>
          <table:table-cell table:style-name="ce10" table:formula="of:=ROUND((ROW()-2)*(([.Q$102]-[.Q$2])/100);2)" office:value-type="float" office:value="0.2">
            <text:p>0.2</text:p>
          </table:table-cell>
          <table:table-cell table:style-name="ce13" table:formula="of:=SQRT((([.P22]*10^-9)^2)+(([App.$B$3]*([.Q22]*10^-12))^2)+((4*(1.38*10^-23)*[App.$E$3])*[App.$B$3]))*SQRT([App.$F$3])" office:value-type="float" office:value="0.000000491666553672304">
            <text:p>4.92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1.5">
            <text:p>31.5</text:p>
          </table:table-cell>
          <table:table-cell table:style-name="ce12" table:formula="of:=[.L22]" office:value-type="float" office:value="0">
            <text:p>0</text:p>
          </table:table-cell>
          <table:table-cell table:style-name="ce13" table:formula="of:=SQRT((([.K23]*10^-9)^2)+(([App.$B$3]*([.L23]*10^-12))^2)+((4*(1.38*10^-23)*[App.$E$3])*[App.$B$3]))*SQRT([App.$F$3])" office:value-type="float" office:value="0.000000459726549157214">
            <text:p>4.60E-07</text:p>
          </table:table-cell>
          <table:table-cell table:style-name="ce14" table:formula="of:=[App.$A$3]*(10^-6)" office:value-type="float" office:value="0.000001">
            <text:p>1.00E-06</text:p>
          </table:table-cell>
          <table:table-cell/>
          <table:table-cell table:style-name="ce12" table:formula="of:=[.P22]" office:value-type="float" office:value="0">
            <text:p>0</text:p>
          </table:table-cell>
          <table:table-cell table:style-name="ce10" table:formula="of:=ROUND((ROW()-2)*(([.Q$102]-[.Q$2])/100);2)" office:value-type="float" office:value="0.21">
            <text:p>0.21</text:p>
          </table:table-cell>
          <table:table-cell table:style-name="ce13" table:formula="of:=SQRT((([.P23]*10^-9)^2)+(([App.$B$3]*([.Q23]*10^-12))^2)+((4*(1.38*10^-23)*[App.$E$3])*[App.$B$3]))*SQRT([App.$F$3])" office:value-type="float" office:value="0.000000499935995903476">
            <text:p>5.00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3">
            <text:p>33</text:p>
          </table:table-cell>
          <table:table-cell table:style-name="ce12" table:formula="of:=[.L23]" office:value-type="float" office:value="0">
            <text:p>0</text:p>
          </table:table-cell>
          <table:table-cell table:style-name="ce13" table:formula="of:=SQRT((([.K24]*10^-9)^2)+(([App.$B$3]*([.L24]*10^-12))^2)+((4*(1.38*10^-23)*[App.$E$3])*[App.$B$3]))*SQRT([App.$F$3])" office:value-type="float" office:value="0.000000464958062625007">
            <text:p>4.65E-07</text:p>
          </table:table-cell>
          <table:table-cell table:style-name="ce14" table:formula="of:=[App.$A$3]*(10^-6)" office:value-type="float" office:value="0.000001">
            <text:p>1.00E-06</text:p>
          </table:table-cell>
          <table:table-cell/>
          <table:table-cell table:style-name="ce12" table:formula="of:=[.P23]" office:value-type="float" office:value="0">
            <text:p>0</text:p>
          </table:table-cell>
          <table:table-cell table:style-name="ce10" table:formula="of:=ROUND((ROW()-2)*(([.Q$102]-[.Q$2])/100);2)" office:value-type="float" office:value="0.22">
            <text:p>0.22</text:p>
          </table:table-cell>
          <table:table-cell table:style-name="ce13" table:formula="of:=SQRT((([.P24]*10^-9)^2)+(([App.$B$3]*([.Q24]*10^-12))^2)+((4*(1.38*10^-23)*[App.$E$3])*[App.$B$3]))*SQRT([App.$F$3])" office:value-type="float" office:value="0.000000508464354699521">
            <text:p>5.0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4.5">
            <text:p>34.5</text:p>
          </table:table-cell>
          <table:table-cell table:style-name="ce12" table:formula="of:=[.L24]" office:value-type="float" office:value="0">
            <text:p>0</text:p>
          </table:table-cell>
          <table:table-cell table:style-name="ce13" table:formula="of:=SQRT((([.K25]*10^-9)^2)+(([App.$B$3]*([.L25]*10^-12))^2)+((4*(1.38*10^-23)*[App.$E$3])*[App.$B$3]))*SQRT([App.$F$3])" office:value-type="float" office:value="0.000000470370598570957">
            <text:p>4.70E-07</text:p>
          </table:table-cell>
          <table:table-cell table:style-name="ce14" table:formula="of:=[App.$A$3]*(10^-6)" office:value-type="float" office:value="0.000001">
            <text:p>1.00E-06</text:p>
          </table:table-cell>
          <table:table-cell/>
          <table:table-cell table:style-name="ce12" table:formula="of:=[.P24]" office:value-type="float" office:value="0">
            <text:p>0</text:p>
          </table:table-cell>
          <table:table-cell table:style-name="ce10" table:formula="of:=ROUND((ROW()-2)*(([.Q$102]-[.Q$2])/100);2)" office:value-type="float" office:value="0.23">
            <text:p>0.23</text:p>
          </table:table-cell>
          <table:table-cell table:style-name="ce13" table:formula="of:=SQRT((([.P25]*10^-9)^2)+(([App.$B$3]*([.Q25]*10^-12))^2)+((4*(1.38*10^-23)*[App.$E$3])*[App.$B$3]))*SQRT([App.$F$3])" office:value-type="float" office:value="0.000000517238822982189">
            <text:p>5.17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6">
            <text:p>36</text:p>
          </table:table-cell>
          <table:table-cell table:style-name="ce12" table:formula="of:=[.L25]" office:value-type="float" office:value="0">
            <text:p>0</text:p>
          </table:table-cell>
          <table:table-cell table:style-name="ce13" table:formula="of:=SQRT((([.K26]*10^-9)^2)+(([App.$B$3]*([.L26]*10^-12))^2)+((4*(1.38*10^-23)*[App.$E$3])*[App.$B$3]))*SQRT([App.$F$3])" office:value-type="float" office:value="0.000000475957981338689">
            <text:p>4.76E-07</text:p>
          </table:table-cell>
          <table:table-cell table:style-name="ce14" table:formula="of:=[App.$A$3]*(10^-6)" office:value-type="float" office:value="0.000001">
            <text:p>1.00E-06</text:p>
          </table:table-cell>
          <table:table-cell/>
          <table:table-cell table:style-name="ce12" table:formula="of:=[.P25]" office:value-type="float" office:value="0">
            <text:p>0</text:p>
          </table:table-cell>
          <table:table-cell table:style-name="ce10" table:formula="of:=ROUND((ROW()-2)*(([.Q$102]-[.Q$2])/100);2)" office:value-type="float" office:value="0.24">
            <text:p>0.24</text:p>
          </table:table-cell>
          <table:table-cell table:style-name="ce13" table:formula="of:=SQRT((([.P26]*10^-9)^2)+(([App.$B$3]*([.Q26]*10^-12))^2)+((4*(1.38*10^-23)*[App.$E$3])*[App.$B$3]))*SQRT([App.$F$3])" office:value-type="float" office:value="0.000000526247090253238">
            <text:p>5.2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7.5">
            <text:p>37.5</text:p>
          </table:table-cell>
          <table:table-cell table:style-name="ce12" table:formula="of:=[.L26]" office:value-type="float" office:value="0">
            <text:p>0</text:p>
          </table:table-cell>
          <table:table-cell table:style-name="ce13" table:formula="of:=SQRT((([.K27]*10^-9)^2)+(([App.$B$3]*([.L27]*10^-12))^2)+((4*(1.38*10^-23)*[App.$E$3])*[App.$B$3]))*SQRT([App.$F$3])" office:value-type="float" office:value="0.000000481714126842882">
            <text:p>4.82E-07</text:p>
          </table:table-cell>
          <table:table-cell table:style-name="ce14" table:formula="of:=[App.$A$3]*(10^-6)" office:value-type="float" office:value="0.000001">
            <text:p>1.00E-06</text:p>
          </table:table-cell>
          <table:table-cell/>
          <table:table-cell table:style-name="ce12" table:formula="of:=[.P26]" office:value-type="float" office:value="0">
            <text:p>0</text:p>
          </table:table-cell>
          <table:table-cell table:style-name="ce10" table:formula="of:=ROUND((ROW()-2)*(([.Q$102]-[.Q$2])/100);2)" office:value-type="float" office:value="0.25">
            <text:p>0.25</text:p>
          </table:table-cell>
          <table:table-cell table:style-name="ce13" table:formula="of:=SQRT((([.P27]*10^-9)^2)+(([App.$B$3]*([.Q27]*10^-12))^2)+((4*(1.38*10^-23)*[App.$E$3])*[App.$B$3]))*SQRT([App.$F$3])" office:value-type="float" office:value="0.000000535477357131">
            <text:p>5.3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39">
            <text:p>39</text:p>
          </table:table-cell>
          <table:table-cell table:style-name="ce12" table:formula="of:=[.L27]" office:value-type="float" office:value="0">
            <text:p>0</text:p>
          </table:table-cell>
          <table:table-cell table:style-name="ce13" table:formula="of:=SQRT((([.K28]*10^-9)^2)+(([App.$B$3]*([.L28]*10^-12))^2)+((4*(1.38*10^-23)*[App.$E$3])*[App.$B$3]))*SQRT([App.$F$3])" office:value-type="float" office:value="0.000000487633058764477">
            <text:p>4.88E-07</text:p>
          </table:table-cell>
          <table:table-cell table:style-name="ce14" table:formula="of:=[App.$A$3]*(10^-6)" office:value-type="float" office:value="0.000001">
            <text:p>1.00E-06</text:p>
          </table:table-cell>
          <table:table-cell/>
          <table:table-cell table:style-name="ce12" table:formula="of:=[.P27]" office:value-type="float" office:value="0">
            <text:p>0</text:p>
          </table:table-cell>
          <table:table-cell table:style-name="ce10" table:formula="of:=ROUND((ROW()-2)*(([.Q$102]-[.Q$2])/100);2)" office:value-type="float" office:value="0.26">
            <text:p>0.26</text:p>
          </table:table-cell>
          <table:table-cell table:style-name="ce13" table:formula="of:=SQRT((([.P28]*10^-9)^2)+(([App.$B$3]*([.Q28]*10^-12))^2)+((4*(1.38*10^-23)*[App.$E$3])*[App.$B$3]))*SQRT([App.$F$3])" office:value-type="float" office:value="0.000000544918342506471">
            <text:p>5.4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0.5">
            <text:p>40.5</text:p>
          </table:table-cell>
          <table:table-cell table:style-name="ce12" table:formula="of:=[.L28]" office:value-type="float" office:value="0">
            <text:p>0</text:p>
          </table:table-cell>
          <table:table-cell table:style-name="ce13" table:formula="of:=SQRT((([.K29]*10^-9)^2)+(([App.$B$3]*([.L29]*10^-12))^2)+((4*(1.38*10^-23)*[App.$E$3])*[App.$B$3]))*SQRT([App.$F$3])" office:value-type="float" office:value="0.0000004937089223419">
            <text:p>4.94E-07</text:p>
          </table:table-cell>
          <table:table-cell table:style-name="ce14" table:formula="of:=[App.$A$3]*(10^-6)" office:value-type="float" office:value="0.000001">
            <text:p>1.00E-06</text:p>
          </table:table-cell>
          <table:table-cell/>
          <table:table-cell table:style-name="ce12" table:formula="of:=[.P28]" office:value-type="float" office:value="0">
            <text:p>0</text:p>
          </table:table-cell>
          <table:table-cell table:style-name="ce10" table:formula="of:=ROUND((ROW()-2)*(([.Q$102]-[.Q$2])/100);2)" office:value-type="float" office:value="0.27">
            <text:p>0.27</text:p>
          </table:table-cell>
          <table:table-cell table:style-name="ce13" table:formula="of:=SQRT((([.P29]*10^-9)^2)+(([App.$B$3]*([.Q29]*10^-12))^2)+((4*(1.38*10^-23)*[App.$E$3])*[App.$B$3]))*SQRT([App.$F$3])" office:value-type="float" office:value="0.000000554559284477323">
            <text:p>5.5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2">
            <text:p>42</text:p>
          </table:table-cell>
          <table:table-cell table:style-name="ce12" table:formula="of:=[.L29]" office:value-type="float" office:value="0">
            <text:p>0</text:p>
          </table:table-cell>
          <table:table-cell table:style-name="ce13" table:formula="of:=SQRT((([.K30]*10^-9)^2)+(([App.$B$3]*([.L30]*10^-12))^2)+((4*(1.38*10^-23)*[App.$E$3])*[App.$B$3]))*SQRT([App.$F$3])" office:value-type="float" office:value="0.000000499935995903476">
            <text:p>5.00E-07</text:p>
          </table:table-cell>
          <table:table-cell table:style-name="ce14" table:formula="of:=[App.$A$3]*(10^-6)" office:value-type="float" office:value="0.000001">
            <text:p>1.00E-06</text:p>
          </table:table-cell>
          <table:table-cell/>
          <table:table-cell table:style-name="ce12" table:formula="of:=[.P29]" office:value-type="float" office:value="0">
            <text:p>0</text:p>
          </table:table-cell>
          <table:table-cell table:style-name="ce10" table:formula="of:=ROUND((ROW()-2)*(([.Q$102]-[.Q$2])/100);2)" office:value-type="float" office:value="0.28">
            <text:p>0.28</text:p>
          </table:table-cell>
          <table:table-cell table:style-name="ce13" table:formula="of:=SQRT((([.P30]*10^-9)^2)+(([App.$B$3]*([.Q30]*10^-12))^2)+((4*(1.38*10^-23)*[App.$E$3])*[App.$B$3]))*SQRT([App.$F$3])" office:value-type="float" office:value="0.000000564389936125725">
            <text:p>5.6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3.5">
            <text:p>43.5</text:p>
          </table:table-cell>
          <table:table-cell table:style-name="ce12" table:formula="of:=[.L30]" office:value-type="float" office:value="0">
            <text:p>0</text:p>
          </table:table-cell>
          <table:table-cell table:style-name="ce13" table:formula="of:=SQRT((([.K31]*10^-9)^2)+(([App.$B$3]*([.L31]*10^-12))^2)+((4*(1.38*10^-23)*[App.$E$3])*[App.$B$3]))*SQRT([App.$F$3])" office:value-type="float" office:value="0.000000506308700300518">
            <text:p>5.06E-07</text:p>
          </table:table-cell>
          <table:table-cell table:style-name="ce14" table:formula="of:=[App.$A$3]*(10^-6)" office:value-type="float" office:value="0.000001">
            <text:p>1.00E-06</text:p>
          </table:table-cell>
          <table:table-cell/>
          <table:table-cell table:style-name="ce12" table:formula="of:=[.P30]" office:value-type="float" office:value="0">
            <text:p>0</text:p>
          </table:table-cell>
          <table:table-cell table:style-name="ce10" table:formula="of:=ROUND((ROW()-2)*(([.Q$102]-[.Q$2])/100);2)" office:value-type="float" office:value="0.29">
            <text:p>0.29</text:p>
          </table:table-cell>
          <table:table-cell table:style-name="ce13" table:formula="of:=SQRT((([.P31]*10^-9)^2)+(([App.$B$3]*([.Q31]*10^-12))^2)+((4*(1.38*10^-23)*[App.$E$3])*[App.$B$3]))*SQRT([App.$F$3])" office:value-type="float" office:value="0.000000574400557102794">
            <text:p>5.7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5">
            <text:p>45</text:p>
          </table:table-cell>
          <table:table-cell table:style-name="ce12" table:formula="of:=[.L31]" office:value-type="float" office:value="0">
            <text:p>0</text:p>
          </table:table-cell>
          <table:table-cell table:style-name="ce13" table:formula="of:=SQRT((([.K32]*10^-9)^2)+(([App.$B$3]*([.L32]*10^-12))^2)+((4*(1.38*10^-23)*[App.$E$3])*[App.$B$3]))*SQRT([App.$F$3])" office:value-type="float" office:value="0.000000512821606409091">
            <text:p>5.13E-07</text:p>
          </table:table-cell>
          <table:table-cell table:style-name="ce14" table:formula="of:=[App.$A$3]*(10^-6)" office:value-type="float" office:value="0.000001">
            <text:p>1.00E-06</text:p>
          </table:table-cell>
          <table:table-cell/>
          <table:table-cell table:style-name="ce12" table:formula="of:=[.P31]" office:value-type="float" office:value="0">
            <text:p>0</text:p>
          </table:table-cell>
          <table:table-cell table:style-name="ce10" table:formula="of:=ROUND((ROW()-2)*(([.Q$102]-[.Q$2])/100);2)" office:value-type="float" office:value="0.3">
            <text:p>0.3</text:p>
          </table:table-cell>
          <table:table-cell table:style-name="ce13" table:formula="of:=SQRT((([.P32]*10^-9)^2)+(([App.$B$3]*([.Q32]*10^-12))^2)+((4*(1.38*10^-23)*[App.$E$3])*[App.$B$3]))*SQRT([App.$F$3])" office:value-type="float" office:value="0.000000584581901875178">
            <text:p>5.8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6.5">
            <text:p>46.5</text:p>
          </table:table-cell>
          <table:table-cell table:style-name="ce12" table:formula="of:=[.L32]" office:value-type="float" office:value="0">
            <text:p>0</text:p>
          </table:table-cell>
          <table:table-cell table:style-name="ce13" table:formula="of:=SQRT((([.K33]*10^-9)^2)+(([App.$B$3]*([.L33]*10^-12))^2)+((4*(1.38*10^-23)*[App.$E$3])*[App.$B$3]))*SQRT([App.$F$3])" office:value-type="float" office:value="0.000000519469440872127">
            <text:p>5.19E-07</text:p>
          </table:table-cell>
          <table:table-cell table:style-name="ce14" table:formula="of:=[App.$A$3]*(10^-6)" office:value-type="float" office:value="0.000001">
            <text:p>1.00E-06</text:p>
          </table:table-cell>
          <table:table-cell/>
          <table:table-cell table:style-name="ce12" table:formula="of:=[.P32]" office:value-type="float" office:value="0">
            <text:p>0</text:p>
          </table:table-cell>
          <table:table-cell table:style-name="ce10" table:formula="of:=ROUND((ROW()-2)*(([.Q$102]-[.Q$2])/100);2)" office:value-type="float" office:value="0.31">
            <text:p>0.31</text:p>
          </table:table-cell>
          <table:table-cell table:style-name="ce13" table:formula="of:=SQRT((([.P33]*10^-9)^2)+(([App.$B$3]*([.Q33]*10^-12))^2)+((4*(1.38*10^-23)*[App.$E$3])*[App.$B$3]))*SQRT([App.$F$3])" office:value-type="float" office:value="0.000000594925205382996">
            <text:p>5.9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8">
            <text:p>48</text:p>
          </table:table-cell>
          <table:table-cell table:style-name="ce12" table:formula="of:=[.L33]" office:value-type="float" office:value="0">
            <text:p>0</text:p>
          </table:table-cell>
          <table:table-cell table:style-name="ce13" table:formula="of:=SQRT((([.K34]*10^-9)^2)+(([App.$B$3]*([.L34]*10^-12))^2)+((4*(1.38*10^-23)*[App.$E$3])*[App.$B$3]))*SQRT([App.$F$3])" office:value-type="float" office:value="0.000000526247090253239">
            <text:p>5.26E-07</text:p>
          </table:table-cell>
          <table:table-cell table:style-name="ce14" table:formula="of:=[App.$A$3]*(10^-6)" office:value-type="float" office:value="0.000001">
            <text:p>1.00E-06</text:p>
          </table:table-cell>
          <table:table-cell/>
          <table:table-cell table:style-name="ce12" table:formula="of:=[.P33]" office:value-type="float" office:value="0">
            <text:p>0</text:p>
          </table:table-cell>
          <table:table-cell table:style-name="ce10" table:formula="of:=ROUND((ROW()-2)*(([.Q$102]-[.Q$2])/100);2)" office:value-type="float" office:value="0.32">
            <text:p>0.32</text:p>
          </table:table-cell>
          <table:table-cell table:style-name="ce13" table:formula="of:=SQRT((([.P34]*10^-9)^2)+(([App.$B$3]*([.Q34]*10^-12))^2)+((4*(1.38*10^-23)*[App.$E$3])*[App.$B$3]))*SQRT([App.$F$3])" office:value-type="float" office:value="0.000000605422166756388">
            <text:p>6.0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49.5">
            <text:p>49.5</text:p>
          </table:table-cell>
          <table:table-cell table:style-name="ce12" table:formula="of:=[.L34]" office:value-type="float" office:value="0">
            <text:p>0</text:p>
          </table:table-cell>
          <table:table-cell table:style-name="ce13" table:formula="of:=SQRT((([.K35]*10^-9)^2)+(([App.$B$3]*([.L35]*10^-12))^2)+((4*(1.38*10^-23)*[App.$E$3])*[App.$B$3]))*SQRT([App.$F$3])" office:value-type="float" office:value="0.000000533149603769899">
            <text:p>5.33E-07</text:p>
          </table:table-cell>
          <table:table-cell table:style-name="ce14" table:formula="of:=[App.$A$3]*(10^-6)" office:value-type="float" office:value="0.000001">
            <text:p>1.00E-06</text:p>
          </table:table-cell>
          <table:table-cell/>
          <table:table-cell table:style-name="ce12" table:formula="of:=[.P34]" office:value-type="float" office:value="0">
            <text:p>0</text:p>
          </table:table-cell>
          <table:table-cell table:style-name="ce10" table:formula="of:=ROUND((ROW()-2)*(([.Q$102]-[.Q$2])/100);2)" office:value-type="float" office:value="0.33">
            <text:p>0.33</text:p>
          </table:table-cell>
          <table:table-cell table:style-name="ce13" table:formula="of:=SQRT((([.P35]*10^-9)^2)+(([App.$B$3]*([.Q35]*10^-12))^2)+((4*(1.38*10^-23)*[App.$E$3])*[App.$B$3]))*SQRT([App.$F$3])" office:value-type="float" office:value="0.000000616064931642761">
            <text:p>6.1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51">
            <text:p>51</text:p>
          </table:table-cell>
          <table:table-cell table:style-name="ce12" table:formula="of:=[.L35]" office:value-type="float" office:value="0">
            <text:p>0</text:p>
          </table:table-cell>
          <table:table-cell table:style-name="ce13" table:formula="of:=SQRT((([.K36]*10^-9)^2)+(([App.$B$3]*([.L36]*10^-12))^2)+((4*(1.38*10^-23)*[App.$E$3])*[App.$B$3]))*SQRT([App.$F$3])" office:value-type="float" office:value="0.000000540172194767557">
            <text:p>5.40E-07</text:p>
          </table:table-cell>
          <table:table-cell table:style-name="ce14" table:formula="of:=[App.$A$3]*(10^-6)" office:value-type="float" office:value="0.000001">
            <text:p>1.00E-06</text:p>
          </table:table-cell>
          <table:table-cell/>
          <table:table-cell table:style-name="ce12" table:formula="of:=[.P35]" office:value-type="float" office:value="0">
            <text:p>0</text:p>
          </table:table-cell>
          <table:table-cell table:style-name="ce10" table:formula="of:=ROUND((ROW()-2)*(([.Q$102]-[.Q$2])/100);2)" office:value-type="float" office:value="0.34">
            <text:p>0.34</text:p>
          </table:table-cell>
          <table:table-cell table:style-name="ce13" table:formula="of:=SQRT((([.P36]*10^-9)^2)+(([App.$B$3]*([.Q36]*10^-12))^2)+((4*(1.38*10^-23)*[App.$E$3])*[App.$B$3]))*SQRT([App.$F$3])" office:value-type="float" office:value="0.000000626846073609782">
            <text:p>6.27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52.5">
            <text:p>52.5</text:p>
          </table:table-cell>
          <table:table-cell table:style-name="ce12" table:formula="of:=[.L36]" office:value-type="float" office:value="0">
            <text:p>0</text:p>
          </table:table-cell>
          <table:table-cell table:style-name="ce13" table:formula="of:=SQRT((([.K37]*10^-9)^2)+(([App.$B$3]*([.L37]*10^-12))^2)+((4*(1.38*10^-23)*[App.$E$3])*[App.$B$3]))*SQRT([App.$F$3])" office:value-type="float" office:value="0.000000547310241088179">
            <text:p>5.47E-07</text:p>
          </table:table-cell>
          <table:table-cell table:style-name="ce14" table:formula="of:=[App.$A$3]*(10^-6)" office:value-type="float" office:value="0.000001">
            <text:p>1.00E-06</text:p>
          </table:table-cell>
          <table:table-cell/>
          <table:table-cell table:style-name="ce12" table:formula="of:=[.P36]" office:value-type="float" office:value="0">
            <text:p>0</text:p>
          </table:table-cell>
          <table:table-cell table:style-name="ce10" table:formula="of:=ROUND((ROW()-2)*(([.Q$102]-[.Q$2])/100);2)" office:value-type="float" office:value="0.35">
            <text:p>0.35</text:p>
          </table:table-cell>
          <table:table-cell table:style-name="ce13" table:formula="of:=SQRT((([.P37]*10^-9)^2)+(([App.$B$3]*([.Q37]*10^-12))^2)+((4*(1.38*10^-23)*[App.$E$3])*[App.$B$3]))*SQRT([App.$F$3])" office:value-type="float" office:value="0.000000637758575010952">
            <text:p>6.3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54">
            <text:p>54</text:p>
          </table:table-cell>
          <table:table-cell table:style-name="ce12" table:formula="of:=[.L37]" office:value-type="float" office:value="0">
            <text:p>0</text:p>
          </table:table-cell>
          <table:table-cell table:style-name="ce13" table:formula="of:=SQRT((([.K38]*10^-9)^2)+(([App.$B$3]*([.L38]*10^-12))^2)+((4*(1.38*10^-23)*[App.$E$3])*[App.$B$3]))*SQRT([App.$F$3])" office:value-type="float" office:value="0.000000554559284477323">
            <text:p>5.55E-07</text:p>
          </table:table-cell>
          <table:table-cell table:style-name="ce14" table:formula="of:=[App.$A$3]*(10^-6)" office:value-type="float" office:value="0.000001">
            <text:p>1.00E-06</text:p>
          </table:table-cell>
          <table:table-cell/>
          <table:table-cell table:style-name="ce12" table:formula="of:=[.P37]" office:value-type="float" office:value="0">
            <text:p>0</text:p>
          </table:table-cell>
          <table:table-cell table:style-name="ce10" table:formula="of:=ROUND((ROW()-2)*(([.Q$102]-[.Q$2])/100);2)" office:value-type="float" office:value="0.36">
            <text:p>0.36</text:p>
          </table:table-cell>
          <table:table-cell table:style-name="ce13" table:formula="of:=SQRT((([.P38]*10^-9)^2)+(([App.$B$3]*([.Q38]*10^-12))^2)+((4*(1.38*10^-23)*[App.$E$3])*[App.$B$3]))*SQRT([App.$F$3])" office:value-type="float" office:value="0.000000648795807631338">
            <text:p>6.49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55.5">
            <text:p>55.5</text:p>
          </table:table-cell>
          <table:table-cell table:style-name="ce12" table:formula="of:=[.L38]" office:value-type="float" office:value="0">
            <text:p>0</text:p>
          </table:table-cell>
          <table:table-cell table:style-name="ce13" table:formula="of:=SQRT((([.K39]*10^-9)^2)+(([App.$B$3]*([.L39]*10^-12))^2)+((4*(1.38*10^-23)*[App.$E$3])*[App.$B$3]))*SQRT([App.$F$3])" office:value-type="float" office:value="0.000000561915029163663">
            <text:p>5.62E-07</text:p>
          </table:table-cell>
          <table:table-cell table:style-name="ce14" table:formula="of:=[App.$A$3]*(10^-6)" office:value-type="float" office:value="0.000001">
            <text:p>1.00E-06</text:p>
          </table:table-cell>
          <table:table-cell/>
          <table:table-cell table:style-name="ce12" table:formula="of:=[.P38]" office:value-type="float" office:value="0">
            <text:p>0</text:p>
          </table:table-cell>
          <table:table-cell table:style-name="ce10" table:formula="of:=ROUND((ROW()-2)*(([.Q$102]-[.Q$2])/100);2)" office:value-type="float" office:value="0.37">
            <text:p>0.37</text:p>
          </table:table-cell>
          <table:table-cell table:style-name="ce13" table:formula="of:=SQRT((([.P39]*10^-9)^2)+(([App.$B$3]*([.Q39]*10^-12))^2)+((4*(1.38*10^-23)*[App.$E$3])*[App.$B$3]))*SQRT([App.$F$3])" office:value-type="float" office:value="0.00000065995151337049">
            <text:p>6.60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57">
            <text:p>57</text:p>
          </table:table-cell>
          <table:table-cell table:style-name="ce12" table:formula="of:=[.L39]" office:value-type="float" office:value="0">
            <text:p>0</text:p>
          </table:table-cell>
          <table:table-cell table:style-name="ce13" table:formula="of:=SQRT((([.K40]*10^-9)^2)+(([App.$B$3]*([.L40]*10^-12))^2)+((4*(1.38*10^-23)*[App.$E$3])*[App.$B$3]))*SQRT([App.$F$3])" office:value-type="float" office:value="0.000000569373339734133">
            <text:p>5.69E-07</text:p>
          </table:table-cell>
          <table:table-cell table:style-name="ce14" table:formula="of:=[App.$A$3]*(10^-6)" office:value-type="float" office:value="0.000001">
            <text:p>1.00E-06</text:p>
          </table:table-cell>
          <table:table-cell/>
          <table:table-cell table:style-name="ce12" table:formula="of:=[.P39]" office:value-type="float" office:value="0">
            <text:p>0</text:p>
          </table:table-cell>
          <table:table-cell table:style-name="ce10" table:formula="of:=ROUND((ROW()-2)*(([.Q$102]-[.Q$2])/100);2)" office:value-type="float" office:value="0.38">
            <text:p>0.38</text:p>
          </table:table-cell>
          <table:table-cell table:style-name="ce13" table:formula="of:=SQRT((([.P40]*10^-9)^2)+(([App.$B$3]*([.Q40]*10^-12))^2)+((4*(1.38*10^-23)*[App.$E$3])*[App.$B$3]))*SQRT([App.$F$3])" office:value-type="float" office:value="0.000000671219785167273">
            <text:p>6.7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58.5">
            <text:p>58.5</text:p>
          </table:table-cell>
          <table:table-cell table:style-name="ce12" table:formula="of:=[.L40]" office:value-type="float" office:value="0">
            <text:p>0</text:p>
          </table:table-cell>
          <table:table-cell table:style-name="ce13" table:formula="of:=SQRT((([.K41]*10^-9)^2)+(([App.$B$3]*([.L41]*10^-12))^2)+((4*(1.38*10^-23)*[App.$E$3])*[App.$B$3]))*SQRT([App.$F$3])" office:value-type="float" office:value="0.00000057693023841709">
            <text:p>5.77E-07</text:p>
          </table:table-cell>
          <table:table-cell table:style-name="ce14" table:formula="of:=[App.$A$3]*(10^-6)" office:value-type="float" office:value="0.000001">
            <text:p>1.00E-06</text:p>
          </table:table-cell>
          <table:table-cell/>
          <table:table-cell table:style-name="ce12" table:formula="of:=[.P40]" office:value-type="float" office:value="0">
            <text:p>0</text:p>
          </table:table-cell>
          <table:table-cell table:style-name="ce10" table:formula="of:=ROUND((ROW()-2)*(([.Q$102]-[.Q$2])/100);2)" office:value-type="float" office:value="0.39">
            <text:p>0.39</text:p>
          </table:table-cell>
          <table:table-cell table:style-name="ce13" table:formula="of:=SQRT((([.P41]*10^-9)^2)+(([App.$B$3]*([.Q41]*10^-12))^2)+((4*(1.38*10^-23)*[App.$E$3])*[App.$B$3]))*SQRT([App.$F$3])" office:value-type="float" office:value="0.000000682595048326605">
            <text:p>6.83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0">
            <text:p>60</text:p>
          </table:table-cell>
          <table:table-cell table:style-name="ce12" table:formula="of:=[.L41]" office:value-type="float" office:value="0">
            <text:p>0</text:p>
          </table:table-cell>
          <table:table-cell table:style-name="ce13" table:formula="of:=SQRT((([.K42]*10^-9)^2)+(([App.$B$3]*([.L42]*10^-12))^2)+((4*(1.38*10^-23)*[App.$E$3])*[App.$B$3]))*SQRT([App.$F$3])" office:value-type="float" office:value="0.000000584581901875178">
            <text:p>5.85E-07</text:p>
          </table:table-cell>
          <table:table-cell table:style-name="ce14" table:formula="of:=[App.$A$3]*(10^-6)" office:value-type="float" office:value="0.000001">
            <text:p>1.00E-06</text:p>
          </table:table-cell>
          <table:table-cell/>
          <table:table-cell table:style-name="ce12" table:formula="of:=[.P41]" office:value-type="float" office:value="0">
            <text:p>0</text:p>
          </table:table-cell>
          <table:table-cell table:style-name="ce10" table:formula="of:=ROUND((ROW()-2)*(([.Q$102]-[.Q$2])/100);2)" office:value-type="float" office:value="0.4">
            <text:p>0.4</text:p>
          </table:table-cell>
          <table:table-cell table:style-name="ce13" table:formula="of:=SQRT((([.P42]*10^-9)^2)+(([App.$B$3]*([.Q42]*10^-12))^2)+((4*(1.38*10^-23)*[App.$E$3])*[App.$B$3]))*SQRT([App.$F$3])" office:value-type="float" office:value="0.000000694072042370243">
            <text:p>6.9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1.5">
            <text:p>61.5</text:p>
          </table:table-cell>
          <table:table-cell table:style-name="ce12" table:formula="of:=[.L42]" office:value-type="float" office:value="0">
            <text:p>0</text:p>
          </table:table-cell>
          <table:table-cell table:style-name="ce13" table:formula="of:=SQRT((([.K43]*10^-9)^2)+(([App.$B$3]*([.L43]*10^-12))^2)+((4*(1.38*10^-23)*[App.$E$3])*[App.$B$3]))*SQRT([App.$F$3])" office:value-type="float" office:value="0.000000592324657599192">
            <text:p>5.92E-07</text:p>
          </table:table-cell>
          <table:table-cell table:style-name="ce14" table:formula="of:=[App.$A$3]*(10^-6)" office:value-type="float" office:value="0.000001">
            <text:p>1.00E-06</text:p>
          </table:table-cell>
          <table:table-cell/>
          <table:table-cell table:style-name="ce12" table:formula="of:=[.P42]" office:value-type="float" office:value="0">
            <text:p>0</text:p>
          </table:table-cell>
          <table:table-cell table:style-name="ce10" table:formula="of:=ROUND((ROW()-2)*(([.Q$102]-[.Q$2])/100);2)" office:value-type="float" office:value="0.41">
            <text:p>0.41</text:p>
          </table:table-cell>
          <table:table-cell table:style-name="ce13" table:formula="of:=SQRT((([.P43]*10^-9)^2)+(([App.$B$3]*([.Q43]*10^-12))^2)+((4*(1.38*10^-23)*[App.$E$3])*[App.$B$3]))*SQRT([App.$F$3])" office:value-type="float" office:value="0.000000705645803502012">
            <text:p>7.0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3">
            <text:p>63</text:p>
          </table:table-cell>
          <table:table-cell table:style-name="ce12" table:formula="of:=[.L43]" office:value-type="float" office:value="0">
            <text:p>0</text:p>
          </table:table-cell>
          <table:table-cell table:style-name="ce13" table:formula="of:=SQRT((([.K44]*10^-9)^2)+(([App.$B$3]*([.L44]*10^-12))^2)+((4*(1.38*10^-23)*[App.$E$3])*[App.$B$3]))*SQRT([App.$F$3])" office:value-type="float" office:value="0.000000600154979984337">
            <text:p>6.00E-07</text:p>
          </table:table-cell>
          <table:table-cell table:style-name="ce14" table:formula="of:=[App.$A$3]*(10^-6)" office:value-type="float" office:value="0.000001">
            <text:p>1.00E-06</text:p>
          </table:table-cell>
          <table:table-cell/>
          <table:table-cell table:style-name="ce12" table:formula="of:=[.P43]" office:value-type="float" office:value="0">
            <text:p>0</text:p>
          </table:table-cell>
          <table:table-cell table:style-name="ce10" table:formula="of:=ROUND((ROW()-2)*(([.Q$102]-[.Q$2])/100);2)" office:value-type="float" office:value="0.42">
            <text:p>0.42</text:p>
          </table:table-cell>
          <table:table-cell table:style-name="ce13" table:formula="of:=SQRT((([.P44]*10^-9)^2)+(([App.$B$3]*([.Q44]*10^-12))^2)+((4*(1.38*10^-23)*[App.$E$3])*[App.$B$3]))*SQRT([App.$F$3])" office:value-type="float" office:value="0.00000071731164775152">
            <text:p>7.17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4.5">
            <text:p>64.5</text:p>
          </table:table-cell>
          <table:table-cell table:style-name="ce12" table:formula="of:=[.L44]" office:value-type="float" office:value="0">
            <text:p>0</text:p>
          </table:table-cell>
          <table:table-cell table:style-name="ce13" table:formula="of:=SQRT((([.K45]*10^-9)^2)+(([App.$B$3]*([.L45]*10^-12))^2)+((4*(1.38*10^-23)*[App.$E$3])*[App.$B$3]))*SQRT([App.$F$3])" office:value-type="float" office:value="0.000000608069486160916">
            <text:p>6.08E-07</text:p>
          </table:table-cell>
          <table:table-cell table:style-name="ce14" table:formula="of:=[App.$A$3]*(10^-6)" office:value-type="float" office:value="0.000001">
            <text:p>1.00E-06</text:p>
          </table:table-cell>
          <table:table-cell/>
          <table:table-cell table:style-name="ce12" table:formula="of:=[.P44]" office:value-type="float" office:value="0">
            <text:p>0</text:p>
          </table:table-cell>
          <table:table-cell table:style-name="ce10" table:formula="of:=ROUND((ROW()-2)*(([.Q$102]-[.Q$2])/100);2)" office:value-type="float" office:value="0.43">
            <text:p>0.43</text:p>
          </table:table-cell>
          <table:table-cell table:style-name="ce13" table:formula="of:=SQRT((([.P45]*10^-9)^2)+(([App.$B$3]*([.Q45]*10^-12))^2)+((4*(1.38*10^-23)*[App.$E$3])*[App.$B$3]))*SQRT([App.$F$3])" office:value-type="float" office:value="0.000000729065154838716">
            <text:p>7.29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6">
            <text:p>66</text:p>
          </table:table-cell>
          <table:table-cell table:style-name="ce12" table:formula="of:=[.L45]" office:value-type="float" office:value="0">
            <text:p>0</text:p>
          </table:table-cell>
          <table:table-cell table:style-name="ce13" table:formula="of:=SQRT((([.K46]*10^-9)^2)+(([App.$B$3]*([.L46]*10^-12))^2)+((4*(1.38*10^-23)*[App.$E$3])*[App.$B$3]))*SQRT([App.$F$3])" office:value-type="float" office:value="0.000000616064931642761">
            <text:p>6.16E-07</text:p>
          </table:table-cell>
          <table:table-cell table:style-name="ce14" table:formula="of:=[App.$A$3]*(10^-6)" office:value-type="float" office:value="0.000001">
            <text:p>1.00E-06</text:p>
          </table:table-cell>
          <table:table-cell/>
          <table:table-cell table:style-name="ce12" table:formula="of:=[.P45]" office:value-type="float" office:value="0">
            <text:p>0</text:p>
          </table:table-cell>
          <table:table-cell table:style-name="ce10" table:formula="of:=ROUND((ROW()-2)*(([.Q$102]-[.Q$2])/100);2)" office:value-type="float" office:value="0.44">
            <text:p>0.44</text:p>
          </table:table-cell>
          <table:table-cell table:style-name="ce13" table:formula="of:=SQRT((([.P46]*10^-9)^2)+(([App.$B$3]*([.Q46]*10^-12))^2)+((4*(1.38*10^-23)*[App.$E$3])*[App.$B$3]))*SQRT([App.$F$3])" office:value-type="float" office:value="0.000000740902152784023">
            <text:p>7.4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7.5">
            <text:p>67.5</text:p>
          </table:table-cell>
          <table:table-cell table:style-name="ce12" table:formula="of:=[.L46]" office:value-type="float" office:value="0">
            <text:p>0</text:p>
          </table:table-cell>
          <table:table-cell table:style-name="ce13" table:formula="of:=SQRT((([.K47]*10^-9)^2)+(([App.$B$3]*([.L47]*10^-12))^2)+((4*(1.38*10^-23)*[App.$E$3])*[App.$B$3]))*SQRT([App.$F$3])" office:value-type="float" office:value="0.000000624138205848673">
            <text:p>6.24E-07</text:p>
          </table:table-cell>
          <table:table-cell table:style-name="ce14" table:formula="of:=[App.$A$3]*(10^-6)" office:value-type="float" office:value="0.000001">
            <text:p>1.00E-06</text:p>
          </table:table-cell>
          <table:table-cell/>
          <table:table-cell table:style-name="ce12" table:formula="of:=[.P46]" office:value-type="float" office:value="0">
            <text:p>0</text:p>
          </table:table-cell>
          <table:table-cell table:style-name="ce10" table:formula="of:=ROUND((ROW()-2)*(([.Q$102]-[.Q$2])/100);2)" office:value-type="float" office:value="0.45">
            <text:p>0.45</text:p>
          </table:table-cell>
          <table:table-cell table:style-name="ce13" table:formula="of:=SQRT((([.P47]*10^-9)^2)+(([App.$B$3]*([.Q47]*10^-12))^2)+((4*(1.38*10^-23)*[App.$E$3])*[App.$B$3]))*SQRT([App.$F$3])" office:value-type="float" office:value="0.000000752818703274567">
            <text:p>7.53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69">
            <text:p>69</text:p>
          </table:table-cell>
          <table:table-cell table:style-name="ce12" table:formula="of:=[.L47]" office:value-type="float" office:value="0">
            <text:p>0</text:p>
          </table:table-cell>
          <table:table-cell table:style-name="ce13" table:formula="of:=SQRT((([.K48]*10^-9)^2)+(([App.$B$3]*([.L48]*10^-12))^2)+((4*(1.38*10^-23)*[App.$E$3])*[App.$B$3]))*SQRT([App.$F$3])" office:value-type="float" office:value="0.000000632286327544729">
            <text:p>6.32E-07</text:p>
          </table:table-cell>
          <table:table-cell table:style-name="ce14" table:formula="of:=[App.$A$3]*(10^-6)" office:value-type="float" office:value="0.000001">
            <text:p>1.00E-06</text:p>
          </table:table-cell>
          <table:table-cell/>
          <table:table-cell table:style-name="ce12" table:formula="of:=[.P47]" office:value-type="float" office:value="0">
            <text:p>0</text:p>
          </table:table-cell>
          <table:table-cell table:style-name="ce10" table:formula="of:=ROUND((ROW()-2)*(([.Q$102]-[.Q$2])/100);2)" office:value-type="float" office:value="0.46">
            <text:p>0.46</text:p>
          </table:table-cell>
          <table:table-cell table:style-name="ce13" table:formula="of:=SQRT((([.P48]*10^-9)^2)+(([App.$B$3]*([.Q48]*10^-12))^2)+((4*(1.38*10^-23)*[App.$E$3])*[App.$B$3]))*SQRT([App.$F$3])" office:value-type="float" office:value="0.000000764811087785736">
            <text:p>7.6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0.5">
            <text:p>70.5</text:p>
          </table:table-cell>
          <table:table-cell table:style-name="ce12" table:formula="of:=[.L48]" office:value-type="float" office:value="0">
            <text:p>0</text:p>
          </table:table-cell>
          <table:table-cell table:style-name="ce13" table:formula="of:=SQRT((([.K49]*10^-9)^2)+(([App.$B$3]*([.L49]*10^-12))^2)+((4*(1.38*10^-23)*[App.$E$3])*[App.$B$3]))*SQRT([App.$F$3])" office:value-type="float" office:value="0.000000640506440248652">
            <text:p>6.41E-07</text:p>
          </table:table-cell>
          <table:table-cell table:style-name="ce14" table:formula="of:=[App.$A$3]*(10^-6)" office:value-type="float" office:value="0.000001">
            <text:p>1.00E-06</text:p>
          </table:table-cell>
          <table:table-cell/>
          <table:table-cell table:style-name="ce12" table:formula="of:=[.P48]" office:value-type="float" office:value="0">
            <text:p>0</text:p>
          </table:table-cell>
          <table:table-cell table:style-name="ce10" table:formula="of:=ROUND((ROW()-2)*(([.Q$102]-[.Q$2])/100);2)" office:value-type="float" office:value="0.47">
            <text:p>0.47</text:p>
          </table:table-cell>
          <table:table-cell table:style-name="ce13" table:formula="of:=SQRT((([.P49]*10^-9)^2)+(([App.$B$3]*([.Q49]*10^-12))^2)+((4*(1.38*10^-23)*[App.$E$3])*[App.$B$3]))*SQRT([App.$F$3])" office:value-type="float" office:value="0.000000776875794448508">
            <text:p>7.77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2">
            <text:p>72</text:p>
          </table:table-cell>
          <table:table-cell table:style-name="ce12" table:formula="of:=[.L49]" office:value-type="float" office:value="0">
            <text:p>0</text:p>
          </table:table-cell>
          <table:table-cell table:style-name="ce13" table:formula="of:=SQRT((([.K50]*10^-9)^2)+(([App.$B$3]*([.L50]*10^-12))^2)+((4*(1.38*10^-23)*[App.$E$3])*[App.$B$3]))*SQRT([App.$F$3])" office:value-type="float" office:value="0.000000648795807631338">
            <text:p>6.49E-07</text:p>
          </table:table-cell>
          <table:table-cell table:style-name="ce14" table:formula="of:=[App.$A$3]*(10^-6)" office:value-type="float" office:value="0.000001">
            <text:p>1.00E-06</text:p>
          </table:table-cell>
          <table:table-cell/>
          <table:table-cell table:style-name="ce12" table:formula="of:=[.P49]" office:value-type="float" office:value="0">
            <text:p>0</text:p>
          </table:table-cell>
          <table:table-cell table:style-name="ce10" table:formula="of:=ROUND((ROW()-2)*(([.Q$102]-[.Q$2])/100);2)" office:value-type="float" office:value="0.48">
            <text:p>0.48</text:p>
          </table:table-cell>
          <table:table-cell table:style-name="ce13" table:formula="of:=SQRT((([.P50]*10^-9)^2)+(([App.$B$3]*([.Q50]*10^-12))^2)+((4*(1.38*10^-23)*[App.$E$3])*[App.$B$3]))*SQRT([App.$F$3])" office:value-type="float" office:value="0.000000789009505646161">
            <text:p>7.89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3.5">
            <text:p>73.5</text:p>
          </table:table-cell>
          <table:table-cell table:style-name="ce12" table:formula="of:=[.L50]" office:value-type="float" office:value="0">
            <text:p>0</text:p>
          </table:table-cell>
          <table:table-cell table:style-name="ce13" table:formula="of:=SQRT((([.K51]*10^-9)^2)+(([App.$B$3]*([.L51]*10^-12))^2)+((4*(1.38*10^-23)*[App.$E$3])*[App.$B$3]))*SQRT([App.$F$3])" office:value-type="float" office:value="0.000000657151808945239">
            <text:p>6.57E-07</text:p>
          </table:table-cell>
          <table:table-cell table:style-name="ce14" table:formula="of:=[App.$A$3]*(10^-6)" office:value-type="float" office:value="0.000001">
            <text:p>1.00E-06</text:p>
          </table:table-cell>
          <table:table-cell/>
          <table:table-cell table:style-name="ce12" table:formula="of:=[.P50]" office:value-type="float" office:value="0">
            <text:p>0</text:p>
          </table:table-cell>
          <table:table-cell table:style-name="ce10" table:formula="of:=ROUND((ROW()-2)*(([.Q$102]-[.Q$2])/100);2)" office:value-type="float" office:value="0.49">
            <text:p>0.49</text:p>
          </table:table-cell>
          <table:table-cell table:style-name="ce13" table:formula="of:=SQRT((([.P51]*10^-9)^2)+(([App.$B$3]*([.Q51]*10^-12))^2)+((4*(1.38*10^-23)*[App.$E$3])*[App.$B$3]))*SQRT([App.$F$3])" office:value-type="float" office:value="0.000000801209086318921">
            <text:p>8.0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5">
            <text:p>75</text:p>
          </table:table-cell>
          <table:table-cell table:style-name="ce12" table:formula="of:=[.L51]" office:value-type="float" office:value="0">
            <text:p>0</text:p>
          </table:table-cell>
          <table:table-cell table:style-name="ce13" table:formula="of:=SQRT((([.K52]*10^-9)^2)+(([App.$B$3]*([.L52]*10^-12))^2)+((4*(1.38*10^-23)*[App.$E$3])*[App.$B$3]))*SQRT([App.$F$3])" office:value-type="float" office:value="0.000000665571934504453">
            <text:p>6.66E-07</text:p>
          </table:table-cell>
          <table:table-cell table:style-name="ce14" table:formula="of:=[App.$A$3]*(10^-6)" office:value-type="float" office:value="0.000001">
            <text:p>1.00E-06</text:p>
          </table:table-cell>
          <table:table-cell/>
          <table:table-cell table:style-name="ce12" table:formula="of:=[.P51]" office:value-type="float" office:value="0">
            <text:p>0</text:p>
          </table:table-cell>
          <table:table-cell table:style-name="ce10" table:formula="of:=ROUND((ROW()-2)*(([.Q$102]-[.Q$2])/100);2)" office:value-type="float" office:value="0.5">
            <text:p>0.5</text:p>
          </table:table-cell>
          <table:table-cell table:style-name="ce13" table:formula="of:=SQRT((([.P52]*10^-9)^2)+(([App.$B$3]*([.Q52]*10^-12))^2)+((4*(1.38*10^-23)*[App.$E$3])*[App.$B$3]))*SQRT([App.$F$3])" office:value-type="float" office:value="0.000000813471572951385">
            <text:p>8.13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6.5">
            <text:p>76.5</text:p>
          </table:table-cell>
          <table:table-cell table:style-name="ce12" table:formula="of:=[.L52]" office:value-type="float" office:value="0">
            <text:p>0</text:p>
          </table:table-cell>
          <table:table-cell table:style-name="ce13" table:formula="of:=SQRT((([.K53]*10^-9)^2)+(([App.$B$3]*([.L53]*10^-12))^2)+((4*(1.38*10^-23)*[App.$E$3])*[App.$B$3]))*SQRT([App.$F$3])" office:value-type="float" office:value="0.000000674053781237076">
            <text:p>6.74E-07</text:p>
          </table:table-cell>
          <table:table-cell table:style-name="ce14" table:formula="of:=[App.$A$3]*(10^-6)" office:value-type="float" office:value="0.000001">
            <text:p>1.00E-06</text:p>
          </table:table-cell>
          <table:table-cell/>
          <table:table-cell table:style-name="ce12" table:formula="of:=[.P52]" office:value-type="float" office:value="0">
            <text:p>0</text:p>
          </table:table-cell>
          <table:table-cell table:style-name="ce10" table:formula="of:=ROUND((ROW()-2)*(([.Q$102]-[.Q$2])/100);2)" office:value-type="float" office:value="0.51">
            <text:p>0.51</text:p>
          </table:table-cell>
          <table:table-cell table:style-name="ce13" table:formula="of:=SQRT((([.P53]*10^-9)^2)+(([App.$B$3]*([.Q53]*10^-12))^2)+((4*(1.38*10^-23)*[App.$E$3])*[App.$B$3]))*SQRT([App.$F$3])" office:value-type="float" office:value="0.000000825794163215023">
            <text:p>8.2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8">
            <text:p>78</text:p>
          </table:table-cell>
          <table:table-cell table:style-name="ce12" table:formula="of:=[.L53]" office:value-type="float" office:value="0">
            <text:p>0</text:p>
          </table:table-cell>
          <table:table-cell table:style-name="ce13" table:formula="of:=SQRT((([.K54]*10^-9)^2)+(([App.$B$3]*([.L54]*10^-12))^2)+((4*(1.38*10^-23)*[App.$E$3])*[App.$B$3]))*SQRT([App.$F$3])" office:value-type="float" office:value="0.000000682595048326605">
            <text:p>6.83E-07</text:p>
          </table:table-cell>
          <table:table-cell table:style-name="ce14" table:formula="of:=[App.$A$3]*(10^-6)" office:value-type="float" office:value="0.000001">
            <text:p>1.00E-06</text:p>
          </table:table-cell>
          <table:table-cell/>
          <table:table-cell table:style-name="ce12" table:formula="of:=[.P53]" office:value-type="float" office:value="0">
            <text:p>0</text:p>
          </table:table-cell>
          <table:table-cell table:style-name="ce10" table:formula="of:=ROUND((ROW()-2)*(([.Q$102]-[.Q$2])/100);2)" office:value-type="float" office:value="0.52">
            <text:p>0.52</text:p>
          </table:table-cell>
          <table:table-cell table:style-name="ce13" table:formula="of:=SQRT((([.P54]*10^-9)^2)+(([App.$B$3]*([.Q54]*10^-12))^2)+((4*(1.38*10^-23)*[App.$E$3])*[App.$B$3]))*SQRT([App.$F$3])" office:value-type="float" office:value="0.000000838174206236389">
            <text:p>8.3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79.5">
            <text:p>79.5</text:p>
          </table:table-cell>
          <table:table-cell table:style-name="ce12" table:formula="of:=[.L54]" office:value-type="float" office:value="0">
            <text:p>0</text:p>
          </table:table-cell>
          <table:table-cell table:style-name="ce13" table:formula="of:=SQRT((([.K55]*10^-9)^2)+(([App.$B$3]*([.L55]*10^-12))^2)+((4*(1.38*10^-23)*[App.$E$3])*[App.$B$3]))*SQRT([App.$F$3])" office:value-type="float" office:value="0.000000691193532955858">
            <text:p>6.91E-07</text:p>
          </table:table-cell>
          <table:table-cell table:style-name="ce14" table:formula="of:=[App.$A$3]*(10^-6)" office:value-type="float" office:value="0.000001">
            <text:p>1.00E-06</text:p>
          </table:table-cell>
          <table:table-cell/>
          <table:table-cell table:style-name="ce12" table:formula="of:=[.P54]" office:value-type="float" office:value="0">
            <text:p>0</text:p>
          </table:table-cell>
          <table:table-cell table:style-name="ce10" table:formula="of:=ROUND((ROW()-2)*(([.Q$102]-[.Q$2])/100);2)" office:value-type="float" office:value="0.53">
            <text:p>0.53</text:p>
          </table:table-cell>
          <table:table-cell table:style-name="ce13" table:formula="of:=SQRT((([.P55]*10^-9)^2)+(([App.$B$3]*([.Q55]*10^-12))^2)+((4*(1.38*10^-23)*[App.$E$3])*[App.$B$3]))*SQRT([App.$F$3])" office:value-type="float" office:value="0.000000850609193460781">
            <text:p>8.5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81">
            <text:p>81</text:p>
          </table:table-cell>
          <table:table-cell table:style-name="ce12" table:formula="of:=[.L55]" office:value-type="float" office:value="0">
            <text:p>0</text:p>
          </table:table-cell>
          <table:table-cell table:style-name="ce13" table:formula="of:=SQRT((([.K56]*10^-9)^2)+(([App.$B$3]*([.L56]*10^-12))^2)+((4*(1.38*10^-23)*[App.$E$3])*[App.$B$3]))*SQRT([App.$F$3])" office:value-type="float" office:value="0.000000699847126163993">
            <text:p>7.00E-07</text:p>
          </table:table-cell>
          <table:table-cell table:style-name="ce14" table:formula="of:=[App.$A$3]*(10^-6)" office:value-type="float" office:value="0.000001">
            <text:p>1.00E-06</text:p>
          </table:table-cell>
          <table:table-cell/>
          <table:table-cell table:style-name="ce12" table:formula="of:=[.P55]" office:value-type="float" office:value="0">
            <text:p>0</text:p>
          </table:table-cell>
          <table:table-cell table:style-name="ce10" table:formula="of:=ROUND((ROW()-2)*(([.Q$102]-[.Q$2])/100);2)" office:value-type="float" office:value="0.54">
            <text:p>0.54</text:p>
          </table:table-cell>
          <table:table-cell table:style-name="ce13" table:formula="of:=SQRT((([.P56]*10^-9)^2)+(([App.$B$3]*([.Q56]*10^-12))^2)+((4*(1.38*10^-23)*[App.$E$3])*[App.$B$3]))*SQRT([App.$F$3])" office:value-type="float" office:value="0.000000863096750080778">
            <text:p>8.63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82.5">
            <text:p>82.5</text:p>
          </table:table-cell>
          <table:table-cell table:style-name="ce12" table:formula="of:=[.L56]" office:value-type="float" office:value="0">
            <text:p>0</text:p>
          </table:table-cell>
          <table:table-cell table:style-name="ce13" table:formula="of:=SQRT((([.K57]*10^-9)^2)+(([App.$B$3]*([.L57]*10^-12))^2)+((4*(1.38*10^-23)*[App.$E$3])*[App.$B$3]))*SQRT([App.$F$3])" office:value-type="float" office:value="0.000000708553808824707">
            <text:p>7.09E-07</text:p>
          </table:table-cell>
          <table:table-cell table:style-name="ce14" table:formula="of:=[App.$A$3]*(10^-6)" office:value-type="float" office:value="0.000001">
            <text:p>1.00E-06</text:p>
          </table:table-cell>
          <table:table-cell/>
          <table:table-cell table:style-name="ce12" table:formula="of:=[.P56]" office:value-type="float" office:value="0">
            <text:p>0</text:p>
          </table:table-cell>
          <table:table-cell table:style-name="ce10" table:formula="of:=ROUND((ROW()-2)*(([.Q$102]-[.Q$2])/100);2)" office:value-type="float" office:value="0.55">
            <text:p>0.55</text:p>
          </table:table-cell>
          <table:table-cell table:style-name="ce13" table:formula="of:=SQRT((([.P57]*10^-9)^2)+(([App.$B$3]*([.Q57]*10^-12))^2)+((4*(1.38*10^-23)*[App.$E$3])*[App.$B$3]))*SQRT([App.$F$3])" office:value-type="float" office:value="0.000000875634626999184">
            <text:p>8.7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84">
            <text:p>84</text:p>
          </table:table-cell>
          <table:table-cell table:style-name="ce12" table:formula="of:=[.L57]" office:value-type="float" office:value="0">
            <text:p>0</text:p>
          </table:table-cell>
          <table:table-cell table:style-name="ce13" table:formula="of:=SQRT((([.K58]*10^-9)^2)+(([App.$B$3]*([.L58]*10^-12))^2)+((4*(1.38*10^-23)*[App.$E$3])*[App.$B$3]))*SQRT([App.$F$3])" office:value-type="float" office:value="0.00000071731164775152">
            <text:p>7.17E-07</text:p>
          </table:table-cell>
          <table:table-cell table:style-name="ce14" table:formula="of:=[App.$A$3]*(10^-6)" office:value-type="float" office:value="0.000001">
            <text:p>1.00E-06</text:p>
          </table:table-cell>
          <table:table-cell/>
          <table:table-cell table:style-name="ce12" table:formula="of:=[.P57]" office:value-type="float" office:value="0">
            <text:p>0</text:p>
          </table:table-cell>
          <table:table-cell table:style-name="ce10" table:formula="of:=ROUND((ROW()-2)*(([.Q$102]-[.Q$2])/100);2)" office:value-type="float" office:value="0.56">
            <text:p>0.56</text:p>
          </table:table-cell>
          <table:table-cell table:style-name="ce13" table:formula="of:=SQRT((([.P58]*10^-9)^2)+(([App.$B$3]*([.Q58]*10^-12))^2)+((4*(1.38*10^-23)*[App.$E$3])*[App.$B$3]))*SQRT([App.$F$3])" office:value-type="float" office:value="0.000000888220693296435">
            <text:p>8.8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85.5">
            <text:p>85.5</text:p>
          </table:table-cell>
          <table:table-cell table:style-name="ce12" table:formula="of:=[.L58]" office:value-type="float" office:value="0">
            <text:p>0</text:p>
          </table:table-cell>
          <table:table-cell table:style-name="ce13" table:formula="of:=SQRT((([.K59]*10^-9)^2)+(([App.$B$3]*([.L59]*10^-12))^2)+((4*(1.38*10^-23)*[App.$E$3])*[App.$B$3]))*SQRT([App.$F$3])" office:value-type="float" office:value="0.000000726118791934212">
            <text:p>7.26E-07</text:p>
          </table:table-cell>
          <table:table-cell table:style-name="ce14" table:formula="of:=[App.$A$3]*(10^-6)" office:value-type="float" office:value="0.000001">
            <text:p>1.00E-06</text:p>
          </table:table-cell>
          <table:table-cell/>
          <table:table-cell table:style-name="ce12" table:formula="of:=[.P58]" office:value-type="float" office:value="0">
            <text:p>0</text:p>
          </table:table-cell>
          <table:table-cell table:style-name="ce10" table:formula="of:=ROUND((ROW()-2)*(([.Q$102]-[.Q$2])/100);2)" office:value-type="float" office:value="0.57">
            <text:p>0.57</text:p>
          </table:table-cell>
          <table:table-cell table:style-name="ce13" table:formula="of:=SQRT((([.P59]*10^-9)^2)+(([App.$B$3]*([.Q59]*10^-12))^2)+((4*(1.38*10^-23)*[App.$E$3])*[App.$B$3]))*SQRT([App.$F$3])" office:value-type="float" office:value="0.000000900852929173236">
            <text:p>9.01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87">
            <text:p>87</text:p>
          </table:table-cell>
          <table:table-cell table:style-name="ce12" table:formula="of:=[.L59]" office:value-type="float" office:value="0">
            <text:p>0</text:p>
          </table:table-cell>
          <table:table-cell table:style-name="ce13" table:formula="of:=SQRT((([.K60]*10^-9)^2)+(([App.$B$3]*([.L60]*10^-12))^2)+((4*(1.38*10^-23)*[App.$E$3])*[App.$B$3]))*SQRT([App.$F$3])" office:value-type="float" office:value="0.000000734973468908913">
            <text:p>7.35E-07</text:p>
          </table:table-cell>
          <table:table-cell table:style-name="ce14" table:formula="of:=[App.$A$3]*(10^-6)" office:value-type="float" office:value="0.000001">
            <text:p>1.00E-06</text:p>
          </table:table-cell>
          <table:table-cell/>
          <table:table-cell table:style-name="ce12" table:formula="of:=[.P59]" office:value-type="float" office:value="0">
            <text:p>0</text:p>
          </table:table-cell>
          <table:table-cell table:style-name="ce10" table:formula="of:=ROUND((ROW()-2)*(([.Q$102]-[.Q$2])/100);2)" office:value-type="float" office:value="0.58">
            <text:p>0.58</text:p>
          </table:table-cell>
          <table:table-cell table:style-name="ce13" table:formula="of:=SQRT((([.P60]*10^-9)^2)+(([App.$B$3]*([.Q60]*10^-12))^2)+((4*(1.38*10^-23)*[App.$E$3])*[App.$B$3]))*SQRT([App.$F$3])" office:value-type="float" office:value="0.000000913529419340177">
            <text:p>9.14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88.5">
            <text:p>88.5</text:p>
          </table:table-cell>
          <table:table-cell table:style-name="ce12" table:formula="of:=[.L60]" office:value-type="float" office:value="0">
            <text:p>0</text:p>
          </table:table-cell>
          <table:table-cell table:style-name="ce13" table:formula="of:=SQRT((([.K61]*10^-9)^2)+(([App.$B$3]*([.L61]*10^-12))^2)+((4*(1.38*10^-23)*[App.$E$3])*[App.$B$3]))*SQRT([App.$F$3])" office:value-type="float" office:value="0.000000743873981262956">
            <text:p>7.44E-07</text:p>
          </table:table-cell>
          <table:table-cell table:style-name="ce14" table:formula="of:=[App.$A$3]*(10^-6)" office:value-type="float" office:value="0.000001">
            <text:p>1.00E-06</text:p>
          </table:table-cell>
          <table:table-cell/>
          <table:table-cell table:style-name="ce12" table:formula="of:=[.P60]" office:value-type="float" office:value="0">
            <text:p>0</text:p>
          </table:table-cell>
          <table:table-cell table:style-name="ce10" table:formula="of:=ROUND((ROW()-2)*(([.Q$102]-[.Q$2])/100);2)" office:value-type="float" office:value="0.59">
            <text:p>0.59</text:p>
          </table:table-cell>
          <table:table-cell table:style-name="ce13" table:formula="of:=SQRT((([.P61]*10^-9)^2)+(([App.$B$3]*([.Q61]*10^-12))^2)+((4*(1.38*10^-23)*[App.$E$3])*[App.$B$3]))*SQRT([App.$F$3])" office:value-type="float" office:value="0.000000926248346827135">
            <text:p>9.26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0">
            <text:p>90</text:p>
          </table:table-cell>
          <table:table-cell table:style-name="ce12" table:formula="of:=[.L61]" office:value-type="float" office:value="0">
            <text:p>0</text:p>
          </table:table-cell>
          <table:table-cell table:style-name="ce13" table:formula="of:=SQRT((([.K62]*10^-9)^2)+(([App.$B$3]*([.L62]*10^-12))^2)+((4*(1.38*10^-23)*[App.$E$3])*[App.$B$3]))*SQRT([App.$F$3])" office:value-type="float" office:value="0.000000752818703274567">
            <text:p>7.53E-07</text:p>
          </table:table-cell>
          <table:table-cell table:style-name="ce14" table:formula="of:=[App.$A$3]*(10^-6)" office:value-type="float" office:value="0.000001">
            <text:p>1.00E-06</text:p>
          </table:table-cell>
          <table:table-cell/>
          <table:table-cell table:style-name="ce12" table:formula="of:=[.P61]" office:value-type="float" office:value="0">
            <text:p>0</text:p>
          </table:table-cell>
          <table:table-cell table:style-name="ce10" table:formula="of:=ROUND((ROW()-2)*(([.Q$102]-[.Q$2])/100);2)" office:value-type="float" office:value="0.6">
            <text:p>0.6</text:p>
          </table:table-cell>
          <table:table-cell table:style-name="ce13" table:formula="of:=SQRT((([.P62]*10^-9)^2)+(([App.$B$3]*([.Q62]*10^-12))^2)+((4*(1.38*10^-23)*[App.$E$3])*[App.$B$3]))*SQRT([App.$F$3])" office:value-type="float" office:value="0.000000939007987186478">
            <text:p>9.39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1.5">
            <text:p>91.5</text:p>
          </table:table-cell>
          <table:table-cell table:style-name="ce12" table:formula="of:=[.L62]" office:value-type="float" office:value="0">
            <text:p>0</text:p>
          </table:table-cell>
          <table:table-cell table:style-name="ce13" table:formula="of:=SQRT((([.K63]*10^-9)^2)+(([App.$B$3]*([.L63]*10^-12))^2)+((4*(1.38*10^-23)*[App.$E$3])*[App.$B$3]))*SQRT([App.$F$3])" office:value-type="float" office:value="0.000000761806077686441">
            <text:p>7.62E-07</text:p>
          </table:table-cell>
          <table:table-cell table:style-name="ce14" table:formula="of:=[App.$A$3]*(10^-6)" office:value-type="float" office:value="0.000001">
            <text:p>1.00E-06</text:p>
          </table:table-cell>
          <table:table-cell/>
          <table:table-cell table:style-name="ce12" table:formula="of:=[.P62]" office:value-type="float" office:value="0">
            <text:p>0</text:p>
          </table:table-cell>
          <table:table-cell table:style-name="ce10" table:formula="of:=ROUND((ROW()-2)*(([.Q$102]-[.Q$2])/100);2)" office:value-type="float" office:value="0.61">
            <text:p>0.61</text:p>
          </table:table-cell>
          <table:table-cell table:style-name="ce13" table:formula="of:=SQRT((([.P63]*10^-9)^2)+(([App.$B$3]*([.Q63]*10^-12))^2)+((4*(1.38*10^-23)*[App.$E$3])*[App.$B$3]))*SQRT([App.$F$3])" office:value-type="float" office:value="0.000000951806703065281">
            <text:p>9.52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3">
            <text:p>93</text:p>
          </table:table-cell>
          <table:table-cell table:style-name="ce12" table:formula="of:=[.L63]" office:value-type="float" office:value="0">
            <text:p>0</text:p>
          </table:table-cell>
          <table:table-cell table:style-name="ce13" table:formula="of:=SQRT((([.K64]*10^-9)^2)+(([App.$B$3]*([.L64]*10^-12))^2)+((4*(1.38*10^-23)*[App.$E$3])*[App.$B$3]))*SQRT([App.$F$3])" office:value-type="float" office:value="0.000000770834612611551">
            <text:p>7.71E-07</text:p>
          </table:table-cell>
          <table:table-cell table:style-name="ce14" table:formula="of:=[App.$A$3]*(10^-6)" office:value-type="float" office:value="0.000001">
            <text:p>1.00E-06</text:p>
          </table:table-cell>
          <table:table-cell/>
          <table:table-cell table:style-name="ce12" table:formula="of:=[.P63]" office:value-type="float" office:value="0">
            <text:p>0</text:p>
          </table:table-cell>
          <table:table-cell table:style-name="ce10" table:formula="of:=ROUND((ROW()-2)*(([.Q$102]-[.Q$2])/100);2)" office:value-type="float" office:value="0.62">
            <text:p>0.62</text:p>
          </table:table-cell>
          <table:table-cell table:style-name="ce13" table:formula="of:=SQRT((([.P64]*10^-9)^2)+(([App.$B$3]*([.Q64]*10^-12))^2)+((4*(1.38*10^-23)*[App.$E$3])*[App.$B$3]))*SQRT([App.$F$3])" office:value-type="float" office:value="0.000000964642939123073">
            <text:p>9.65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4.5">
            <text:p>94.5</text:p>
          </table:table-cell>
          <table:table-cell table:style-name="ce12" table:formula="of:=[.L64]" office:value-type="float" office:value="0">
            <text:p>0</text:p>
          </table:table-cell>
          <table:table-cell table:style-name="ce13" table:formula="of:=SQRT((([.K65]*10^-9)^2)+(([App.$B$3]*([.L65]*10^-12))^2)+((4*(1.38*10^-23)*[App.$E$3])*[App.$B$3]))*SQRT([App.$F$3])" office:value-type="float" office:value="0.000000779902878568864">
            <text:p>7.80E-07</text:p>
          </table:table-cell>
          <table:table-cell table:style-name="ce14" table:formula="of:=[App.$A$3]*(10^-6)" office:value-type="float" office:value="0.000001">
            <text:p>1.00E-06</text:p>
          </table:table-cell>
          <table:table-cell/>
          <table:table-cell table:style-name="ce12" table:formula="of:=[.P64]" office:value-type="float" office:value="0">
            <text:p>0</text:p>
          </table:table-cell>
          <table:table-cell table:style-name="ce10" table:formula="of:=ROUND((ROW()-2)*(([.Q$102]-[.Q$2])/100);2)" office:value-type="float" office:value="0.63">
            <text:p>0.63</text:p>
          </table:table-cell>
          <table:table-cell table:style-name="ce13" table:formula="of:=SQRT((([.P65]*10^-9)^2)+(([App.$B$3]*([.Q65]*10^-12))^2)+((4*(1.38*10^-23)*[App.$E$3])*[App.$B$3]))*SQRT([App.$F$3])" office:value-type="float" office:value="0.000000977515217272857">
            <text:p>9.78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6">
            <text:p>96</text:p>
          </table:table-cell>
          <table:table-cell table:style-name="ce12" table:formula="of:=[.L65]" office:value-type="float" office:value="0">
            <text:p>0</text:p>
          </table:table-cell>
          <table:table-cell table:style-name="ce13" table:formula="of:=SQRT((([.K66]*10^-9)^2)+(([App.$B$3]*([.L66]*10^-12))^2)+((4*(1.38*10^-23)*[App.$E$3])*[App.$B$3]))*SQRT([App.$F$3])" office:value-type="float" office:value="0.000000789009505646162">
            <text:p>7.89E-07</text:p>
          </table:table-cell>
          <table:table-cell table:style-name="ce14" table:formula="of:=[App.$A$3]*(10^-6)" office:value-type="float" office:value="0.000001">
            <text:p>1.00E-06</text:p>
          </table:table-cell>
          <table:table-cell/>
          <table:table-cell table:style-name="ce12" table:formula="of:=[.P65]" office:value-type="float" office:value="0">
            <text:p>0</text:p>
          </table:table-cell>
          <table:table-cell table:style-name="ce10" table:formula="of:=ROUND((ROW()-2)*(([.Q$102]-[.Q$2])/100);2)" office:value-type="float" office:value="0.64">
            <text:p>0.64</text:p>
          </table:table-cell>
          <table:table-cell table:style-name="ce13" table:formula="of:=SQRT((([.P66]*10^-9)^2)+(([App.$B$3]*([.Q66]*10^-12))^2)+((4*(1.38*10^-23)*[App.$E$3])*[App.$B$3]))*SQRT([App.$F$3])" office:value-type="float" office:value="0.000000990422132224437">
            <text:p>9.90E-07</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7.5">
            <text:p>97.5</text:p>
          </table:table-cell>
          <table:table-cell table:style-name="ce12" table:formula="of:=[.L66]" office:value-type="float" office:value="0">
            <text:p>0</text:p>
          </table:table-cell>
          <table:table-cell table:style-name="ce13" table:formula="of:=SQRT((([.K67]*10^-9)^2)+(([App.$B$3]*([.L67]*10^-12))^2)+((4*(1.38*10^-23)*[App.$E$3])*[App.$B$3]))*SQRT([App.$F$3])" office:value-type="float" office:value="0.000000798153180786746">
            <text:p>7.98E-07</text:p>
          </table:table-cell>
          <table:table-cell table:style-name="ce14" table:formula="of:=[App.$A$3]*(10^-6)" office:value-type="float" office:value="0.000001">
            <text:p>1.00E-06</text:p>
          </table:table-cell>
          <table:table-cell/>
          <table:table-cell table:style-name="ce12" table:formula="of:=[.P66]" office:value-type="float" office:value="0">
            <text:p>0</text:p>
          </table:table-cell>
          <table:table-cell table:style-name="ce10" table:formula="of:=ROUND((ROW()-2)*(([.Q$102]-[.Q$2])/100);2)" office:value-type="float" office:value="0.65">
            <text:p>0.65</text:p>
          </table:table-cell>
          <table:table-cell table:style-name="ce13" table:formula="of:=SQRT((([.P67]*10^-9)^2)+(([App.$B$3]*([.Q67]*10^-12))^2)+((4*(1.38*10^-23)*[App.$E$3])*[App.$B$3]))*SQRT([App.$F$3])" office:value-type="float" office:value="0.00000100336234731028">
            <text:p>1.00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99">
            <text:p>99</text:p>
          </table:table-cell>
          <table:table-cell table:style-name="ce12" table:formula="of:=[.L67]" office:value-type="float" office:value="0">
            <text:p>0</text:p>
          </table:table-cell>
          <table:table-cell table:style-name="ce13" table:formula="of:=SQRT((([.K68]*10^-9)^2)+(([App.$B$3]*([.L68]*10^-12))^2)+((4*(1.38*10^-23)*[App.$E$3])*[App.$B$3]))*SQRT([App.$F$3])" office:value-type="float" office:value="0.000000807332645196514">
            <text:p>8.07E-07</text:p>
          </table:table-cell>
          <table:table-cell table:style-name="ce14" table:formula="of:=[App.$A$3]*(10^-6)" office:value-type="float" office:value="0.000001">
            <text:p>1.00E-06</text:p>
          </table:table-cell>
          <table:table-cell/>
          <table:table-cell table:style-name="ce12" table:formula="of:=[.P67]" office:value-type="float" office:value="0">
            <text:p>0</text:p>
          </table:table-cell>
          <table:table-cell table:style-name="ce10" table:formula="of:=ROUND((ROW()-2)*(([.Q$102]-[.Q$2])/100);2)" office:value-type="float" office:value="0.66">
            <text:p>0.66</text:p>
          </table:table-cell>
          <table:table-cell table:style-name="ce13" table:formula="of:=SQRT((([.P68]*10^-9)^2)+(([App.$B$3]*([.Q68]*10^-12))^2)+((4*(1.38*10^-23)*[App.$E$3])*[App.$B$3]))*SQRT([App.$F$3])" office:value-type="float" office:value="0.00000101633459057537">
            <text:p>1.02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0.5">
            <text:p>100.5</text:p>
          </table:table-cell>
          <table:table-cell table:style-name="ce12" table:formula="of:=[.L68]" office:value-type="float" office:value="0">
            <text:p>0</text:p>
          </table:table-cell>
          <table:table-cell table:style-name="ce13" table:formula="of:=SQRT((([.K69]*10^-9)^2)+(([App.$B$3]*([.L69]*10^-12))^2)+((4*(1.38*10^-23)*[App.$E$3])*[App.$B$3]))*SQRT([App.$F$3])" office:value-type="float" office:value="0.000000816546691867648">
            <text:p>8.17E-07</text:p>
          </table:table-cell>
          <table:table-cell table:style-name="ce14" table:formula="of:=[App.$A$3]*(10^-6)" office:value-type="float" office:value="0.000001">
            <text:p>1.00E-06</text:p>
          </table:table-cell>
          <table:table-cell/>
          <table:table-cell table:style-name="ce12" table:formula="of:=[.P68]" office:value-type="float" office:value="0">
            <text:p>0</text:p>
          </table:table-cell>
          <table:table-cell table:style-name="ce10" table:formula="of:=ROUND((ROW()-2)*(([.Q$102]-[.Q$2])/100);2)" office:value-type="float" office:value="0.67">
            <text:p>0.67</text:p>
          </table:table-cell>
          <table:table-cell table:style-name="ce13" table:formula="of:=SQRT((([.P69]*10^-9)^2)+(([App.$B$3]*([.Q69]*10^-12))^2)+((4*(1.38*10^-23)*[App.$E$3])*[App.$B$3]))*SQRT([App.$F$3])" office:value-type="float" office:value="0.00000102933765111357">
            <text:p>1.03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2">
            <text:p>102</text:p>
          </table:table-cell>
          <table:table-cell table:style-name="ce12" table:formula="of:=[.L69]" office:value-type="float" office:value="0">
            <text:p>0</text:p>
          </table:table-cell>
          <table:table-cell table:style-name="ce13" table:formula="of:=SQRT((([.K70]*10^-9)^2)+(([App.$B$3]*([.L70]*10^-12))^2)+((4*(1.38*10^-23)*[App.$E$3])*[App.$B$3]))*SQRT([App.$F$3])" office:value-type="float" office:value="0.000000825794163215023">
            <text:p>8.26E-07</text:p>
          </table:table-cell>
          <table:table-cell table:style-name="ce14" table:formula="of:=[App.$A$3]*(10^-6)" office:value-type="float" office:value="0.000001">
            <text:p>1.00E-06</text:p>
          </table:table-cell>
          <table:table-cell/>
          <table:table-cell table:style-name="ce12" table:formula="of:=[.P69]" office:value-type="float" office:value="0">
            <text:p>0</text:p>
          </table:table-cell>
          <table:table-cell table:style-name="ce10" table:formula="of:=ROUND((ROW()-2)*(([.Q$102]-[.Q$2])/100);2)" office:value-type="float" office:value="0.68">
            <text:p>0.68</text:p>
          </table:table-cell>
          <table:table-cell table:style-name="ce13" table:formula="of:=SQRT((([.P70]*10^-9)^2)+(([App.$B$3]*([.Q70]*10^-12))^2)+((4*(1.38*10^-23)*[App.$E$3])*[App.$B$3]))*SQRT([App.$F$3])" office:value-type="float" office:value="0.0000010423703756343">
            <text:p>1.04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3.5">
            <text:p>103.5</text:p>
          </table:table-cell>
          <table:table-cell table:style-name="ce12" table:formula="of:=[.L70]" office:value-type="float" office:value="0">
            <text:p>0</text:p>
          </table:table-cell>
          <table:table-cell table:style-name="ce13" table:formula="of:=SQRT((([.K71]*10^-9)^2)+(([App.$B$3]*([.L71]*10^-12))^2)+((4*(1.38*10^-23)*[App.$E$3])*[App.$B$3]))*SQRT([App.$F$3])" office:value-type="float" office:value="0.000000835073948821301">
            <text:p>8.35E-07</text:p>
          </table:table-cell>
          <table:table-cell table:style-name="ce14" table:formula="of:=[App.$A$3]*(10^-6)" office:value-type="float" office:value="0.000001">
            <text:p>1.00E-06</text:p>
          </table:table-cell>
          <table:table-cell/>
          <table:table-cell table:style-name="ce12" table:formula="of:=[.P70]" office:value-type="float" office:value="0">
            <text:p>0</text:p>
          </table:table-cell>
          <table:table-cell table:style-name="ce10" table:formula="of:=ROUND((ROW()-2)*(([.Q$102]-[.Q$2])/100);2)" office:value-type="float" office:value="0.69">
            <text:p>0.69</text:p>
          </table:table-cell>
          <table:table-cell table:style-name="ce13" table:formula="of:=SQRT((([.P71]*10^-9)^2)+(([App.$B$3]*([.Q71]*10^-12))^2)+((4*(1.38*10^-23)*[App.$E$3])*[App.$B$3]))*SQRT([App.$F$3])" office:value-type="float" office:value="0.00000105543166524413">
            <text:p>1.06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5">
            <text:p>105</text:p>
          </table:table-cell>
          <table:table-cell table:style-name="ce12" table:formula="of:=[.L71]" office:value-type="float" office:value="0">
            <text:p>0</text:p>
          </table:table-cell>
          <table:table-cell table:style-name="ce13" table:formula="of:=SQRT((([.K72]*10^-9)^2)+(([App.$B$3]*([.L72]*10^-12))^2)+((4*(1.38*10^-23)*[App.$E$3])*[App.$B$3]))*SQRT([App.$F$3])" office:value-type="float" office:value="0.000000844384983286652">
            <text:p>8.44E-07</text:p>
          </table:table-cell>
          <table:table-cell table:style-name="ce14" table:formula="of:=[App.$A$3]*(10^-6)" office:value-type="float" office:value="0.000001">
            <text:p>1.00E-06</text:p>
          </table:table-cell>
          <table:table-cell/>
          <table:table-cell table:style-name="ce12" table:formula="of:=[.P71]" office:value-type="float" office:value="0">
            <text:p>0</text:p>
          </table:table-cell>
          <table:table-cell table:style-name="ce10" table:formula="of:=ROUND((ROW()-2)*(([.Q$102]-[.Q$2])/100);2)" office:value-type="float" office:value="0.7">
            <text:p>0.7</text:p>
          </table:table-cell>
          <table:table-cell table:style-name="ce13" table:formula="of:=SQRT((([.P72]*10^-9)^2)+(([App.$B$3]*([.Q72]*10^-12))^2)+((4*(1.38*10^-23)*[App.$E$3])*[App.$B$3]))*SQRT([App.$F$3])" office:value-type="float" office:value="0.00000106852047242905">
            <text:p>1.07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6.5">
            <text:p>106.5</text:p>
          </table:table-cell>
          <table:table-cell table:style-name="ce12" table:formula="of:=[.L72]" office:value-type="float" office:value="0">
            <text:p>0</text:p>
          </table:table-cell>
          <table:table-cell table:style-name="ce13" table:formula="of:=SQRT((([.K73]*10^-9)^2)+(([App.$B$3]*([.L73]*10^-12))^2)+((4*(1.38*10^-23)*[App.$E$3])*[App.$B$3]))*SQRT([App.$F$3])" office:value-type="float" office:value="0.000000853726244179011">
            <text:p>8.54E-07</text:p>
          </table:table-cell>
          <table:table-cell table:style-name="ce14" table:formula="of:=[App.$A$3]*(10^-6)" office:value-type="float" office:value="0.000001">
            <text:p>1.00E-06</text:p>
          </table:table-cell>
          <table:table-cell/>
          <table:table-cell table:style-name="ce12" table:formula="of:=[.P72]" office:value-type="float" office:value="0">
            <text:p>0</text:p>
          </table:table-cell>
          <table:table-cell table:style-name="ce10" table:formula="of:=ROUND((ROW()-2)*(([.Q$102]-[.Q$2])/100);2)" office:value-type="float" office:value="0.71">
            <text:p>0.71</text:p>
          </table:table-cell>
          <table:table-cell table:style-name="ce13" table:formula="of:=SQRT((([.P73]*10^-9)^2)+(([App.$B$3]*([.Q73]*10^-12))^2)+((4*(1.38*10^-23)*[App.$E$3])*[App.$B$3]))*SQRT([App.$F$3])" office:value-type="float" office:value="0.00000108163579822415">
            <text:p>1.08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8">
            <text:p>108</text:p>
          </table:table-cell>
          <table:table-cell table:style-name="ce12" table:formula="of:=[.L73]" office:value-type="float" office:value="0">
            <text:p>0</text:p>
          </table:table-cell>
          <table:table-cell table:style-name="ce13" table:formula="of:=SQRT((([.K74]*10^-9)^2)+(([App.$B$3]*([.L74]*10^-12))^2)+((4*(1.38*10^-23)*[App.$E$3])*[App.$B$3]))*SQRT([App.$F$3])" office:value-type="float" office:value="0.000000863096750080778">
            <text:p>8.63E-07</text:p>
          </table:table-cell>
          <table:table-cell table:style-name="ce14" table:formula="of:=[App.$A$3]*(10^-6)" office:value-type="float" office:value="0.000001">
            <text:p>1.00E-06</text:p>
          </table:table-cell>
          <table:table-cell/>
          <table:table-cell table:style-name="ce12" table:formula="of:=[.P73]" office:value-type="float" office:value="0">
            <text:p>0</text:p>
          </table:table-cell>
          <table:table-cell table:style-name="ce10" table:formula="of:=ROUND((ROW()-2)*(([.Q$102]-[.Q$2])/100);2)" office:value-type="float" office:value="0.72">
            <text:p>0.72</text:p>
          </table:table-cell>
          <table:table-cell table:style-name="ce13" table:formula="of:=SQRT((([.P74]*10^-9)^2)+(([App.$B$3]*([.Q74]*10^-12))^2)+((4*(1.38*10^-23)*[App.$E$3])*[App.$B$3]))*SQRT([App.$F$3])" office:value-type="float" office:value="0.0000010947766895582">
            <text:p>1.09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09.5">
            <text:p>109.5</text:p>
          </table:table-cell>
          <table:table-cell table:style-name="ce12" table:formula="of:=[.L74]" office:value-type="float" office:value="0">
            <text:p>0</text:p>
          </table:table-cell>
          <table:table-cell table:style-name="ce13" table:formula="of:=SQRT((([.K75]*10^-9)^2)+(([App.$B$3]*([.L75]*10^-12))^2)+((4*(1.38*10^-23)*[App.$E$3])*[App.$B$3]))*SQRT([App.$F$3])" office:value-type="float" office:value="0.000000872495558727952">
            <text:p>8.72E-07</text:p>
          </table:table-cell>
          <table:table-cell table:style-name="ce14" table:formula="of:=[App.$A$3]*(10^-6)" office:value-type="float" office:value="0.000001">
            <text:p>1.00E-06</text:p>
          </table:table-cell>
          <table:table-cell/>
          <table:table-cell table:style-name="ce12" table:formula="of:=[.P74]" office:value-type="float" office:value="0">
            <text:p>0</text:p>
          </table:table-cell>
          <table:table-cell table:style-name="ce10" table:formula="of:=ROUND((ROW()-2)*(([.Q$102]-[.Q$2])/100);2)" office:value-type="float" office:value="0.73">
            <text:p>0.73</text:p>
          </table:table-cell>
          <table:table-cell table:style-name="ce13" table:formula="of:=SQRT((([.P75]*10^-9)^2)+(([App.$B$3]*([.Q75]*10^-12))^2)+((4*(1.38*10^-23)*[App.$E$3])*[App.$B$3]))*SQRT([App.$F$3])" office:value-type="float" office:value="0.00000110794223676147">
            <text:p>1.11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11">
            <text:p>111</text:p>
          </table:table-cell>
          <table:table-cell table:style-name="ce12" table:formula="of:=[.L75]" office:value-type="float" office:value="0">
            <text:p>0</text:p>
          </table:table-cell>
          <table:table-cell table:style-name="ce13" table:formula="of:=SQRT((([.K76]*10^-9)^2)+(([App.$B$3]*([.L76]*10^-12))^2)+((4*(1.38*10^-23)*[App.$E$3])*[App.$B$3]))*SQRT([App.$F$3])" office:value-type="float" office:value="0.000000881921765237711">
            <text:p>8.82E-07</text:p>
          </table:table-cell>
          <table:table-cell table:style-name="ce14" table:formula="of:=[App.$A$3]*(10^-6)" office:value-type="float" office:value="0.000001">
            <text:p>1.00E-06</text:p>
          </table:table-cell>
          <table:table-cell/>
          <table:table-cell table:style-name="ce12" table:formula="of:=[.P75]" office:value-type="float" office:value="0">
            <text:p>0</text:p>
          </table:table-cell>
          <table:table-cell table:style-name="ce10" table:formula="of:=ROUND((ROW()-2)*(([.Q$102]-[.Q$2])/100);2)" office:value-type="float" office:value="0.74">
            <text:p>0.74</text:p>
          </table:table-cell>
          <table:table-cell table:style-name="ce13" table:formula="of:=SQRT((([.P76]*10^-9)^2)+(([App.$B$3]*([.Q76]*10^-12))^2)+((4*(1.38*10^-23)*[App.$E$3])*[App.$B$3]))*SQRT([App.$F$3])" office:value-type="float" office:value="0.00000112113157122614">
            <text:p>1.12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12.5">
            <text:p>112.5</text:p>
          </table:table-cell>
          <table:table-cell table:style-name="ce12" table:formula="of:=[.L76]" office:value-type="float" office:value="0">
            <text:p>0</text:p>
          </table:table-cell>
          <table:table-cell table:style-name="ce13" table:formula="of:=SQRT((([.K77]*10^-9)^2)+(([App.$B$3]*([.L77]*10^-12))^2)+((4*(1.38*10^-23)*[App.$E$3])*[App.$B$3]))*SQRT([App.$F$3])" office:value-type="float" office:value="0.000000891374500420558">
            <text:p>8.91E-07</text:p>
          </table:table-cell>
          <table:table-cell table:style-name="ce14" table:formula="of:=[App.$A$3]*(10^-6)" office:value-type="float" office:value="0.000001">
            <text:p>1.00E-06</text:p>
          </table:table-cell>
          <table:table-cell/>
          <table:table-cell table:style-name="ce12" table:formula="of:=[.P76]" office:value-type="float" office:value="0">
            <text:p>0</text:p>
          </table:table-cell>
          <table:table-cell table:style-name="ce10" table:formula="of:=ROUND((ROW()-2)*(([.Q$102]-[.Q$2])/100);2)" office:value-type="float" office:value="0.75">
            <text:p>0.75</text:p>
          </table:table-cell>
          <table:table-cell table:style-name="ce13" table:formula="of:=SQRT((([.P77]*10^-9)^2)+(([App.$B$3]*([.Q77]*10^-12))^2)+((4*(1.38*10^-23)*[App.$E$3])*[App.$B$3]))*SQRT([App.$F$3])" office:value-type="float" office:value="0.00000113434386320904">
            <text:p>1.13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14">
            <text:p>114</text:p>
          </table:table-cell>
          <table:table-cell table:style-name="ce12" table:formula="of:=[.L77]" office:value-type="float" office:value="0">
            <text:p>0</text:p>
          </table:table-cell>
          <table:table-cell table:style-name="ce13" table:formula="of:=SQRT((([.K78]*10^-9)^2)+(([App.$B$3]*([.L78]*10^-12))^2)+((4*(1.38*10^-23)*[App.$E$3])*[App.$B$3]))*SQRT([App.$F$3])" office:value-type="float" office:value="0.000000900852929173236">
            <text:p>9.01E-07</text:p>
          </table:table-cell>
          <table:table-cell table:style-name="ce14" table:formula="of:=[App.$A$3]*(10^-6)" office:value-type="float" office:value="0.000001">
            <text:p>1.00E-06</text:p>
          </table:table-cell>
          <table:table-cell/>
          <table:table-cell table:style-name="ce12" table:formula="of:=[.P77]" office:value-type="float" office:value="0">
            <text:p>0</text:p>
          </table:table-cell>
          <table:table-cell table:style-name="ce10" table:formula="of:=ROUND((ROW()-2)*(([.Q$102]-[.Q$2])/100);2)" office:value-type="float" office:value="0.76">
            <text:p>0.76</text:p>
          </table:table-cell>
          <table:table-cell table:style-name="ce13" table:formula="of:=SQRT((([.P78]*10^-9)^2)+(([App.$B$3]*([.Q78]*10^-12))^2)+((4*(1.38*10^-23)*[App.$E$3])*[App.$B$3]))*SQRT([App.$F$3])" office:value-type="float" office:value="0.00000114757831976733">
            <text:p>1.15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15.5">
            <text:p>115.5</text:p>
          </table:table-cell>
          <table:table-cell table:style-name="ce12" table:formula="of:=[.L78]" office:value-type="float" office:value="0">
            <text:p>0</text:p>
          </table:table-cell>
          <table:table-cell table:style-name="ce13" table:formula="of:=SQRT((([.K79]*10^-9)^2)+(([App.$B$3]*([.L79]*10^-12))^2)+((4*(1.38*10^-23)*[App.$E$3])*[App.$B$3]))*SQRT([App.$F$3])" office:value-type="float" office:value="0.000000910356248948729">
            <text:p>9.10E-07</text:p>
          </table:table-cell>
          <table:table-cell table:style-name="ce14" table:formula="of:=[App.$A$3]*(10^-6)" office:value-type="float" office:value="0.000001">
            <text:p>1.00E-06</text:p>
          </table:table-cell>
          <table:table-cell/>
          <table:table-cell table:style-name="ce12" table:formula="of:=[.P78]" office:value-type="float" office:value="0">
            <text:p>0</text:p>
          </table:table-cell>
          <table:table-cell table:style-name="ce10" table:formula="of:=ROUND((ROW()-2)*(([.Q$102]-[.Q$2])/100);2)" office:value-type="float" office:value="0.77">
            <text:p>0.77</text:p>
          </table:table-cell>
          <table:table-cell table:style-name="ce13" table:formula="of:=SQRT((([.P79]*10^-9)^2)+(([App.$B$3]*([.Q79]*10^-12))^2)+((4*(1.38*10^-23)*[App.$E$3])*[App.$B$3]))*SQRT([App.$F$3])" office:value-type="float" office:value="0.00000116083418281855">
            <text:p>1.16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17">
            <text:p>117</text:p>
          </table:table-cell>
          <table:table-cell table:style-name="ce12" table:formula="of:=[.L79]" office:value-type="float" office:value="0">
            <text:p>0</text:p>
          </table:table-cell>
          <table:table-cell table:style-name="ce13" table:formula="of:=SQRT((([.K80]*10^-9)^2)+(([App.$B$3]*([.L80]*10^-12))^2)+((4*(1.38*10^-23)*[App.$E$3])*[App.$B$3]))*SQRT([App.$F$3])" office:value-type="float" office:value="0.000000919883688299776">
            <text:p>9.20E-07</text:p>
          </table:table-cell>
          <table:table-cell table:style-name="ce14" table:formula="of:=[App.$A$3]*(10^-6)" office:value-type="float" office:value="0.000001">
            <text:p>1.00E-06</text:p>
          </table:table-cell>
          <table:table-cell/>
          <table:table-cell table:style-name="ce12" table:formula="of:=[.P79]" office:value-type="float" office:value="0">
            <text:p>0</text:p>
          </table:table-cell>
          <table:table-cell table:style-name="ce10" table:formula="of:=ROUND((ROW()-2)*(([.Q$102]-[.Q$2])/100);2)" office:value-type="float" office:value="0.78">
            <text:p>0.78</text:p>
          </table:table-cell>
          <table:table-cell table:style-name="ce13" table:formula="of:=SQRT((([.P80]*10^-9)^2)+(([App.$B$3]*([.Q80]*10^-12))^2)+((4*(1.38*10^-23)*[App.$E$3])*[App.$B$3]))*SQRT([App.$F$3])" office:value-type="float" office:value="0.00000117411072731664">
            <text:p>1.17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18.5">
            <text:p>118.5</text:p>
          </table:table-cell>
          <table:table-cell table:style-name="ce12" table:formula="of:=[.L80]" office:value-type="float" office:value="0">
            <text:p>0</text:p>
          </table:table-cell>
          <table:table-cell table:style-name="ce13" table:formula="of:=SQRT((([.K81]*10^-9)^2)+(([App.$B$3]*([.L81]*10^-12))^2)+((4*(1.38*10^-23)*[App.$E$3])*[App.$B$3]))*SQRT([App.$F$3])" office:value-type="float" office:value="0.000000929434505492453">
            <text:p>9.29E-07</text:p>
          </table:table-cell>
          <table:table-cell table:style-name="ce14" table:formula="of:=[App.$A$3]*(10^-6)" office:value-type="float" office:value="0.000001">
            <text:p>1.00E-06</text:p>
          </table:table-cell>
          <table:table-cell/>
          <table:table-cell table:style-name="ce12" table:formula="of:=[.P80]" office:value-type="float" office:value="0">
            <text:p>0</text:p>
          </table:table-cell>
          <table:table-cell table:style-name="ce10" table:formula="of:=ROUND((ROW()-2)*(([.Q$102]-[.Q$2])/100);2)" office:value-type="float" office:value="0.79">
            <text:p>0.79</text:p>
          </table:table-cell>
          <table:table-cell table:style-name="ce13" table:formula="of:=SQRT((([.P81]*10^-9)^2)+(([App.$B$3]*([.Q81]*10^-12))^2)+((4*(1.38*10^-23)*[App.$E$3])*[App.$B$3]))*SQRT([App.$F$3])" office:value-type="float" office:value="0.00000118740725953651">
            <text:p>1.19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0">
            <text:p>120</text:p>
          </table:table-cell>
          <table:table-cell table:style-name="ce12" table:formula="of:=[.L81]" office:value-type="float" office:value="0">
            <text:p>0</text:p>
          </table:table-cell>
          <table:table-cell table:style-name="ce13" table:formula="of:=SQRT((([.K82]*10^-9)^2)+(([App.$B$3]*([.L82]*10^-12))^2)+((4*(1.38*10^-23)*[App.$E$3])*[App.$B$3]))*SQRT([App.$F$3])" office:value-type="float" office:value="0.000000939007987186478">
            <text:p>9.39E-07</text:p>
          </table:table-cell>
          <table:table-cell table:style-name="ce14" table:formula="of:=[App.$A$3]*(10^-6)" office:value-type="float" office:value="0.000001">
            <text:p>1.00E-06</text:p>
          </table:table-cell>
          <table:table-cell/>
          <table:table-cell table:style-name="ce12" table:formula="of:=[.P81]" office:value-type="float" office:value="0">
            <text:p>0</text:p>
          </table:table-cell>
          <table:table-cell table:style-name="ce10" table:formula="of:=ROUND((ROW()-2)*(([.Q$102]-[.Q$2])/100);2)" office:value-type="float" office:value="0.8">
            <text:p>0.8</text:p>
          </table:table-cell>
          <table:table-cell table:style-name="ce13" table:formula="of:=SQRT((([.P82]*10^-9)^2)+(([App.$B$3]*([.Q82]*10^-12))^2)+((4*(1.38*10^-23)*[App.$E$3])*[App.$B$3]))*SQRT([App.$F$3])" office:value-type="float" office:value="0.00000120072311546001">
            <text:p>1.20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1.5">
            <text:p>121.5</text:p>
          </table:table-cell>
          <table:table-cell table:style-name="ce12" table:formula="of:=[.L82]" office:value-type="float" office:value="0">
            <text:p>0</text:p>
          </table:table-cell>
          <table:table-cell table:style-name="ce13" table:formula="of:=SQRT((([.K83]*10^-9)^2)+(([App.$B$3]*([.L83]*10^-12))^2)+((4*(1.38*10^-23)*[App.$E$3])*[App.$B$3]))*SQRT([App.$F$3])" office:value-type="float" office:value="0.000000948603447179062">
            <text:p>9.49E-07</text:p>
          </table:table-cell>
          <table:table-cell table:style-name="ce14" table:formula="of:=[App.$A$3]*(10^-6)" office:value-type="float" office:value="0.000001">
            <text:p>1.00E-06</text:p>
          </table:table-cell>
          <table:table-cell/>
          <table:table-cell table:style-name="ce12" table:formula="of:=[.P82]" office:value-type="float" office:value="0">
            <text:p>0</text:p>
          </table:table-cell>
          <table:table-cell table:style-name="ce10" table:formula="of:=ROUND((ROW()-2)*(([.Q$102]-[.Q$2])/100);2)" office:value-type="float" office:value="0.81">
            <text:p>0.81</text:p>
          </table:table-cell>
          <table:table-cell table:style-name="ce13" table:formula="of:=SQRT((([.P83]*10^-9)^2)+(([App.$B$3]*([.Q83]*10^-12))^2)+((4*(1.38*10^-23)*[App.$E$3])*[App.$B$3]))*SQRT([App.$F$3])" office:value-type="float" office:value="0.00000121405765925676">
            <text:p>1.21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3">
            <text:p>123</text:p>
          </table:table-cell>
          <table:table-cell table:style-name="ce12" table:formula="of:=[.L83]" office:value-type="float" office:value="0">
            <text:p>0</text:p>
          </table:table-cell>
          <table:table-cell table:style-name="ce13" table:formula="of:=SQRT((([.K84]*10^-9)^2)+(([App.$B$3]*([.L84]*10^-12))^2)+((4*(1.38*10^-23)*[App.$E$3])*[App.$B$3]))*SQRT([App.$F$3])" office:value-type="float" office:value="0.000000958220225209216">
            <text:p>9.58E-07</text:p>
          </table:table-cell>
          <table:table-cell table:style-name="ce14" table:formula="of:=[App.$A$3]*(10^-6)" office:value-type="float" office:value="0.000001">
            <text:p>1.00E-06</text:p>
          </table:table-cell>
          <table:table-cell/>
          <table:table-cell table:style-name="ce12" table:formula="of:=[.P83]" office:value-type="float" office:value="0">
            <text:p>0</text:p>
          </table:table-cell>
          <table:table-cell table:style-name="ce10" table:formula="of:=ROUND((ROW()-2)*(([.Q$102]-[.Q$2])/100);2)" office:value-type="float" office:value="0.82">
            <text:p>0.82</text:p>
          </table:table-cell>
          <table:table-cell table:style-name="ce13" table:formula="of:=SQRT((([.P84]*10^-9)^2)+(([App.$B$3]*([.Q84]*10^-12))^2)+((4*(1.38*10^-23)*[App.$E$3])*[App.$B$3]))*SQRT([App.$F$3])" office:value-type="float" office:value="0.00000122741028185363">
            <text:p>1.23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4.5">
            <text:p>124.5</text:p>
          </table:table-cell>
          <table:table-cell table:style-name="ce12" table:formula="of:=[.L84]" office:value-type="float" office:value="0">
            <text:p>0</text:p>
          </table:table-cell>
          <table:table-cell table:style-name="ce13" table:formula="of:=SQRT((([.K85]*10^-9)^2)+(([App.$B$3]*([.L85]*10^-12))^2)+((4*(1.38*10^-23)*[App.$E$3])*[App.$B$3]))*SQRT([App.$F$3])" office:value-type="float" office:value="0.000000967857685819563">
            <text:p>9.68E-07</text:p>
          </table:table-cell>
          <table:table-cell table:style-name="ce14" table:formula="of:=[App.$A$3]*(10^-6)" office:value-type="float" office:value="0.000001">
            <text:p>1.00E-06</text:p>
          </table:table-cell>
          <table:table-cell/>
          <table:table-cell table:style-name="ce12" table:formula="of:=[.P84]" office:value-type="float" office:value="0">
            <text:p>0</text:p>
          </table:table-cell>
          <table:table-cell table:style-name="ce10" table:formula="of:=ROUND((ROW()-2)*(([.Q$102]-[.Q$2])/100);2)" office:value-type="float" office:value="0.83">
            <text:p>0.83</text:p>
          </table:table-cell>
          <table:table-cell table:style-name="ce13" table:formula="of:=SQRT((([.P85]*10^-9)^2)+(([App.$B$3]*([.Q85]*10^-12))^2)+((4*(1.38*10^-23)*[App.$E$3])*[App.$B$3]))*SQRT([App.$F$3])" office:value-type="float" office:value="0.00000124078039958729">
            <text:p>1.24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6">
            <text:p>126</text:p>
          </table:table-cell>
          <table:table-cell table:style-name="ce12" table:formula="of:=[.L85]" office:value-type="float" office:value="0">
            <text:p>0</text:p>
          </table:table-cell>
          <table:table-cell table:style-name="ce13" table:formula="of:=SQRT((([.K86]*10^-9)^2)+(([App.$B$3]*([.L86]*10^-12))^2)+((4*(1.38*10^-23)*[App.$E$3])*[App.$B$3]))*SQRT([App.$F$3])" office:value-type="float" office:value="0.000000977515217272857">
            <text:p>9.78E-07</text:p>
          </table:table-cell>
          <table:table-cell table:style-name="ce14" table:formula="of:=[App.$A$3]*(10^-6)" office:value-type="float" office:value="0.000001">
            <text:p>1.00E-06</text:p>
          </table:table-cell>
          <table:table-cell/>
          <table:table-cell table:style-name="ce12" table:formula="of:=[.P85]" office:value-type="float" office:value="0">
            <text:p>0</text:p>
          </table:table-cell>
          <table:table-cell table:style-name="ce10" table:formula="of:=ROUND((ROW()-2)*(([.Q$102]-[.Q$2])/100);2)" office:value-type="float" office:value="0.84">
            <text:p>0.84</text:p>
          </table:table-cell>
          <table:table-cell table:style-name="ce13" table:formula="of:=SQRT((([.P86]*10^-9)^2)+(([App.$B$3]*([.Q86]*10^-12))^2)+((4*(1.38*10^-23)*[App.$E$3])*[App.$B$3]))*SQRT([App.$F$3])" office:value-type="float" office:value="0.00000125416745293442">
            <text:p>1.25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7.5">
            <text:p>127.5</text:p>
          </table:table-cell>
          <table:table-cell table:style-name="ce12" table:formula="of:=[.L86]" office:value-type="float" office:value="0">
            <text:p>0</text:p>
          </table:table-cell>
          <table:table-cell table:style-name="ce13" table:formula="of:=SQRT((([.K87]*10^-9)^2)+(([App.$B$3]*([.L87]*10^-12))^2)+((4*(1.38*10^-23)*[App.$E$3])*[App.$B$3]))*SQRT([App.$F$3])" office:value-type="float" office:value="0.00000098719223052048">
            <text:p>9.87E-07</text:p>
          </table:table-cell>
          <table:table-cell table:style-name="ce14" table:formula="of:=[App.$A$3]*(10^-6)" office:value-type="float" office:value="0.000001">
            <text:p>1.00E-06</text:p>
          </table:table-cell>
          <table:table-cell/>
          <table:table-cell table:style-name="ce12" table:formula="of:=[.P86]" office:value-type="float" office:value="0">
            <text:p>0</text:p>
          </table:table-cell>
          <table:table-cell table:style-name="ce10" table:formula="of:=ROUND((ROW()-2)*(([.Q$102]-[.Q$2])/100);2)" office:value-type="float" office:value="0.85">
            <text:p>0.85</text:p>
          </table:table-cell>
          <table:table-cell table:style-name="ce13" table:formula="of:=SQRT((([.P87]*10^-9)^2)+(([App.$B$3]*([.Q87]*10^-12))^2)+((4*(1.38*10^-23)*[App.$E$3])*[App.$B$3]))*SQRT([App.$F$3])" office:value-type="float" office:value="0.00000126757090531457">
            <text:p>1.27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29">
            <text:p>129</text:p>
          </table:table-cell>
          <table:table-cell table:style-name="ce12" table:formula="of:=[.L87]" office:value-type="float" office:value="0">
            <text:p>0</text:p>
          </table:table-cell>
          <table:table-cell table:style-name="ce13" table:formula="of:=SQRT((([.K88]*10^-9)^2)+(([App.$B$3]*([.L88]*10^-12))^2)+((4*(1.38*10^-23)*[App.$E$3])*[App.$B$3]))*SQRT([App.$F$3])" office:value-type="float" office:value="0.00000099688815822037">
            <text:p>9.97E-07</text:p>
          </table:table-cell>
          <table:table-cell table:style-name="ce14" table:formula="of:=[App.$A$3]*(10^-6)" office:value-type="float" office:value="0.000001">
            <text:p>1.00E-06</text:p>
          </table:table-cell>
          <table:table-cell/>
          <table:table-cell table:style-name="ce12" table:formula="of:=[.P87]" office:value-type="float" office:value="0">
            <text:p>0</text:p>
          </table:table-cell>
          <table:table-cell table:style-name="ce10" table:formula="of:=ROUND((ROW()-2)*(([.Q$102]-[.Q$2])/100);2)" office:value-type="float" office:value="0.86">
            <text:p>0.86</text:p>
          </table:table-cell>
          <table:table-cell table:style-name="ce13" table:formula="of:=SQRT((([.P88]*10^-9)^2)+(([App.$B$3]*([.Q88]*10^-12))^2)+((4*(1.38*10^-23)*[App.$E$3])*[App.$B$3]))*SQRT([App.$F$3])" office:value-type="float" office:value="0.00000128099024196127">
            <text:p>1.28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0.5">
            <text:p>130.5</text:p>
          </table:table-cell>
          <table:table-cell table:style-name="ce12" table:formula="of:=[.L88]" office:value-type="float" office:value="0">
            <text:p>0</text:p>
          </table:table-cell>
          <table:table-cell table:style-name="ce13" table:formula="of:=SQRT((([.K89]*10^-9)^2)+(([App.$B$3]*([.L89]*10^-12))^2)+((4*(1.38*10^-23)*[App.$E$3])*[App.$B$3]))*SQRT([App.$F$3])" office:value-type="float" office:value="0.0000010066024538019">
            <text:p>1.01E-06</text:p>
          </table:table-cell>
          <table:table-cell table:style-name="ce14" table:formula="of:=[App.$A$3]*(10^-6)" office:value-type="float" office:value="0.000001">
            <text:p>1.00E-06</text:p>
          </table:table-cell>
          <table:table-cell/>
          <table:table-cell table:style-name="ce12" table:formula="of:=[.P88]" office:value-type="float" office:value="0">
            <text:p>0</text:p>
          </table:table-cell>
          <table:table-cell table:style-name="ce10" table:formula="of:=ROUND((ROW()-2)*(([.Q$102]-[.Q$2])/100);2)" office:value-type="float" office:value="0.87">
            <text:p>0.87</text:p>
          </table:table-cell>
          <table:table-cell table:style-name="ce13" table:formula="of:=SQRT((([.P89]*10^-9)^2)+(([App.$B$3]*([.Q89]*10^-12))^2)+((4*(1.38*10^-23)*[App.$E$3])*[App.$B$3]))*SQRT([App.$F$3])" office:value-type="float" office:value="0.00000129442496885683">
            <text:p>1.29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2">
            <text:p>132</text:p>
          </table:table-cell>
          <table:table-cell table:style-name="ce12" table:formula="of:=[.L89]" office:value-type="float" office:value="0">
            <text:p>0</text:p>
          </table:table-cell>
          <table:table-cell table:style-name="ce13" table:formula="of:=SQRT((([.K90]*10^-9)^2)+(([App.$B$3]*([.L90]*10^-12))^2)+((4*(1.38*10^-23)*[App.$E$3])*[App.$B$3]))*SQRT([App.$F$3])" office:value-type="float" office:value="0.00000101633459057537">
            <text:p>1.02E-06</text:p>
          </table:table-cell>
          <table:table-cell table:style-name="ce14" table:formula="of:=[App.$A$3]*(10^-6)" office:value-type="float" office:value="0.000001">
            <text:p>1.00E-06</text:p>
          </table:table-cell>
          <table:table-cell/>
          <table:table-cell table:style-name="ce12" table:formula="of:=[.P89]" office:value-type="float" office:value="0">
            <text:p>0</text:p>
          </table:table-cell>
          <table:table-cell table:style-name="ce10" table:formula="of:=ROUND((ROW()-2)*(([.Q$102]-[.Q$2])/100);2)" office:value-type="float" office:value="0.88">
            <text:p>0.88</text:p>
          </table:table-cell>
          <table:table-cell table:style-name="ce13" table:formula="of:=SQRT((([.P90]*10^-9)^2)+(([App.$B$3]*([.Q90]*10^-12))^2)+((4*(1.38*10^-23)*[App.$E$3])*[App.$B$3]))*SQRT([App.$F$3])" office:value-type="float" office:value="0.00000130787461172698">
            <text:p>1.31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3.5">
            <text:p>133.5</text:p>
          </table:table-cell>
          <table:table-cell table:style-name="ce12" table:formula="of:=[.L90]" office:value-type="float" office:value="0">
            <text:p>0</text:p>
          </table:table-cell>
          <table:table-cell table:style-name="ce13" table:formula="of:=SQRT((([.K91]*10^-9)^2)+(([App.$B$3]*([.L91]*10^-12))^2)+((4*(1.38*10^-23)*[App.$E$3])*[App.$B$3]))*SQRT([App.$F$3])" office:value-type="float" office:value="0.0000010260840608839">
            <text:p>1.03E-06</text:p>
          </table:table-cell>
          <table:table-cell table:style-name="ce14" table:formula="of:=[App.$A$3]*(10^-6)" office:value-type="float" office:value="0.000001">
            <text:p>1.00E-06</text:p>
          </table:table-cell>
          <table:table-cell/>
          <table:table-cell table:style-name="ce12" table:formula="of:=[.P90]" office:value-type="float" office:value="0">
            <text:p>0</text:p>
          </table:table-cell>
          <table:table-cell table:style-name="ce10" table:formula="of:=ROUND((ROW()-2)*(([.Q$102]-[.Q$2])/100);2)" office:value-type="float" office:value="0.89">
            <text:p>0.89</text:p>
          </table:table-cell>
          <table:table-cell table:style-name="ce13" table:formula="of:=SQRT((([.P91]*10^-9)^2)+(([App.$B$3]*([.Q91]*10^-12))^2)+((4*(1.38*10^-23)*[App.$E$3])*[App.$B$3]))*SQRT([App.$F$3])" office:value-type="float" office:value="0.00000132133871509163">
            <text:p>1.32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5">
            <text:p>135</text:p>
          </table:table-cell>
          <table:table-cell table:style-name="ce12" table:formula="of:=[.L91]" office:value-type="float" office:value="0">
            <text:p>0</text:p>
          </table:table-cell>
          <table:table-cell table:style-name="ce13" table:formula="of:=SQRT((([.K92]*10^-9)^2)+(([App.$B$3]*([.L92]*10^-12))^2)+((4*(1.38*10^-23)*[App.$E$3])*[App.$B$3]))*SQRT([App.$F$3])" office:value-type="float" office:value="0.00000103585037529558">
            <text:p>1.04E-06</text:p>
          </table:table-cell>
          <table:table-cell table:style-name="ce14" table:formula="of:=[App.$A$3]*(10^-6)" office:value-type="float" office:value="0.000001">
            <text:p>1.00E-06</text:p>
          </table:table-cell>
          <table:table-cell/>
          <table:table-cell table:style-name="ce12" table:formula="of:=[.P91]" office:value-type="float" office:value="0">
            <text:p>0</text:p>
          </table:table-cell>
          <table:table-cell table:style-name="ce10" table:formula="of:=ROUND((ROW()-2)*(([.Q$102]-[.Q$2])/100);2)" office:value-type="float" office:value="0.9">
            <text:p>0.9</text:p>
          </table:table-cell>
          <table:table-cell table:style-name="ce13" table:formula="of:=SQRT((([.P92]*10^-9)^2)+(([App.$B$3]*([.Q92]*10^-12))^2)+((4*(1.38*10^-23)*[App.$E$3])*[App.$B$3]))*SQRT([App.$F$3])" office:value-type="float" office:value="0.00000133481684136813">
            <text:p>1.33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6.5">
            <text:p>136.5</text:p>
          </table:table-cell>
          <table:table-cell table:style-name="ce12" table:formula="of:=[.L92]" office:value-type="float" office:value="0">
            <text:p>0</text:p>
          </table:table-cell>
          <table:table-cell table:style-name="ce13" table:formula="of:=SQRT((([.K93]*10^-9)^2)+(([App.$B$3]*([.L93]*10^-12))^2)+((4*(1.38*10^-23)*[App.$E$3])*[App.$B$3]))*SQRT([App.$F$3])" office:value-type="float" office:value="0.00000104563306183384">
            <text:p>1.05E-06</text:p>
          </table:table-cell>
          <table:table-cell table:style-name="ce14" table:formula="of:=[App.$A$3]*(10^-6)" office:value-type="float" office:value="0.000001">
            <text:p>1.00E-06</text:p>
          </table:table-cell>
          <table:table-cell/>
          <table:table-cell table:style-name="ce12" table:formula="of:=[.P92]" office:value-type="float" office:value="0">
            <text:p>0</text:p>
          </table:table-cell>
          <table:table-cell table:style-name="ce10" table:formula="of:=ROUND((ROW()-2)*(([.Q$102]-[.Q$2])/100);2)" office:value-type="float" office:value="0.91">
            <text:p>0.91</text:p>
          </table:table-cell>
          <table:table-cell table:style-name="ce13" table:formula="of:=SQRT((([.P93]*10^-9)^2)+(([App.$B$3]*([.Q93]*10^-12))^2)+((4*(1.38*10^-23)*[App.$E$3])*[App.$B$3]))*SQRT([App.$F$3])" office:value-type="float" office:value="0.00000134830857002394">
            <text:p>1.35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8">
            <text:p>138</text:p>
          </table:table-cell>
          <table:table-cell table:style-name="ce12" table:formula="of:=[.L93]" office:value-type="float" office:value="0">
            <text:p>0</text:p>
          </table:table-cell>
          <table:table-cell table:style-name="ce13" table:formula="of:=SQRT((([.K94]*10^-9)^2)+(([App.$B$3]*([.L94]*10^-12))^2)+((4*(1.38*10^-23)*[App.$E$3])*[App.$B$3]))*SQRT([App.$F$3])" office:value-type="float" office:value="0.00000105543166524413">
            <text:p>1.06E-06</text:p>
          </table:table-cell>
          <table:table-cell table:style-name="ce14" table:formula="of:=[App.$A$3]*(10^-6)" office:value-type="float" office:value="0.000001">
            <text:p>1.00E-06</text:p>
          </table:table-cell>
          <table:table-cell/>
          <table:table-cell table:style-name="ce12" table:formula="of:=[.P93]" office:value-type="float" office:value="0">
            <text:p>0</text:p>
          </table:table-cell>
          <table:table-cell table:style-name="ce10" table:formula="of:=ROUND((ROW()-2)*(([.Q$102]-[.Q$2])/100);2)" office:value-type="float" office:value="0.92">
            <text:p>0.92</text:p>
          </table:table-cell>
          <table:table-cell table:style-name="ce13" table:formula="of:=SQRT((([.P94]*10^-9)^2)+(([App.$B$3]*([.Q94]*10^-12))^2)+((4*(1.38*10^-23)*[App.$E$3])*[App.$B$3]))*SQRT([App.$F$3])" office:value-type="float" office:value="0.00000136181349677553">
            <text:p>1.36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39.5">
            <text:p>139.5</text:p>
          </table:table-cell>
          <table:table-cell table:style-name="ce12" table:formula="of:=[.L94]" office:value-type="float" office:value="0">
            <text:p>0</text:p>
          </table:table-cell>
          <table:table-cell table:style-name="ce13" table:formula="of:=SQRT((([.K95]*10^-9)^2)+(([App.$B$3]*([.L95]*10^-12))^2)+((4*(1.38*10^-23)*[App.$E$3])*[App.$B$3]))*SQRT([App.$F$3])" office:value-type="float" office:value="0.00000106524574629519">
            <text:p>1.07E-06</text:p>
          </table:table-cell>
          <table:table-cell table:style-name="ce14" table:formula="of:=[App.$A$3]*(10^-6)" office:value-type="float" office:value="0.000001">
            <text:p>1.00E-06</text:p>
          </table:table-cell>
          <table:table-cell/>
          <table:table-cell table:style-name="ce12" table:formula="of:=[.P94]" office:value-type="float" office:value="0">
            <text:p>0</text:p>
          </table:table-cell>
          <table:table-cell table:style-name="ce10" table:formula="of:=ROUND((ROW()-2)*(([.Q$102]-[.Q$2])/100);2)" office:value-type="float" office:value="0.93">
            <text:p>0.93</text:p>
          </table:table-cell>
          <table:table-cell table:style-name="ce13" table:formula="of:=SQRT((([.P95]*10^-9)^2)+(([App.$B$3]*([.Q95]*10^-12))^2)+((4*(1.38*10^-23)*[App.$E$3])*[App.$B$3]))*SQRT([App.$F$3])" office:value-type="float" office:value="0.00000137533123283084">
            <text:p>1.38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41">
            <text:p>141</text:p>
          </table:table-cell>
          <table:table-cell table:style-name="ce12" table:formula="of:=[.L95]" office:value-type="float" office:value="0">
            <text:p>0</text:p>
          </table:table-cell>
          <table:table-cell table:style-name="ce13" table:formula="of:=SQRT((([.K96]*10^-9)^2)+(([App.$B$3]*([.L96]*10^-12))^2)+((4*(1.38*10^-23)*[App.$E$3])*[App.$B$3]))*SQRT([App.$F$3])" office:value-type="float" office:value="0.00000107507488111294">
            <text:p>1.08E-06</text:p>
          </table:table-cell>
          <table:table-cell table:style-name="ce14" table:formula="of:=[App.$A$3]*(10^-6)" office:value-type="float" office:value="0.000001">
            <text:p>1.00E-06</text:p>
          </table:table-cell>
          <table:table-cell/>
          <table:table-cell table:style-name="ce12" table:formula="of:=[.P95]" office:value-type="float" office:value="0">
            <text:p>0</text:p>
          </table:table-cell>
          <table:table-cell table:style-name="ce10" table:formula="of:=ROUND((ROW()-2)*(([.Q$102]-[.Q$2])/100);2)" office:value-type="float" office:value="0.94">
            <text:p>0.94</text:p>
          </table:table-cell>
          <table:table-cell table:style-name="ce13" table:formula="of:=SQRT((([.P96]*10^-9)^2)+(([App.$B$3]*([.Q96]*10^-12))^2)+((4*(1.38*10^-23)*[App.$E$3])*[App.$B$3]))*SQRT([App.$F$3])" office:value-type="float" office:value="0.0000013888614041725">
            <text:p>1.39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42.5">
            <text:p>142.5</text:p>
          </table:table-cell>
          <table:table-cell table:style-name="ce12" table:formula="of:=[.L96]" office:value-type="float" office:value="0">
            <text:p>0</text:p>
          </table:table-cell>
          <table:table-cell table:style-name="ce13" table:formula="of:=SQRT((([.K97]*10^-9)^2)+(([App.$B$3]*([.L97]*10^-12))^2)+((4*(1.38*10^-23)*[App.$E$3])*[App.$B$3]))*SQRT([App.$F$3])" office:value-type="float" office:value="0.00000108491866054557">
            <text:p>1.08E-06</text:p>
          </table:table-cell>
          <table:table-cell table:style-name="ce14" table:formula="of:=[App.$A$3]*(10^-6)" office:value-type="float" office:value="0.000001">
            <text:p>1.00E-06</text:p>
          </table:table-cell>
          <table:table-cell/>
          <table:table-cell table:style-name="ce12" table:formula="of:=[.P96]" office:value-type="float" office:value="0">
            <text:p>0</text:p>
          </table:table-cell>
          <table:table-cell table:style-name="ce10" table:formula="of:=ROUND((ROW()-2)*(([.Q$102]-[.Q$2])/100);2)" office:value-type="float" office:value="0.95">
            <text:p>0.95</text:p>
          </table:table-cell>
          <table:table-cell table:style-name="ce13" table:formula="of:=SQRT((([.P97]*10^-9)^2)+(([App.$B$3]*([.Q97]*10^-12))^2)+((4*(1.38*10^-23)*[App.$E$3])*[App.$B$3]))*SQRT([App.$F$3])" office:value-type="float" office:value="0.00000140240365087945">
            <text:p>1.40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44">
            <text:p>144</text:p>
          </table:table-cell>
          <table:table-cell table:style-name="ce12" table:formula="of:=[.L97]" office:value-type="float" office:value="0">
            <text:p>0</text:p>
          </table:table-cell>
          <table:table-cell table:style-name="ce13" table:formula="of:=SQRT((([.K98]*10^-9)^2)+(([App.$B$3]*([.L98]*10^-12))^2)+((4*(1.38*10^-23)*[App.$E$3])*[App.$B$3]))*SQRT([App.$F$3])" office:value-type="float" office:value="0.0000010947766895582">
            <text:p>1.09E-06</text:p>
          </table:table-cell>
          <table:table-cell table:style-name="ce14" table:formula="of:=[App.$A$3]*(10^-6)" office:value-type="float" office:value="0.000001">
            <text:p>1.00E-06</text:p>
          </table:table-cell>
          <table:table-cell/>
          <table:table-cell table:style-name="ce12" table:formula="of:=[.P97]" office:value-type="float" office:value="0">
            <text:p>0</text:p>
          </table:table-cell>
          <table:table-cell table:style-name="ce10" table:formula="of:=ROUND((ROW()-2)*(([.Q$102]-[.Q$2])/100);2)" office:value-type="float" office:value="0.96">
            <text:p>0.96</text:p>
          </table:table-cell>
          <table:table-cell table:style-name="ce13" table:formula="of:=SQRT((([.P98]*10^-9)^2)+(([App.$B$3]*([.Q98]*10^-12))^2)+((4*(1.38*10^-23)*[App.$E$3])*[App.$B$3]))*SQRT([App.$F$3])" office:value-type="float" office:value="0.00000141595762648463">
            <text:p>1.42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45.5">
            <text:p>145.5</text:p>
          </table:table-cell>
          <table:table-cell table:style-name="ce12" table:formula="of:=[.L98]" office:value-type="float" office:value="0">
            <text:p>0</text:p>
          </table:table-cell>
          <table:table-cell table:style-name="ce13" table:formula="of:=SQRT((([.K99]*10^-9)^2)+(([App.$B$3]*([.L99]*10^-12))^2)+((4*(1.38*10^-23)*[App.$E$3])*[App.$B$3]))*SQRT([App.$F$3])" office:value-type="float" office:value="0.0000011046485866555">
            <text:p>1.10E-06</text:p>
          </table:table-cell>
          <table:table-cell table:style-name="ce14" table:formula="of:=[App.$A$3]*(10^-6)" office:value-type="float" office:value="0.000001">
            <text:p>1.00E-06</text:p>
          </table:table-cell>
          <table:table-cell/>
          <table:table-cell table:style-name="ce12" table:formula="of:=[.P98]" office:value-type="float" office:value="0">
            <text:p>0</text:p>
          </table:table-cell>
          <table:table-cell table:style-name="ce10" table:formula="of:=ROUND((ROW()-2)*(([.Q$102]-[.Q$2])/100);2)" office:value-type="float" office:value="0.97">
            <text:p>0.97</text:p>
          </table:table-cell>
          <table:table-cell table:style-name="ce13" table:formula="of:=SQRT((([.P99]*10^-9)^2)+(([App.$B$3]*([.Q99]*10^-12))^2)+((4*(1.38*10^-23)*[App.$E$3])*[App.$B$3]))*SQRT([App.$F$3])" office:value-type="float" office:value="0.0000014295229973666">
            <text:p>1.43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47">
            <text:p>147</text:p>
          </table:table-cell>
          <table:table-cell table:style-name="ce12" table:formula="of:=[.L99]" office:value-type="float" office:value="0">
            <text:p>0</text:p>
          </table:table-cell>
          <table:table-cell table:style-name="ce13" table:formula="of:=SQRT((([.K100]*10^-9)^2)+(([App.$B$3]*([.L100]*10^-12))^2)+((4*(1.38*10^-23)*[App.$E$3])*[App.$B$3]))*SQRT([App.$F$3])" office:value-type="float" office:value="0.00000111453398333115">
            <text:p>1.11E-06</text:p>
          </table:table-cell>
          <table:table-cell table:style-name="ce14" table:formula="of:=[App.$A$3]*(10^-6)" office:value-type="float" office:value="0.000001">
            <text:p>1.00E-06</text:p>
          </table:table-cell>
          <table:table-cell/>
          <table:table-cell table:style-name="ce12" table:formula="of:=[.P99]" office:value-type="float" office:value="0">
            <text:p>0</text:p>
          </table:table-cell>
          <table:table-cell table:style-name="ce10" table:formula="of:=ROUND((ROW()-2)*(([.Q$102]-[.Q$2])/100);2)" office:value-type="float" office:value="0.98">
            <text:p>0.98</text:p>
          </table:table-cell>
          <table:table-cell table:style-name="ce13" table:formula="of:=SQRT((([.P100]*10^-9)^2)+(([App.$B$3]*([.Q100]*10^-12))^2)+((4*(1.38*10^-23)*[App.$E$3])*[App.$B$3]))*SQRT([App.$F$3])" office:value-type="float" office:value="0.00000144309944217299">
            <text:p>1.44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0" table:formula="of:=ROUND((ROW()-2)*(([.K$102]-[.K$2])/100);2)" office:value-type="float" office:value="148.5">
            <text:p>148.5</text:p>
          </table:table-cell>
          <table:table-cell table:style-name="ce12" table:formula="of:=[.L100]" office:value-type="float" office:value="0">
            <text:p>0</text:p>
          </table:table-cell>
          <table:table-cell table:style-name="ce13" table:formula="of:=SQRT((([.K101]*10^-9)^2)+(([App.$B$3]*([.L101]*10^-12))^2)+((4*(1.38*10^-23)*[App.$E$3])*[App.$B$3]))*SQRT([App.$F$3])" office:value-type="float" office:value="0.00000112443252354243">
            <text:p>1.12E-06</text:p>
          </table:table-cell>
          <table:table-cell table:style-name="ce14" table:formula="of:=[App.$A$3]*(10^-6)" office:value-type="float" office:value="0.000001">
            <text:p>1.00E-06</text:p>
          </table:table-cell>
          <table:table-cell/>
          <table:table-cell table:style-name="ce12" table:formula="of:=[.P100]" office:value-type="float" office:value="0">
            <text:p>0</text:p>
          </table:table-cell>
          <table:table-cell table:style-name="ce10" table:formula="of:=ROUND((ROW()-2)*(([.Q$102]-[.Q$2])/100);2)" office:value-type="float" office:value="0.99">
            <text:p>0.99</text:p>
          </table:table-cell>
          <table:table-cell table:style-name="ce13" table:formula="of:=SQRT((([.P101]*10^-9)^2)+(([App.$B$3]*([.Q101]*10^-12))^2)+((4*(1.38*10^-23)*[App.$E$3])*[App.$B$3]))*SQRT([App.$F$3])" office:value-type="float" office:value="0.00000145668665127405">
            <text:p>1.46E-06</text:p>
          </table:table-cell>
          <table:table-cell table:style-name="ce8" table:formula="of:=[App.$A$3]*(10^-6)" office:value-type="float" office:value="0.000001">
            <text:p>1.00E-06</text:p>
          </table:table-cell>
          <table:table-cell table:number-columns-repeated="1005"/>
        </table:table-row>
        <table:table-row table:style-name="ro5">
          <table:table-cell table:number-columns-repeated="10"/>
          <table:table-cell table:style-name="ce11" office:value-type="float" office:value="150">
            <text:p>150</text:p>
          </table:table-cell>
          <table:table-cell table:style-name="ce12" table:formula="of:=[.L101]" office:value-type="float" office:value="0">
            <text:p>0</text:p>
          </table:table-cell>
          <table:table-cell table:style-name="ce13" table:formula="of:=SQRT((([.K102]*10^-9)^2)+(([App.$B$3]*([.L102]*10^-12))^2)+((4*(1.38*10^-23)*[App.$E$3])*[App.$B$3]))*SQRT([App.$F$3])" office:value-type="float" office:value="0.00000113434386320904">
            <text:p>1.13E-06</text:p>
          </table:table-cell>
          <table:table-cell table:style-name="ce14" table:formula="of:=[App.$A$3]*(10^-6)" office:value-type="float" office:value="0.000001">
            <text:p>1.00E-06</text:p>
          </table:table-cell>
          <table:table-cell/>
          <table:table-cell table:style-name="ce12" table:formula="of:=[.P101]" office:value-type="float" office:value="0">
            <text:p>0</text:p>
          </table:table-cell>
          <table:table-cell table:style-name="ce15" office:value-type="float" office:value="1">
            <text:p>1</text:p>
          </table:table-cell>
          <table:table-cell table:style-name="ce13" table:formula="of:=SQRT((([.P102]*10^-9)^2)+(([App.$B$3]*([.Q102]*10^-12))^2)+((4*(1.38*10^-23)*[App.$E$3])*[App.$B$3]))*SQRT([App.$F$3])" office:value-type="float" office:value="0.00000147028432624442">
            <text:p>1.47E-06</text:p>
          </table:table-cell>
          <table:table-cell table:style-name="ce8" table:formula="of:=[App.$A$3]*(10^-6)" office:value-type="float" office:value="0.000001">
            <text:p>1.00E-06</text:p>
          </table:table-cell>
          <table:table-cell table:number-columns-repeated="1005"/>
        </table:table-row>
        <table:table-row table:style-name="ro2" table:number-rows-repeated="1048473">
          <table:table-cell table:number-columns-repeated="1024"/>
        </table:table-row>
        <table:table-row table:style-name="ro2">
          <table:table-cell table:number-columns-repeated="1024"/>
        </table:table-row>
      </table:table>
      <table:table table:name="App" table:style-name="ta1" table:print="false">
        <table:table-column table:style-name="co1" table:number-columns-repeated="4" table:default-cell-style-name="ce2"/>
        <table:table-column table:style-name="co4" table:number-columns-repeated="2" table:default-cell-style-name="ce2"/>
        <table:table-column table:style-name="co1" table:number-columns-repeated="1018" table:default-cell-style-name="ce2"/>
        <table:table-row table:style-name="ro5">
          <table:table-cell table:style-name="ce5" office:value-type="string">
            <text:p>NoiseMax</text:p>
          </table:table-cell>
          <table:table-cell table:style-name="ce18" office:value-type="string" table:number-columns-spanned="3" table:number-rows-spanned="1">
            <text:p>Input Impedance</text:p>
          </table:table-cell>
          <table:covered-table-cell table:style-name="ce21"/>
          <table:covered-table-cell table:style-name="ce23"/>
          <table:table-cell table:style-name="ce18" office:value-type="string">
            <text:p>Temp</text:p>
          </table:table-cell>
          <table:table-cell table:style-name="ce18" office:value-type="string">
            <text:p>Bandwidth</text:p>
          </table:table-cell>
          <table:table-cell table:style-name="ce1" office:value-type="string">
            <office:annotation draw:style-name="gr2" draw:text-style-name="P1" svg:width="1.1413in" svg:height="0.2346in" svg:x="6.7524in" svg:y="0in" draw:caption-point-x="-0.2402in" draw:caption-point-y="0.0043in">
              <dc:date>2012-10-10T00:00:00</dc:date>
              <text:p text:style-name="P1"><text:span text:style-name="T1">Reference only!</text:span></text:p>
            </office:annotation>
            <text:p>Gain</text:p>
          </table:table-cell>
          <table:table-cell table:style-name="ce1" office:value-type="string">
            <office:annotation draw:style-name="gr2" draw:text-style-name="P1" svg:width="1.1413in" svg:height="0.2346in" svg:x="7.6417in" svg:y="0in" draw:caption-point-x="-0.2402in" draw:caption-point-y="0.0043in">
              <dc:date>2012-10-10T00:00:00</dc:date>
              <text:p text:style-name="P1"><text:span text:style-name="T1">Reference only!</text:span></text:p>
            </office:annotation>
            <text:p>MinFreq</text:p>
          </table:table-cell>
          <table:table-cell table:number-columns-repeated="1016"/>
        </table:table-row>
        <table:table-row table:style-name="ro5">
          <table:table-cell table:style-name="ce16" office:value-type="string">
            <text:p>µV</text:p>
          </table:table-cell>
          <table:table-cell table:style-name="ce19" office:value-type="string">
            <text:p>Total</text:p>
          </table:table-cell>
          <table:table-cell table:style-name="ce16" office:value-type="string">
            <text:p>+</text:p>
          </table:table-cell>
          <table:table-cell table:style-name="ce24" office:value-type="string">
            <text:p>-</text:p>
          </table:table-cell>
          <table:table-cell table:style-name="ce24" office:value-type="string">
            <text:p>degC</text:p>
          </table:table-cell>
          <table:table-cell table:style-name="ce24" office:value-type="string">
            <text:p>Hz</text:p>
          </table:table-cell>
          <table:table-cell table:number-columns-repeated="2" office:value-type="float" office:value="10">
            <text:p>10</text:p>
          </table:table-cell>
          <table:table-cell table:number-columns-repeated="1016"/>
        </table:table-row>
        <table:table-row table:style-name="ro5">
          <table:table-cell table:style-name="ce17" office:value-type="float" office:value="1">
            <text:p>1</text:p>
          </table:table-cell>
          <table:table-cell table:style-name="ce20" table:formula="of:=[.C3]+[.D3]" office:value-type="float" office:value="200000">
            <text:p>200000</text:p>
          </table:table-cell>
          <table:table-cell table:style-name="ce22" table:formula="of:=10^5" office:value-type="float" office:value="100000">
            <text:p>1.0E+05</text:p>
          </table:table-cell>
          <table:table-cell table:style-name="ce22" table:formula="of:=10^5" office:value-type="float" office:value="100000">
            <text:p>1.0E+05</text:p>
          </table:table-cell>
          <table:table-cell table:style-name="ce25" office:value-type="float" office:value="293">
            <text:p>293</text:p>
          </table:table-cell>
          <table:table-cell table:style-name="ce25" office:value-type="float" office:value="50">
            <text:p>50</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License" table:style-name="ta1" table:print="false">
        <table:table-column table:style-name="co1" table:default-cell-style-name="Default"/>
        <table:table-row table:style-name="ro4">
          <table:table-cell office:value-type="string">
            <text:p>The MIT License (MIT)</text:p>
            <text:p>Copyright (c) 2012 mirage335</text:p>
            <text:p/>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p>The above copyright notice and this permission notice shall be included in all copies or substantial portions of the Software.</text:p>
            <text:p/>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
      <table:database-ranges>
        <table:database-range table:target-range-address="Tolerance.Q4:Tolerance.Q10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number:number-style style:name="N118">
      <number:number number:decimal-places="7" number:min-integer-digits="1"/>
    </number:number-style>
    <number:number-style style:name="N119">
      <number:number number:decimal-places="6" number:min-integer-digits="1"/>
    </number:number-style>
    <number:number-style style:name="N120">
      <number:number number:decimal-places="5" number:min-integer-digits="1"/>
    </number:number-style>
    <number:number-style style:name="N121">
      <number:number number:decimal-places="4" number:min-integer-digits="1"/>
    </number:number-style>
    <number:number-style style:name="N122">
      <number:scientific-number number:decimal-places="1" number:min-integer-digits="2" number:min-exponent-digits="2"/>
    </number:number-style>
    <number:number-style style:name="N123">
      <number:scientific-number number:decimal-places="1" number:min-integer-digits="1" number:min-exponent-digits="2"/>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table-cell-properties fo:background-color="#ff0000" fo:padding-bottom="0.0193in" fo:padding-left="0.0138in" fo:padding-right="0.0138in" fo:padding-top="0.0193in"/>
    </style:style>
    <style:style style:name="CAUTION" style:family="table-cell" style:parent-style-name="Default">
      <style:table-cell-properties fo:background-color="#ffd320"/>
    </style:style>
    <style:style style:name="GOOD" style:family="table-cell" style:parent-style-name="Default">
      <style:table-cell-properties fo:background-color="#00ff00" fo:padding-bottom="0.0193in" fo:padding-left="0.0138in" fo:padding-right="0.0138in" fo:padding-top="0.0193in"/>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3">10/13/2012</text:date>, <text:time>01:16: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0T19:20:31</meta:creation-date>
    <meta:generator>LibreOffice/3.3$Linux LibreOffice_project/330m19$Build-401</meta:generator>
    <dc:date>2012-10-13T01:16:31</dc:date>
    <meta:editing-duration>PT14H20M54S</meta:editing-duration>
    <meta:editing-cycles>112</meta:editing-cycles>
    <meta:document-statistic meta:table-count="4" meta:cell-count="1097"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1">
      <number:scientific-number number:decimal-places="2" number:min-integer-digits="1" number:min-exponent-digits="2"/>
    </number:number-style>
    <style:style style:name="ch1" style:family="chart">
      <style:graphic-properties draw:stroke="solid" draw:fill-color="#666666"/>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6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61">
      <style:chart-properties chart:symbol-type="none"/>
      <style:graphic-properties svg:stroke-width="0.08cm" svg:stroke-color="#ff420e" draw:fill-color="#ff420e" dr3d:edge-rounding="5%"/>
      <style:text-properties fo:font-size="10pt" style:font-size-asian="10pt" style:font-size-complex="10pt"/>
    </style:style>
    <style:style style:name="ch11" style:family="chart" style:data-style-name="N61">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17cm" svg:height="9.004cm" xlink:href=".." xlink:type="simple" chart:class="chart:scatter" chart:style-name="ch1">
        <chart:title svg:x="5.041cm" svg:y="0.316cm" chart:style-name="ch2">
          <text:p>Current Noise to Circuit Noise</text:p>
        </chart:title>
        <chart:legend chart:legend-position="end" svg:x="13.409cm" svg:y="3.982cm" chart:style-name="ch3"/>
        <chart:plot-area chart:style-name="ch4" table:cell-range-address="Tolerance.Q3:Tolerance.S102 Tolerance.R1:Tolerance.S1" chart:data-source-has-labels="row" svg:x="1.331cm" svg:y="1.635cm" svg:width="11.438cm" svg:height="6.208cm">
          <chartooo:coordinate-region svg:x="3.064cm" svg:y="1.834cm" svg:width="9.465cm" svg:height="5.362cm"/>
          <chart:axis chart:dimension="x" chart:name="primary-x" chart:style-name="ch5">
            <chart:title svg:x="6.199cm" svg:y="8.023cm" chart:style-name="ch6">
              <text:p>pA/sqrt(Hz)</text:p>
            </chart:title>
            <chart:grid chart:style-name="ch7" chart:class="major"/>
          </chart:axis>
          <chart:axis chart:dimension="y" chart:name="primary-y" chart:style-name="ch8">
            <chart:title svg:x="0.451cm" svg:y="4.981cm" chart:style-name="ch9">
              <text:p>Vn</text:p>
            </chart:title>
            <chart:grid chart:style-name="ch7" chart:class="major"/>
          </chart:axis>
          <chart:series chart:style-name="ch10" chart:values-cell-range-address="Tolerance.R3:Tolerance.R102" chart:label-cell-address="Tolerance.R1:Tolerance.R1" chart:class="chart:scatter">
            <chart:domain table:cell-range-address="Tolerance.Q3:Tolerance.Q102"/>
            <chart:data-point chart:repeated="100"/>
          </chart:series>
          <chart:series chart:style-name="ch11" chart:values-cell-range-address="Tolerance.S3:Tolerance.S102" chart:label-cell-address="Tolerance.S1:Tolerance.S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Q</text:p>
              </table:table-cell>
              <table:table-cell office:value-type="string">
                <text:p>Vn@Ω@bw</text:p>
                <draw:g>
                  <svg:desc>Tolerance.R1:Tolerance.R1</svg:desc>
                </draw:g>
              </table:table-cell>
              <table:table-cell office:value-type="string">
                <text:p>NoiseMax</text:p>
                <draw:g>
                  <svg:desc>Tolerance.S1:Tolerance.S1</svg:desc>
                </draw:g>
              </table:table-cell>
            </table:table-row>
          </table:table-header-rows>
          <table:table-rows>
            <table:table-row>
              <table:table-cell office:value-type="string">
                <text:p>1</text:p>
              </table:table-cell>
              <table:table-cell office:value-type="float" office:value="0.01">
                <text:p>0.01</text:p>
                <draw:g>
                  <svg:desc>Tolerance.Q3:Tolerance.Q102</svg:desc>
                </draw:g>
              </table:table-cell>
              <table:table-cell office:value-type="float" office:value="0.000000402412723456901">
                <text:p>0.000000402412723456901</text:p>
                <draw:g>
                  <svg:desc>Tolerance.R3:Tolerance.R102</svg:desc>
                </draw:g>
              </table:table-cell>
              <table:table-cell office:value-type="float" office:value="0.000001">
                <text:p>0.000001</text:p>
                <draw:g>
                  <svg:desc>Tolerance.S3:Tolerance.S102</svg:desc>
                </draw:g>
              </table:table-cell>
            </table:table-row>
            <table:table-row>
              <table:table-cell office:value-type="string">
                <text:p>2</text:p>
              </table:table-cell>
              <table:table-cell office:value-type="float" office:value="0.02">
                <text:p>0.02</text:p>
              </table:table-cell>
              <table:table-cell office:value-type="float" office:value="0.000000403157537446592">
                <text:p>0.000000403157537446592</text:p>
              </table:table-cell>
              <table:table-cell office:value-type="float" office:value="0.000001">
                <text:p>0.000001</text:p>
              </table:table-cell>
            </table:table-row>
            <table:table-row>
              <table:table-cell office:value-type="string">
                <text:p>3</text:p>
              </table:table-cell>
              <table:table-cell office:value-type="float" office:value="0.03">
                <text:p>0.03</text:p>
              </table:table-cell>
              <table:table-cell office:value-type="float" office:value="0.000000404395845675991">
                <text:p>0.000000404395845675991</text:p>
              </table:table-cell>
              <table:table-cell office:value-type="float" office:value="0.000001">
                <text:p>0.000001</text:p>
              </table:table-cell>
            </table:table-row>
            <table:table-row>
              <table:table-cell office:value-type="string">
                <text:p>4</text:p>
              </table:table-cell>
              <table:table-cell office:value-type="float" office:value="0.04">
                <text:p>0.04</text:p>
              </table:table-cell>
              <table:table-cell office:value-type="float" office:value="0.000000406123134036957">
                <text:p>0.000000406123134036957</text:p>
              </table:table-cell>
              <table:table-cell office:value-type="float" office:value="0.000001">
                <text:p>0.000001</text:p>
              </table:table-cell>
            </table:table-row>
            <table:table-row>
              <table:table-cell office:value-type="string">
                <text:p>5</text:p>
              </table:table-cell>
              <table:table-cell office:value-type="float" office:value="0.05">
                <text:p>0.05</text:p>
              </table:table-cell>
              <table:table-cell office:value-type="float" office:value="0.000000408333197278889">
                <text:p>0.000000408333197278889</text:p>
              </table:table-cell>
              <table:table-cell office:value-type="float" office:value="0.000001">
                <text:p>0.000001</text:p>
              </table:table-cell>
            </table:table-row>
            <table:table-row>
              <table:table-cell office:value-type="string">
                <text:p>6</text:p>
              </table:table-cell>
              <table:table-cell office:value-type="float" office:value="0.06">
                <text:p>0.06</text:p>
              </table:table-cell>
              <table:table-cell office:value-type="float" office:value="0.000000411018247770096">
                <text:p>0.000000411018247770096</text:p>
              </table:table-cell>
              <table:table-cell office:value-type="float" office:value="0.000001">
                <text:p>0.000001</text:p>
              </table:table-cell>
            </table:table-row>
            <table:table-row>
              <table:table-cell office:value-type="string">
                <text:p>7</text:p>
              </table:table-cell>
              <table:table-cell office:value-type="float" office:value="0.07">
                <text:p>0.07</text:p>
              </table:table-cell>
              <table:table-cell office:value-type="float" office:value="0.000000414169047612204">
                <text:p>0.000000414169047612204</text:p>
              </table:table-cell>
              <table:table-cell office:value-type="float" office:value="0.000001">
                <text:p>0.000001</text:p>
              </table:table-cell>
            </table:table-row>
            <table:table-row>
              <table:table-cell office:value-type="string">
                <text:p>8</text:p>
              </table:table-cell>
              <table:table-cell office:value-type="float" office:value="0.08">
                <text:p>0.08</text:p>
              </table:table-cell>
              <table:table-cell office:value-type="float" office:value="0.000000417775059092809">
                <text:p>0.000000417775059092809</text:p>
              </table:table-cell>
              <table:table-cell office:value-type="float" office:value="0.000001">
                <text:p>0.000001</text:p>
              </table:table-cell>
            </table:table-row>
            <table:table-row>
              <table:table-cell office:value-type="string">
                <text:p>9</text:p>
              </table:table-cell>
              <table:table-cell office:value-type="float" office:value="0.09">
                <text:p>0.09</text:p>
              </table:table-cell>
              <table:table-cell office:value-type="float" office:value="0.000000421824608101519">
                <text:p>0.000000421824608101519</text:p>
              </table:table-cell>
              <table:table-cell office:value-type="float" office:value="0.000001">
                <text:p>0.000001</text:p>
              </table:table-cell>
            </table:table-row>
            <table:table-row>
              <table:table-cell office:value-type="string">
                <text:p>10</text:p>
              </table:table-cell>
              <table:table-cell office:value-type="float" office:value="0.1">
                <text:p>0.1</text:p>
              </table:table-cell>
              <table:table-cell office:value-type="float" office:value="0.000000426305055095527">
                <text:p>0.000000426305055095527</text:p>
              </table:table-cell>
              <table:table-cell office:value-type="float" office:value="0.000001">
                <text:p>0.000001</text:p>
              </table:table-cell>
            </table:table-row>
            <table:table-row>
              <table:table-cell office:value-type="string">
                <text:p>11</text:p>
              </table:table-cell>
              <table:table-cell office:value-type="float" office:value="0.11">
                <text:p>0.11</text:p>
              </table:table-cell>
              <table:table-cell office:value-type="float" office:value="0.000000431202968449894">
                <text:p>0.000000431202968449894</text:p>
              </table:table-cell>
              <table:table-cell office:value-type="float" office:value="0.000001">
                <text:p>0.000001</text:p>
              </table:table-cell>
            </table:table-row>
            <table:table-row>
              <table:table-cell office:value-type="string">
                <text:p>12</text:p>
              </table:table-cell>
              <table:table-cell office:value-type="float" office:value="0.12">
                <text:p>0.12</text:p>
              </table:table-cell>
              <table:table-cell office:value-type="float" office:value="0.00000043650429551151">
                <text:p>0.00000043650429551151</text:p>
              </table:table-cell>
              <table:table-cell office:value-type="float" office:value="0.000001">
                <text:p>0.000001</text:p>
              </table:table-cell>
            </table:table-row>
            <table:table-row>
              <table:table-cell office:value-type="string">
                <text:p>13</text:p>
              </table:table-cell>
              <table:table-cell office:value-type="float" office:value="0.13">
                <text:p>0.13</text:p>
              </table:table-cell>
              <table:table-cell office:value-type="float" office:value="0.000000442194527329319">
                <text:p>0.000000442194527329319</text:p>
              </table:table-cell>
              <table:table-cell office:value-type="float" office:value="0.000001">
                <text:p>0.000001</text:p>
              </table:table-cell>
            </table:table-row>
            <table:table-row>
              <table:table-cell office:value-type="string">
                <text:p>14</text:p>
              </table:table-cell>
              <table:table-cell office:value-type="float" office:value="0.14">
                <text:p>0.14</text:p>
              </table:table-cell>
              <table:table-cell office:value-type="float" office:value="0.000000448258853788746">
                <text:p>0.000000448258853788746</text:p>
              </table:table-cell>
              <table:table-cell office:value-type="float" office:value="0.000001">
                <text:p>0.000001</text:p>
              </table:table-cell>
            </table:table-row>
            <table:table-row>
              <table:table-cell office:value-type="string">
                <text:p>15</text:p>
              </table:table-cell>
              <table:table-cell office:value-type="float" office:value="0.15">
                <text:p>0.15</text:p>
              </table:table-cell>
              <table:table-cell office:value-type="float" office:value="0.000000454682306671373">
                <text:p>0.000000454682306671373</text:p>
              </table:table-cell>
              <table:table-cell office:value-type="float" office:value="0.000001">
                <text:p>0.000001</text:p>
              </table:table-cell>
            </table:table-row>
            <table:table-row>
              <table:table-cell office:value-type="string">
                <text:p>16</text:p>
              </table:table-cell>
              <table:table-cell office:value-type="float" office:value="0.16">
                <text:p>0.16</text:p>
              </table:table-cell>
              <table:table-cell office:value-type="float" office:value="0.000000461449888937033">
                <text:p>0.000000461449888937033</text:p>
              </table:table-cell>
              <table:table-cell office:value-type="float" office:value="0.000001">
                <text:p>0.000001</text:p>
              </table:table-cell>
            </table:table-row>
            <table:table-row>
              <table:table-cell office:value-type="string">
                <text:p>17</text:p>
              </table:table-cell>
              <table:table-cell office:value-type="float" office:value="0.17">
                <text:p>0.17</text:p>
              </table:table-cell>
              <table:table-cell office:value-type="float" office:value="0.000000468546689242385">
                <text:p>0.000000468546689242385</text:p>
              </table:table-cell>
              <table:table-cell office:value-type="float" office:value="0.000001">
                <text:p>0.000001</text:p>
              </table:table-cell>
            </table:table-row>
            <table:table-row>
              <table:table-cell office:value-type="string">
                <text:p>18</text:p>
              </table:table-cell>
              <table:table-cell office:value-type="float" office:value="0.18">
                <text:p>0.18</text:p>
              </table:table-cell>
              <table:table-cell office:value-type="float" office:value="0.000000475957981338689">
                <text:p>0.000000475957981338689</text:p>
              </table:table-cell>
              <table:table-cell office:value-type="float" office:value="0.000001">
                <text:p>0.000001</text:p>
              </table:table-cell>
            </table:table-row>
            <table:table-row>
              <table:table-cell office:value-type="string">
                <text:p>19</text:p>
              </table:table-cell>
              <table:table-cell office:value-type="float" office:value="0.19">
                <text:p>0.19</text:p>
              </table:table-cell>
              <table:table-cell office:value-type="float" office:value="0.000000483669308515643">
                <text:p>0.000000483669308515643</text:p>
              </table:table-cell>
              <table:table-cell office:value-type="float" office:value="0.000001">
                <text:p>0.000001</text:p>
              </table:table-cell>
            </table:table-row>
            <table:table-row>
              <table:table-cell office:value-type="string">
                <text:p>20</text:p>
              </table:table-cell>
              <table:table-cell office:value-type="float" office:value="0.2">
                <text:p>0.2</text:p>
              </table:table-cell>
              <table:table-cell office:value-type="float" office:value="0.000000491666553672304">
                <text:p>0.000000491666553672304</text:p>
              </table:table-cell>
              <table:table-cell office:value-type="float" office:value="0.000001">
                <text:p>0.000001</text:p>
              </table:table-cell>
            </table:table-row>
            <table:table-row>
              <table:table-cell office:value-type="string">
                <text:p>21</text:p>
              </table:table-cell>
              <table:table-cell office:value-type="float" office:value="0.21">
                <text:p>0.21</text:p>
              </table:table-cell>
              <table:table-cell office:value-type="float" office:value="0.000000499935995903476">
                <text:p>0.000000499935995903476</text:p>
              </table:table-cell>
              <table:table-cell office:value-type="float" office:value="0.000001">
                <text:p>0.000001</text:p>
              </table:table-cell>
            </table:table-row>
            <table:table-row>
              <table:table-cell office:value-type="string">
                <text:p>22</text:p>
              </table:table-cell>
              <table:table-cell office:value-type="float" office:value="0.22">
                <text:p>0.22</text:p>
              </table:table-cell>
              <table:table-cell office:value-type="float" office:value="0.000000508464354699521">
                <text:p>0.000000508464354699521</text:p>
              </table:table-cell>
              <table:table-cell office:value-type="float" office:value="0.000001">
                <text:p>0.000001</text:p>
              </table:table-cell>
            </table:table-row>
            <table:table-row>
              <table:table-cell office:value-type="string">
                <text:p>23</text:p>
              </table:table-cell>
              <table:table-cell office:value-type="float" office:value="0.23">
                <text:p>0.23</text:p>
              </table:table-cell>
              <table:table-cell office:value-type="float" office:value="0.000000517238822982189">
                <text:p>0.000000517238822982189</text:p>
              </table:table-cell>
              <table:table-cell office:value-type="float" office:value="0.000001">
                <text:p>0.000001</text:p>
              </table:table-cell>
            </table:table-row>
            <table:table-row>
              <table:table-cell office:value-type="string">
                <text:p>24</text:p>
              </table:table-cell>
              <table:table-cell office:value-type="float" office:value="0.24">
                <text:p>0.24</text:p>
              </table:table-cell>
              <table:table-cell office:value-type="float" office:value="0.000000526247090253238">
                <text:p>0.000000526247090253238</text:p>
              </table:table-cell>
              <table:table-cell office:value-type="float" office:value="0.000001">
                <text:p>0.000001</text:p>
              </table:table-cell>
            </table:table-row>
            <table:table-row>
              <table:table-cell office:value-type="string">
                <text:p>25</text:p>
              </table:table-cell>
              <table:table-cell office:value-type="float" office:value="0.25">
                <text:p>0.25</text:p>
              </table:table-cell>
              <table:table-cell office:value-type="float" office:value="0.000000535477357131">
                <text:p>0.000000535477357131</text:p>
              </table:table-cell>
              <table:table-cell office:value-type="float" office:value="0.000001">
                <text:p>0.000001</text:p>
              </table:table-cell>
            </table:table-row>
            <table:table-row>
              <table:table-cell office:value-type="string">
                <text:p>26</text:p>
              </table:table-cell>
              <table:table-cell office:value-type="float" office:value="0.26">
                <text:p>0.26</text:p>
              </table:table-cell>
              <table:table-cell office:value-type="float" office:value="0.000000544918342506471">
                <text:p>0.000000544918342506471</text:p>
              </table:table-cell>
              <table:table-cell office:value-type="float" office:value="0.000001">
                <text:p>0.000001</text:p>
              </table:table-cell>
            </table:table-row>
            <table:table-row>
              <table:table-cell office:value-type="string">
                <text:p>27</text:p>
              </table:table-cell>
              <table:table-cell office:value-type="float" office:value="0.27">
                <text:p>0.27</text:p>
              </table:table-cell>
              <table:table-cell office:value-type="float" office:value="0.000000554559284477323">
                <text:p>0.000000554559284477323</text:p>
              </table:table-cell>
              <table:table-cell office:value-type="float" office:value="0.000001">
                <text:p>0.000001</text:p>
              </table:table-cell>
            </table:table-row>
            <table:table-row>
              <table:table-cell office:value-type="string">
                <text:p>28</text:p>
              </table:table-cell>
              <table:table-cell office:value-type="float" office:value="0.28">
                <text:p>0.28</text:p>
              </table:table-cell>
              <table:table-cell office:value-type="float" office:value="0.000000564389936125725">
                <text:p>0.000000564389936125725</text:p>
              </table:table-cell>
              <table:table-cell office:value-type="float" office:value="0.000001">
                <text:p>0.000001</text:p>
              </table:table-cell>
            </table:table-row>
            <table:table-row>
              <table:table-cell office:value-type="string">
                <text:p>29</text:p>
              </table:table-cell>
              <table:table-cell office:value-type="float" office:value="0.29">
                <text:p>0.29</text:p>
              </table:table-cell>
              <table:table-cell office:value-type="float" office:value="0.000000574400557102794">
                <text:p>0.000000574400557102794</text:p>
              </table:table-cell>
              <table:table-cell office:value-type="float" office:value="0.000001">
                <text:p>0.000001</text:p>
              </table:table-cell>
            </table:table-row>
            <table:table-row>
              <table:table-cell office:value-type="string">
                <text:p>30</text:p>
              </table:table-cell>
              <table:table-cell office:value-type="float" office:value="0.3">
                <text:p>0.3</text:p>
              </table:table-cell>
              <table:table-cell office:value-type="float" office:value="0.000000584581901875178">
                <text:p>0.000000584581901875178</text:p>
              </table:table-cell>
              <table:table-cell office:value-type="float" office:value="0.000001">
                <text:p>0.000001</text:p>
              </table:table-cell>
            </table:table-row>
            <table:table-row>
              <table:table-cell office:value-type="string">
                <text:p>31</text:p>
              </table:table-cell>
              <table:table-cell office:value-type="float" office:value="0.31">
                <text:p>0.31</text:p>
              </table:table-cell>
              <table:table-cell office:value-type="float" office:value="0.000000594925205382996">
                <text:p>0.000000594925205382996</text:p>
              </table:table-cell>
              <table:table-cell office:value-type="float" office:value="0.000001">
                <text:p>0.000001</text:p>
              </table:table-cell>
            </table:table-row>
            <table:table-row>
              <table:table-cell office:value-type="string">
                <text:p>32</text:p>
              </table:table-cell>
              <table:table-cell office:value-type="float" office:value="0.32">
                <text:p>0.32</text:p>
              </table:table-cell>
              <table:table-cell office:value-type="float" office:value="0.000000605422166756388">
                <text:p>0.000000605422166756388</text:p>
              </table:table-cell>
              <table:table-cell office:value-type="float" office:value="0.000001">
                <text:p>0.000001</text:p>
              </table:table-cell>
            </table:table-row>
            <table:table-row>
              <table:table-cell office:value-type="string">
                <text:p>33</text:p>
              </table:table-cell>
              <table:table-cell office:value-type="float" office:value="0.33">
                <text:p>0.33</text:p>
              </table:table-cell>
              <table:table-cell office:value-type="float" office:value="0.000000616064931642761">
                <text:p>0.000000616064931642761</text:p>
              </table:table-cell>
              <table:table-cell office:value-type="float" office:value="0.000001">
                <text:p>0.000001</text:p>
              </table:table-cell>
            </table:table-row>
            <table:table-row>
              <table:table-cell office:value-type="string">
                <text:p>34</text:p>
              </table:table-cell>
              <table:table-cell office:value-type="float" office:value="0.34">
                <text:p>0.34</text:p>
              </table:table-cell>
              <table:table-cell office:value-type="float" office:value="0.000000626846073609782">
                <text:p>0.000000626846073609782</text:p>
              </table:table-cell>
              <table:table-cell office:value-type="float" office:value="0.000001">
                <text:p>0.000001</text:p>
              </table:table-cell>
            </table:table-row>
            <table:table-row>
              <table:table-cell office:value-type="string">
                <text:p>35</text:p>
              </table:table-cell>
              <table:table-cell office:value-type="float" office:value="0.35">
                <text:p>0.35</text:p>
              </table:table-cell>
              <table:table-cell office:value-type="float" office:value="0.000000637758575010952">
                <text:p>0.000000637758575010952</text:p>
              </table:table-cell>
              <table:table-cell office:value-type="float" office:value="0.000001">
                <text:p>0.000001</text:p>
              </table:table-cell>
            </table:table-row>
            <table:table-row>
              <table:table-cell office:value-type="string">
                <text:p>36</text:p>
              </table:table-cell>
              <table:table-cell office:value-type="float" office:value="0.36">
                <text:p>0.36</text:p>
              </table:table-cell>
              <table:table-cell office:value-type="float" office:value="0.000000648795807631338">
                <text:p>0.000000648795807631338</text:p>
              </table:table-cell>
              <table:table-cell office:value-type="float" office:value="0.000001">
                <text:p>0.000001</text:p>
              </table:table-cell>
            </table:table-row>
            <table:table-row>
              <table:table-cell office:value-type="string">
                <text:p>37</text:p>
              </table:table-cell>
              <table:table-cell office:value-type="float" office:value="0.37">
                <text:p>0.37</text:p>
              </table:table-cell>
              <table:table-cell office:value-type="float" office:value="0.00000065995151337049">
                <text:p>0.00000065995151337049</text:p>
              </table:table-cell>
              <table:table-cell office:value-type="float" office:value="0.000001">
                <text:p>0.000001</text:p>
              </table:table-cell>
            </table:table-row>
            <table:table-row>
              <table:table-cell office:value-type="string">
                <text:p>38</text:p>
              </table:table-cell>
              <table:table-cell office:value-type="float" office:value="0.38">
                <text:p>0.38</text:p>
              </table:table-cell>
              <table:table-cell office:value-type="float" office:value="0.000000671219785167273">
                <text:p>0.000000671219785167273</text:p>
              </table:table-cell>
              <table:table-cell office:value-type="float" office:value="0.000001">
                <text:p>0.000001</text:p>
              </table:table-cell>
            </table:table-row>
            <table:table-row>
              <table:table-cell office:value-type="string">
                <text:p>39</text:p>
              </table:table-cell>
              <table:table-cell office:value-type="float" office:value="0.39">
                <text:p>0.39</text:p>
              </table:table-cell>
              <table:table-cell office:value-type="float" office:value="0.000000682595048326605">
                <text:p>0.000000682595048326605</text:p>
              </table:table-cell>
              <table:table-cell office:value-type="float" office:value="0.000001">
                <text:p>0.000001</text:p>
              </table:table-cell>
            </table:table-row>
            <table:table-row>
              <table:table-cell office:value-type="string">
                <text:p>40</text:p>
              </table:table-cell>
              <table:table-cell office:value-type="float" office:value="0.4">
                <text:p>0.4</text:p>
              </table:table-cell>
              <table:table-cell office:value-type="float" office:value="0.000000694072042370243">
                <text:p>0.000000694072042370243</text:p>
              </table:table-cell>
              <table:table-cell office:value-type="float" office:value="0.000001">
                <text:p>0.000001</text:p>
              </table:table-cell>
            </table:table-row>
            <table:table-row>
              <table:table-cell office:value-type="string">
                <text:p>41</text:p>
              </table:table-cell>
              <table:table-cell office:value-type="float" office:value="0.41">
                <text:p>0.41</text:p>
              </table:table-cell>
              <table:table-cell office:value-type="float" office:value="0.000000705645803502012">
                <text:p>0.000000705645803502012</text:p>
              </table:table-cell>
              <table:table-cell office:value-type="float" office:value="0.000001">
                <text:p>0.000001</text:p>
              </table:table-cell>
            </table:table-row>
            <table:table-row>
              <table:table-cell office:value-type="string">
                <text:p>42</text:p>
              </table:table-cell>
              <table:table-cell office:value-type="float" office:value="0.42">
                <text:p>0.42</text:p>
              </table:table-cell>
              <table:table-cell office:value-type="float" office:value="0.00000071731164775152">
                <text:p>0.00000071731164775152</text:p>
              </table:table-cell>
              <table:table-cell office:value-type="float" office:value="0.000001">
                <text:p>0.000001</text:p>
              </table:table-cell>
            </table:table-row>
            <table:table-row>
              <table:table-cell office:value-type="string">
                <text:p>43</text:p>
              </table:table-cell>
              <table:table-cell office:value-type="float" office:value="0.43">
                <text:p>0.43</text:p>
              </table:table-cell>
              <table:table-cell office:value-type="float" office:value="0.000000729065154838716">
                <text:p>0.000000729065154838716</text:p>
              </table:table-cell>
              <table:table-cell office:value-type="float" office:value="0.000001">
                <text:p>0.000001</text:p>
              </table:table-cell>
            </table:table-row>
            <table:table-row>
              <table:table-cell office:value-type="string">
                <text:p>44</text:p>
              </table:table-cell>
              <table:table-cell office:value-type="float" office:value="0.44">
                <text:p>0.44</text:p>
              </table:table-cell>
              <table:table-cell office:value-type="float" office:value="0.000000740902152784023">
                <text:p>0.000000740902152784023</text:p>
              </table:table-cell>
              <table:table-cell office:value-type="float" office:value="0.000001">
                <text:p>0.000001</text:p>
              </table:table-cell>
            </table:table-row>
            <table:table-row>
              <table:table-cell office:value-type="string">
                <text:p>45</text:p>
              </table:table-cell>
              <table:table-cell office:value-type="float" office:value="0.45">
                <text:p>0.45</text:p>
              </table:table-cell>
              <table:table-cell office:value-type="float" office:value="0.000000752818703274567">
                <text:p>0.000000752818703274567</text:p>
              </table:table-cell>
              <table:table-cell office:value-type="float" office:value="0.000001">
                <text:p>0.000001</text:p>
              </table:table-cell>
            </table:table-row>
            <table:table-row>
              <table:table-cell office:value-type="string">
                <text:p>46</text:p>
              </table:table-cell>
              <table:table-cell office:value-type="float" office:value="0.46">
                <text:p>0.46</text:p>
              </table:table-cell>
              <table:table-cell office:value-type="float" office:value="0.000000764811087785736">
                <text:p>0.000000764811087785736</text:p>
              </table:table-cell>
              <table:table-cell office:value-type="float" office:value="0.000001">
                <text:p>0.000001</text:p>
              </table:table-cell>
            </table:table-row>
            <table:table-row>
              <table:table-cell office:value-type="string">
                <text:p>47</text:p>
              </table:table-cell>
              <table:table-cell office:value-type="float" office:value="0.47">
                <text:p>0.47</text:p>
              </table:table-cell>
              <table:table-cell office:value-type="float" office:value="0.000000776875794448508">
                <text:p>0.000000776875794448508</text:p>
              </table:table-cell>
              <table:table-cell office:value-type="float" office:value="0.000001">
                <text:p>0.000001</text:p>
              </table:table-cell>
            </table:table-row>
            <table:table-row>
              <table:table-cell office:value-type="string">
                <text:p>48</text:p>
              </table:table-cell>
              <table:table-cell office:value-type="float" office:value="0.48">
                <text:p>0.48</text:p>
              </table:table-cell>
              <table:table-cell office:value-type="float" office:value="0.000000789009505646161">
                <text:p>0.000000789009505646161</text:p>
              </table:table-cell>
              <table:table-cell office:value-type="float" office:value="0.000001">
                <text:p>0.000001</text:p>
              </table:table-cell>
            </table:table-row>
            <table:table-row>
              <table:table-cell office:value-type="string">
                <text:p>49</text:p>
              </table:table-cell>
              <table:table-cell office:value-type="float" office:value="0.49">
                <text:p>0.49</text:p>
              </table:table-cell>
              <table:table-cell office:value-type="float" office:value="0.000000801209086318921">
                <text:p>0.000000801209086318921</text:p>
              </table:table-cell>
              <table:table-cell office:value-type="float" office:value="0.000001">
                <text:p>0.000001</text:p>
              </table:table-cell>
            </table:table-row>
            <table:table-row>
              <table:table-cell office:value-type="string">
                <text:p>50</text:p>
              </table:table-cell>
              <table:table-cell office:value-type="float" office:value="0.5">
                <text:p>0.5</text:p>
              </table:table-cell>
              <table:table-cell office:value-type="float" office:value="0.000000813471572951385">
                <text:p>0.000000813471572951385</text:p>
              </table:table-cell>
              <table:table-cell office:value-type="float" office:value="0.000001">
                <text:p>0.000001</text:p>
              </table:table-cell>
            </table:table-row>
            <table:table-row>
              <table:table-cell office:value-type="string">
                <text:p>51</text:p>
              </table:table-cell>
              <table:table-cell office:value-type="float" office:value="0.51">
                <text:p>0.51</text:p>
              </table:table-cell>
              <table:table-cell office:value-type="float" office:value="0.000000825794163215023">
                <text:p>0.000000825794163215023</text:p>
              </table:table-cell>
              <table:table-cell office:value-type="float" office:value="0.000001">
                <text:p>0.000001</text:p>
              </table:table-cell>
            </table:table-row>
            <table:table-row>
              <table:table-cell office:value-type="string">
                <text:p>52</text:p>
              </table:table-cell>
              <table:table-cell office:value-type="float" office:value="0.52">
                <text:p>0.52</text:p>
              </table:table-cell>
              <table:table-cell office:value-type="float" office:value="0.000000838174206236389">
                <text:p>0.000000838174206236389</text:p>
              </table:table-cell>
              <table:table-cell office:value-type="float" office:value="0.000001">
                <text:p>0.000001</text:p>
              </table:table-cell>
            </table:table-row>
            <table:table-row>
              <table:table-cell office:value-type="string">
                <text:p>53</text:p>
              </table:table-cell>
              <table:table-cell office:value-type="float" office:value="0.53">
                <text:p>0.53</text:p>
              </table:table-cell>
              <table:table-cell office:value-type="float" office:value="0.000000850609193460781">
                <text:p>0.000000850609193460781</text:p>
              </table:table-cell>
              <table:table-cell office:value-type="float" office:value="0.000001">
                <text:p>0.000001</text:p>
              </table:table-cell>
            </table:table-row>
            <table:table-row>
              <table:table-cell office:value-type="string">
                <text:p>54</text:p>
              </table:table-cell>
              <table:table-cell office:value-type="float" office:value="0.54">
                <text:p>0.54</text:p>
              </table:table-cell>
              <table:table-cell office:value-type="float" office:value="0.000000863096750080778">
                <text:p>0.000000863096750080778</text:p>
              </table:table-cell>
              <table:table-cell office:value-type="float" office:value="0.000001">
                <text:p>0.000001</text:p>
              </table:table-cell>
            </table:table-row>
            <table:table-row>
              <table:table-cell office:value-type="string">
                <text:p>55</text:p>
              </table:table-cell>
              <table:table-cell office:value-type="float" office:value="0.55">
                <text:p>0.55</text:p>
              </table:table-cell>
              <table:table-cell office:value-type="float" office:value="0.000000875634626999184">
                <text:p>0.000000875634626999184</text:p>
              </table:table-cell>
              <table:table-cell office:value-type="float" office:value="0.000001">
                <text:p>0.000001</text:p>
              </table:table-cell>
            </table:table-row>
            <table:table-row>
              <table:table-cell office:value-type="string">
                <text:p>56</text:p>
              </table:table-cell>
              <table:table-cell office:value-type="float" office:value="0.56">
                <text:p>0.56</text:p>
              </table:table-cell>
              <table:table-cell office:value-type="float" office:value="0.000000888220693296435">
                <text:p>0.000000888220693296435</text:p>
              </table:table-cell>
              <table:table-cell office:value-type="float" office:value="0.000001">
                <text:p>0.000001</text:p>
              </table:table-cell>
            </table:table-row>
            <table:table-row>
              <table:table-cell office:value-type="string">
                <text:p>57</text:p>
              </table:table-cell>
              <table:table-cell office:value-type="float" office:value="0.57">
                <text:p>0.57</text:p>
              </table:table-cell>
              <table:table-cell office:value-type="float" office:value="0.000000900852929173236">
                <text:p>0.000000900852929173236</text:p>
              </table:table-cell>
              <table:table-cell office:value-type="float" office:value="0.000001">
                <text:p>0.000001</text:p>
              </table:table-cell>
            </table:table-row>
            <table:table-row>
              <table:table-cell office:value-type="string">
                <text:p>58</text:p>
              </table:table-cell>
              <table:table-cell office:value-type="float" office:value="0.58">
                <text:p>0.58</text:p>
              </table:table-cell>
              <table:table-cell office:value-type="float" office:value="0.000000913529419340177">
                <text:p>0.000000913529419340177</text:p>
              </table:table-cell>
              <table:table-cell office:value-type="float" office:value="0.000001">
                <text:p>0.000001</text:p>
              </table:table-cell>
            </table:table-row>
            <table:table-row>
              <table:table-cell office:value-type="string">
                <text:p>59</text:p>
              </table:table-cell>
              <table:table-cell office:value-type="float" office:value="0.59">
                <text:p>0.59</text:p>
              </table:table-cell>
              <table:table-cell office:value-type="float" office:value="0.000000926248346827135">
                <text:p>0.000000926248346827135</text:p>
              </table:table-cell>
              <table:table-cell office:value-type="float" office:value="0.000001">
                <text:p>0.000001</text:p>
              </table:table-cell>
            </table:table-row>
            <table:table-row>
              <table:table-cell office:value-type="string">
                <text:p>60</text:p>
              </table:table-cell>
              <table:table-cell office:value-type="float" office:value="0.6">
                <text:p>0.6</text:p>
              </table:table-cell>
              <table:table-cell office:value-type="float" office:value="0.000000939007987186478">
                <text:p>0.000000939007987186478</text:p>
              </table:table-cell>
              <table:table-cell office:value-type="float" office:value="0.000001">
                <text:p>0.000001</text:p>
              </table:table-cell>
            </table:table-row>
            <table:table-row>
              <table:table-cell office:value-type="string">
                <text:p>61</text:p>
              </table:table-cell>
              <table:table-cell office:value-type="float" office:value="0.61">
                <text:p>0.61</text:p>
              </table:table-cell>
              <table:table-cell office:value-type="float" office:value="0.000000951806703065281">
                <text:p>0.000000951806703065281</text:p>
              </table:table-cell>
              <table:table-cell office:value-type="float" office:value="0.000001">
                <text:p>0.000001</text:p>
              </table:table-cell>
            </table:table-row>
            <table:table-row>
              <table:table-cell office:value-type="string">
                <text:p>62</text:p>
              </table:table-cell>
              <table:table-cell office:value-type="float" office:value="0.62">
                <text:p>0.62</text:p>
              </table:table-cell>
              <table:table-cell office:value-type="float" office:value="0.000000964642939123073">
                <text:p>0.000000964642939123073</text:p>
              </table:table-cell>
              <table:table-cell office:value-type="float" office:value="0.000001">
                <text:p>0.000001</text:p>
              </table:table-cell>
            </table:table-row>
            <table:table-row>
              <table:table-cell office:value-type="string">
                <text:p>63</text:p>
              </table:table-cell>
              <table:table-cell office:value-type="float" office:value="0.63">
                <text:p>0.63</text:p>
              </table:table-cell>
              <table:table-cell office:value-type="float" office:value="0.000000977515217272857">
                <text:p>0.000000977515217272857</text:p>
              </table:table-cell>
              <table:table-cell office:value-type="float" office:value="0.000001">
                <text:p>0.000001</text:p>
              </table:table-cell>
            </table:table-row>
            <table:table-row>
              <table:table-cell office:value-type="string">
                <text:p>64</text:p>
              </table:table-cell>
              <table:table-cell office:value-type="float" office:value="0.64">
                <text:p>0.64</text:p>
              </table:table-cell>
              <table:table-cell office:value-type="float" office:value="0.000000990422132224437">
                <text:p>0.000000990422132224437</text:p>
              </table:table-cell>
              <table:table-cell office:value-type="float" office:value="0.000001">
                <text:p>0.000001</text:p>
              </table:table-cell>
            </table:table-row>
            <table:table-row>
              <table:table-cell office:value-type="string">
                <text:p>65</text:p>
              </table:table-cell>
              <table:table-cell office:value-type="float" office:value="0.65">
                <text:p>0.65</text:p>
              </table:table-cell>
              <table:table-cell office:value-type="float" office:value="0.00000100336234731028">
                <text:p>0.00000100336234731028</text:p>
              </table:table-cell>
              <table:table-cell office:value-type="float" office:value="0.000001">
                <text:p>0.000001</text:p>
              </table:table-cell>
            </table:table-row>
            <table:table-row>
              <table:table-cell office:value-type="string">
                <text:p>66</text:p>
              </table:table-cell>
              <table:table-cell office:value-type="float" office:value="0.66">
                <text:p>0.66</text:p>
              </table:table-cell>
              <table:table-cell office:value-type="float" office:value="0.00000101633459057537">
                <text:p>0.00000101633459057537</text:p>
              </table:table-cell>
              <table:table-cell office:value-type="float" office:value="0.000001">
                <text:p>0.000001</text:p>
              </table:table-cell>
            </table:table-row>
            <table:table-row>
              <table:table-cell office:value-type="string">
                <text:p>67</text:p>
              </table:table-cell>
              <table:table-cell office:value-type="float" office:value="0.67">
                <text:p>0.67</text:p>
              </table:table-cell>
              <table:table-cell office:value-type="float" office:value="0.00000102933765111357">
                <text:p>0.00000102933765111357</text:p>
              </table:table-cell>
              <table:table-cell office:value-type="float" office:value="0.000001">
                <text:p>0.000001</text:p>
              </table:table-cell>
            </table:table-row>
            <table:table-row>
              <table:table-cell office:value-type="string">
                <text:p>68</text:p>
              </table:table-cell>
              <table:table-cell office:value-type="float" office:value="0.68">
                <text:p>0.68</text:p>
              </table:table-cell>
              <table:table-cell office:value-type="float" office:value="0.0000010423703756343">
                <text:p>0.0000010423703756343</text:p>
              </table:table-cell>
              <table:table-cell office:value-type="float" office:value="0.000001">
                <text:p>0.000001</text:p>
              </table:table-cell>
            </table:table-row>
            <table:table-row>
              <table:table-cell office:value-type="string">
                <text:p>69</text:p>
              </table:table-cell>
              <table:table-cell office:value-type="float" office:value="0.69">
                <text:p>0.69</text:p>
              </table:table-cell>
              <table:table-cell office:value-type="float" office:value="0.00000105543166524413">
                <text:p>0.00000105543166524413</text:p>
              </table:table-cell>
              <table:table-cell office:value-type="float" office:value="0.000001">
                <text:p>0.000001</text:p>
              </table:table-cell>
            </table:table-row>
            <table:table-row>
              <table:table-cell office:value-type="string">
                <text:p>70</text:p>
              </table:table-cell>
              <table:table-cell office:value-type="float" office:value="0.7">
                <text:p>0.7</text:p>
              </table:table-cell>
              <table:table-cell office:value-type="float" office:value="0.00000106852047242905">
                <text:p>0.00000106852047242905</text:p>
              </table:table-cell>
              <table:table-cell office:value-type="float" office:value="0.000001">
                <text:p>0.000001</text:p>
              </table:table-cell>
            </table:table-row>
            <table:table-row>
              <table:table-cell office:value-type="string">
                <text:p>71</text:p>
              </table:table-cell>
              <table:table-cell office:value-type="float" office:value="0.71">
                <text:p>0.71</text:p>
              </table:table-cell>
              <table:table-cell office:value-type="float" office:value="0.00000108163579822415">
                <text:p>0.00000108163579822415</text:p>
              </table:table-cell>
              <table:table-cell office:value-type="float" office:value="0.000001">
                <text:p>0.000001</text:p>
              </table:table-cell>
            </table:table-row>
            <table:table-row>
              <table:table-cell office:value-type="string">
                <text:p>72</text:p>
              </table:table-cell>
              <table:table-cell office:value-type="float" office:value="0.72">
                <text:p>0.72</text:p>
              </table:table-cell>
              <table:table-cell office:value-type="float" office:value="0.0000010947766895582">
                <text:p>0.0000010947766895582</text:p>
              </table:table-cell>
              <table:table-cell office:value-type="float" office:value="0.000001">
                <text:p>0.000001</text:p>
              </table:table-cell>
            </table:table-row>
            <table:table-row>
              <table:table-cell office:value-type="string">
                <text:p>73</text:p>
              </table:table-cell>
              <table:table-cell office:value-type="float" office:value="0.73">
                <text:p>0.73</text:p>
              </table:table-cell>
              <table:table-cell office:value-type="float" office:value="0.00000110794223676147">
                <text:p>0.00000110794223676147</text:p>
              </table:table-cell>
              <table:table-cell office:value-type="float" office:value="0.000001">
                <text:p>0.000001</text:p>
              </table:table-cell>
            </table:table-row>
            <table:table-row>
              <table:table-cell office:value-type="string">
                <text:p>74</text:p>
              </table:table-cell>
              <table:table-cell office:value-type="float" office:value="0.74">
                <text:p>0.74</text:p>
              </table:table-cell>
              <table:table-cell office:value-type="float" office:value="0.00000112113157122614">
                <text:p>0.00000112113157122614</text:p>
              </table:table-cell>
              <table:table-cell office:value-type="float" office:value="0.000001">
                <text:p>0.000001</text:p>
              </table:table-cell>
            </table:table-row>
            <table:table-row>
              <table:table-cell office:value-type="string">
                <text:p>75</text:p>
              </table:table-cell>
              <table:table-cell office:value-type="float" office:value="0.75">
                <text:p>0.75</text:p>
              </table:table-cell>
              <table:table-cell office:value-type="float" office:value="0.00000113434386320904">
                <text:p>0.00000113434386320904</text:p>
              </table:table-cell>
              <table:table-cell office:value-type="float" office:value="0.000001">
                <text:p>0.000001</text:p>
              </table:table-cell>
            </table:table-row>
            <table:table-row>
              <table:table-cell office:value-type="string">
                <text:p>76</text:p>
              </table:table-cell>
              <table:table-cell office:value-type="float" office:value="0.76">
                <text:p>0.76</text:p>
              </table:table-cell>
              <table:table-cell office:value-type="float" office:value="0.00000114757831976733">
                <text:p>0.00000114757831976733</text:p>
              </table:table-cell>
              <table:table-cell office:value-type="float" office:value="0.000001">
                <text:p>0.000001</text:p>
              </table:table-cell>
            </table:table-row>
            <table:table-row>
              <table:table-cell office:value-type="string">
                <text:p>77</text:p>
              </table:table-cell>
              <table:table-cell office:value-type="float" office:value="0.77">
                <text:p>0.77</text:p>
              </table:table-cell>
              <table:table-cell office:value-type="float" office:value="0.00000116083418281855">
                <text:p>0.00000116083418281855</text:p>
              </table:table-cell>
              <table:table-cell office:value-type="float" office:value="0.000001">
                <text:p>0.000001</text:p>
              </table:table-cell>
            </table:table-row>
            <table:table-row>
              <table:table-cell office:value-type="string">
                <text:p>78</text:p>
              </table:table-cell>
              <table:table-cell office:value-type="float" office:value="0.78">
                <text:p>0.78</text:p>
              </table:table-cell>
              <table:table-cell office:value-type="float" office:value="0.00000117411072731664">
                <text:p>0.00000117411072731664</text:p>
              </table:table-cell>
              <table:table-cell office:value-type="float" office:value="0.000001">
                <text:p>0.000001</text:p>
              </table:table-cell>
            </table:table-row>
            <table:table-row>
              <table:table-cell office:value-type="string">
                <text:p>79</text:p>
              </table:table-cell>
              <table:table-cell office:value-type="float" office:value="0.79">
                <text:p>0.79</text:p>
              </table:table-cell>
              <table:table-cell office:value-type="float" office:value="0.00000118740725953651">
                <text:p>0.00000118740725953651</text:p>
              </table:table-cell>
              <table:table-cell office:value-type="float" office:value="0.000001">
                <text:p>0.000001</text:p>
              </table:table-cell>
            </table:table-row>
            <table:table-row>
              <table:table-cell office:value-type="string">
                <text:p>80</text:p>
              </table:table-cell>
              <table:table-cell office:value-type="float" office:value="0.8">
                <text:p>0.8</text:p>
              </table:table-cell>
              <table:table-cell office:value-type="float" office:value="0.00000120072311546001">
                <text:p>0.00000120072311546001</text:p>
              </table:table-cell>
              <table:table-cell office:value-type="float" office:value="0.000001">
                <text:p>0.000001</text:p>
              </table:table-cell>
            </table:table-row>
            <table:table-row>
              <table:table-cell office:value-type="string">
                <text:p>81</text:p>
              </table:table-cell>
              <table:table-cell office:value-type="float" office:value="0.81">
                <text:p>0.81</text:p>
              </table:table-cell>
              <table:table-cell office:value-type="float" office:value="0.00000121405765925676">
                <text:p>0.00000121405765925676</text:p>
              </table:table-cell>
              <table:table-cell office:value-type="float" office:value="0.000001">
                <text:p>0.000001</text:p>
              </table:table-cell>
            </table:table-row>
            <table:table-row>
              <table:table-cell office:value-type="string">
                <text:p>82</text:p>
              </table:table-cell>
              <table:table-cell office:value-type="float" office:value="0.82">
                <text:p>0.82</text:p>
              </table:table-cell>
              <table:table-cell office:value-type="float" office:value="0.00000122741028185363">
                <text:p>0.00000122741028185363</text:p>
              </table:table-cell>
              <table:table-cell office:value-type="float" office:value="0.000001">
                <text:p>0.000001</text:p>
              </table:table-cell>
            </table:table-row>
            <table:table-row>
              <table:table-cell office:value-type="string">
                <text:p>83</text:p>
              </table:table-cell>
              <table:table-cell office:value-type="float" office:value="0.83">
                <text:p>0.83</text:p>
              </table:table-cell>
              <table:table-cell office:value-type="float" office:value="0.00000124078039958729">
                <text:p>0.00000124078039958729</text:p>
              </table:table-cell>
              <table:table-cell office:value-type="float" office:value="0.000001">
                <text:p>0.000001</text:p>
              </table:table-cell>
            </table:table-row>
            <table:table-row>
              <table:table-cell office:value-type="string">
                <text:p>84</text:p>
              </table:table-cell>
              <table:table-cell office:value-type="float" office:value="0.84">
                <text:p>0.84</text:p>
              </table:table-cell>
              <table:table-cell office:value-type="float" office:value="0.00000125416745293442">
                <text:p>0.00000125416745293442</text:p>
              </table:table-cell>
              <table:table-cell office:value-type="float" office:value="0.000001">
                <text:p>0.000001</text:p>
              </table:table-cell>
            </table:table-row>
            <table:table-row>
              <table:table-cell office:value-type="string">
                <text:p>85</text:p>
              </table:table-cell>
              <table:table-cell office:value-type="float" office:value="0.85">
                <text:p>0.85</text:p>
              </table:table-cell>
              <table:table-cell office:value-type="float" office:value="0.00000126757090531457">
                <text:p>0.00000126757090531457</text:p>
              </table:table-cell>
              <table:table-cell office:value-type="float" office:value="0.000001">
                <text:p>0.000001</text:p>
              </table:table-cell>
            </table:table-row>
            <table:table-row>
              <table:table-cell office:value-type="string">
                <text:p>86</text:p>
              </table:table-cell>
              <table:table-cell office:value-type="float" office:value="0.86">
                <text:p>0.86</text:p>
              </table:table-cell>
              <table:table-cell office:value-type="float" office:value="0.00000128099024196127">
                <text:p>0.00000128099024196127</text:p>
              </table:table-cell>
              <table:table-cell office:value-type="float" office:value="0.000001">
                <text:p>0.000001</text:p>
              </table:table-cell>
            </table:table-row>
            <table:table-row>
              <table:table-cell office:value-type="string">
                <text:p>87</text:p>
              </table:table-cell>
              <table:table-cell office:value-type="float" office:value="0.87">
                <text:p>0.87</text:p>
              </table:table-cell>
              <table:table-cell office:value-type="float" office:value="0.00000129442496885683">
                <text:p>0.00000129442496885683</text:p>
              </table:table-cell>
              <table:table-cell office:value-type="float" office:value="0.000001">
                <text:p>0.000001</text:p>
              </table:table-cell>
            </table:table-row>
            <table:table-row>
              <table:table-cell office:value-type="string">
                <text:p>88</text:p>
              </table:table-cell>
              <table:table-cell office:value-type="float" office:value="0.88">
                <text:p>0.88</text:p>
              </table:table-cell>
              <table:table-cell office:value-type="float" office:value="0.00000130787461172698">
                <text:p>0.00000130787461172698</text:p>
              </table:table-cell>
              <table:table-cell office:value-type="float" office:value="0.000001">
                <text:p>0.000001</text:p>
              </table:table-cell>
            </table:table-row>
            <table:table-row>
              <table:table-cell office:value-type="string">
                <text:p>89</text:p>
              </table:table-cell>
              <table:table-cell office:value-type="float" office:value="0.89">
                <text:p>0.89</text:p>
              </table:table-cell>
              <table:table-cell office:value-type="float" office:value="0.00000132133871509163">
                <text:p>0.00000132133871509163</text:p>
              </table:table-cell>
              <table:table-cell office:value-type="float" office:value="0.000001">
                <text:p>0.000001</text:p>
              </table:table-cell>
            </table:table-row>
            <table:table-row>
              <table:table-cell office:value-type="string">
                <text:p>90</text:p>
              </table:table-cell>
              <table:table-cell office:value-type="float" office:value="0.9">
                <text:p>0.9</text:p>
              </table:table-cell>
              <table:table-cell office:value-type="float" office:value="0.00000133481684136813">
                <text:p>0.00000133481684136813</text:p>
              </table:table-cell>
              <table:table-cell office:value-type="float" office:value="0.000001">
                <text:p>0.000001</text:p>
              </table:table-cell>
            </table:table-row>
            <table:table-row>
              <table:table-cell office:value-type="string">
                <text:p>91</text:p>
              </table:table-cell>
              <table:table-cell office:value-type="float" office:value="0.91">
                <text:p>0.91</text:p>
              </table:table-cell>
              <table:table-cell office:value-type="float" office:value="0.00000134830857002394">
                <text:p>0.00000134830857002394</text:p>
              </table:table-cell>
              <table:table-cell office:value-type="float" office:value="0.000001">
                <text:p>0.000001</text:p>
              </table:table-cell>
            </table:table-row>
            <table:table-row>
              <table:table-cell office:value-type="string">
                <text:p>92</text:p>
              </table:table-cell>
              <table:table-cell office:value-type="float" office:value="0.92">
                <text:p>0.92</text:p>
              </table:table-cell>
              <table:table-cell office:value-type="float" office:value="0.00000136181349677553">
                <text:p>0.00000136181349677553</text:p>
              </table:table-cell>
              <table:table-cell office:value-type="float" office:value="0.000001">
                <text:p>0.000001</text:p>
              </table:table-cell>
            </table:table-row>
            <table:table-row>
              <table:table-cell office:value-type="string">
                <text:p>93</text:p>
              </table:table-cell>
              <table:table-cell office:value-type="float" office:value="0.93">
                <text:p>0.93</text:p>
              </table:table-cell>
              <table:table-cell office:value-type="float" office:value="0.00000137533123283084">
                <text:p>0.00000137533123283084</text:p>
              </table:table-cell>
              <table:table-cell office:value-type="float" office:value="0.000001">
                <text:p>0.000001</text:p>
              </table:table-cell>
            </table:table-row>
            <table:table-row>
              <table:table-cell office:value-type="string">
                <text:p>94</text:p>
              </table:table-cell>
              <table:table-cell office:value-type="float" office:value="0.94">
                <text:p>0.94</text:p>
              </table:table-cell>
              <table:table-cell office:value-type="float" office:value="0.0000013888614041725">
                <text:p>0.0000013888614041725</text:p>
              </table:table-cell>
              <table:table-cell office:value-type="float" office:value="0.000001">
                <text:p>0.000001</text:p>
              </table:table-cell>
            </table:table-row>
            <table:table-row>
              <table:table-cell office:value-type="string">
                <text:p>95</text:p>
              </table:table-cell>
              <table:table-cell office:value-type="float" office:value="0.95">
                <text:p>0.95</text:p>
              </table:table-cell>
              <table:table-cell office:value-type="float" office:value="0.00000140240365087945">
                <text:p>0.00000140240365087945</text:p>
              </table:table-cell>
              <table:table-cell office:value-type="float" office:value="0.000001">
                <text:p>0.000001</text:p>
              </table:table-cell>
            </table:table-row>
            <table:table-row>
              <table:table-cell office:value-type="string">
                <text:p>96</text:p>
              </table:table-cell>
              <table:table-cell office:value-type="float" office:value="0.96">
                <text:p>0.96</text:p>
              </table:table-cell>
              <table:table-cell office:value-type="float" office:value="0.00000141595762648463">
                <text:p>0.00000141595762648463</text:p>
              </table:table-cell>
              <table:table-cell office:value-type="float" office:value="0.000001">
                <text:p>0.000001</text:p>
              </table:table-cell>
            </table:table-row>
            <table:table-row>
              <table:table-cell office:value-type="string">
                <text:p>97</text:p>
              </table:table-cell>
              <table:table-cell office:value-type="float" office:value="0.97">
                <text:p>0.97</text:p>
              </table:table-cell>
              <table:table-cell office:value-type="float" office:value="0.0000014295229973666">
                <text:p>0.0000014295229973666</text:p>
              </table:table-cell>
              <table:table-cell office:value-type="float" office:value="0.000001">
                <text:p>0.000001</text:p>
              </table:table-cell>
            </table:table-row>
            <table:table-row>
              <table:table-cell office:value-type="string">
                <text:p>98</text:p>
              </table:table-cell>
              <table:table-cell office:value-type="float" office:value="0.98">
                <text:p>0.98</text:p>
              </table:table-cell>
              <table:table-cell office:value-type="float" office:value="0.00000144309944217299">
                <text:p>0.00000144309944217299</text:p>
              </table:table-cell>
              <table:table-cell office:value-type="float" office:value="0.000001">
                <text:p>0.000001</text:p>
              </table:table-cell>
            </table:table-row>
            <table:table-row>
              <table:table-cell office:value-type="string">
                <text:p>99</text:p>
              </table:table-cell>
              <table:table-cell office:value-type="float" office:value="0.99">
                <text:p>0.99</text:p>
              </table:table-cell>
              <table:table-cell office:value-type="float" office:value="0.00000145668665127405">
                <text:p>0.00000145668665127405</text:p>
              </table:table-cell>
              <table:table-cell office:value-type="float" office:value="0.000001">
                <text:p>0.000001</text:p>
              </table:table-cell>
            </table:table-row>
            <table:table-row>
              <table:table-cell office:value-type="string">
                <text:p>100</text:p>
              </table:table-cell>
              <table:table-cell office:value-type="float" office:value="1">
                <text:p>1</text:p>
              </table:table-cell>
              <table:table-cell office:value-type="float" office:value="0.00000147028432624442">
                <text:p>0.00000147028432624442</text:p>
              </table:table-cell>
              <table:table-cell office:value-type="float" office:value="0.000001">
                <text:p>0.000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1">
      <number:scientific-number number:decimal-places="2" number:min-integer-digits="1" number:min-exponent-digits="2"/>
    </number:number-style>
    <style:style style:name="ch1" style:family="chart">
      <style:graphic-properties draw:stroke="solid" draw:fill-color="#666666"/>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6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61">
      <style:chart-properties chart:symbol-type="none"/>
      <style:graphic-properties svg:stroke-width="0.08cm" svg:stroke-color="#ff420e" draw:fill-color="#ff420e" dr3d:edge-rounding="5%"/>
      <style:text-properties fo:font-size="10pt" style:font-size-asian="10pt" style:font-size-complex="10pt"/>
    </style:style>
    <style:style style:name="ch11" style:family="chart" style:data-style-name="N61">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cm" svg:height="9.004cm" xlink:href=".." xlink:type="simple" chart:class="chart:scatter" chart:style-name="ch1">
        <chart:title svg:x="5.041cm" svg:y="0.316cm" chart:style-name="ch2">
          <text:p>Voltage Noise to Circuit Noise</text:p>
        </chart:title>
        <chart:legend chart:legend-position="end" svg:x="13.381cm" svg:y="3.982cm" chart:style-name="ch3"/>
        <chart:plot-area chart:style-name="ch4" table:cell-range-address="Tolerance.K2:Tolerance.K102 Tolerance.M1:Tolerance.N102" chart:data-source-has-labels="row" svg:x="1.33cm" svg:y="1.635cm" svg:width="11.414cm" svg:height="6.208cm">
          <chartooo:coordinate-region svg:x="3.063cm" svg:y="1.834cm" svg:width="9.401cm" svg:height="5.362cm"/>
          <chart:axis chart:dimension="x" chart:name="primary-x" chart:style-name="ch5">
            <chart:title svg:x="6.186cm" svg:y="8.023cm" chart:style-name="ch6">
              <text:p>nV/sqrt(Hz)</text:p>
            </chart:title>
            <chart:grid chart:style-name="ch7" chart:class="major"/>
          </chart:axis>
          <chart:axis chart:dimension="y" chart:name="primary-y" chart:style-name="ch8">
            <chart:title svg:x="0.451cm" svg:y="4.981cm" chart:style-name="ch9">
              <text:p>Vn</text:p>
            </chart:title>
            <chart:grid chart:style-name="ch7" chart:class="major"/>
          </chart:axis>
          <chart:series chart:style-name="ch10" chart:values-cell-range-address="Tolerance.M2:Tolerance.M102" chart:label-cell-address="Tolerance.M1:Tolerance.M1" chart:class="chart:scatter">
            <chart:domain table:cell-range-address="Tolerance.K2:Tolerance.K102"/>
            <chart:data-point chart:repeated="101"/>
          </chart:series>
          <chart:series chart:style-name="ch11" chart:values-cell-range-address="Tolerance.N2:Tolerance.N102" chart:label-cell-address="Tolerance.N1:Tolerance.N1" chart:class="chart:scatter">
            <chart:data-point chart:repeated="10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K</text:p>
              </table:table-cell>
              <table:table-cell office:value-type="string">
                <text:p>Vn@Ω@bw</text:p>
                <draw:g>
                  <svg:desc>Tolerance.M1:Tolerance.M1</svg:desc>
                </draw:g>
              </table:table-cell>
              <table:table-cell office:value-type="string">
                <text:p>NoiseMax</text:p>
                <draw:g>
                  <svg:desc>Tolerance.N1:Tolerance.N1</svg:desc>
                </draw:g>
              </table:table-cell>
            </table:table-row>
          </table:table-header-rows>
          <table:table-rows>
            <table:table-row>
              <table:table-cell office:value-type="string">
                <text:p>1</text:p>
              </table:table-cell>
              <table:table-cell office:value-type="float" office:value="0">
                <text:p>0</text:p>
                <draw:g>
                  <svg:desc>Tolerance.K2:Tolerance.K102</svg:desc>
                </draw:g>
              </table:table-cell>
              <table:table-cell office:value-type="float" office:value="0.000000402164145592319">
                <text:p>0.000000402164145592319</text:p>
                <draw:g>
                  <svg:desc>Tolerance.M2:Tolerance.M102</svg:desc>
                </draw:g>
              </table:table-cell>
              <table:table-cell office:value-type="float" office:value="0.000001">
                <text:p>0.000001</text:p>
                <draw:g>
                  <svg:desc>Tolerance.N2:Tolerance.N102</svg:desc>
                </draw:g>
              </table:table-cell>
            </table:table-row>
            <table:table-row>
              <table:table-cell office:value-type="string">
                <text:p>2</text:p>
              </table:table-cell>
              <table:table-cell office:value-type="float" office:value="1.5">
                <text:p>1.5</text:p>
              </table:table-cell>
              <table:table-cell office:value-type="float" office:value="0.000000402303989540248">
                <text:p>0.000000402303989540248</text:p>
              </table:table-cell>
              <table:table-cell office:value-type="float" office:value="0.000001">
                <text:p>0.000001</text:p>
              </table:table-cell>
            </table:table-row>
            <table:table-row>
              <table:table-cell office:value-type="string">
                <text:p>3</text:p>
              </table:table-cell>
              <table:table-cell office:value-type="float" office:value="3">
                <text:p>3</text:p>
              </table:table-cell>
              <table:table-cell office:value-type="float" office:value="0.000000402723230022804">
                <text:p>0.000000402723230022804</text:p>
              </table:table-cell>
              <table:table-cell office:value-type="float" office:value="0.000001">
                <text:p>0.000001</text:p>
              </table:table-cell>
            </table:table-row>
            <table:table-row>
              <table:table-cell office:value-type="string">
                <text:p>4</text:p>
              </table:table-cell>
              <table:table-cell office:value-type="float" office:value="4.5">
                <text:p>4.5</text:p>
              </table:table-cell>
              <table:table-cell office:value-type="float" office:value="0.000000403420995983105">
                <text:p>0.000000403420995983105</text:p>
              </table:table-cell>
              <table:table-cell office:value-type="float" office:value="0.000001">
                <text:p>0.000001</text:p>
              </table:table-cell>
            </table:table-row>
            <table:table-row>
              <table:table-cell office:value-type="string">
                <text:p>5</text:p>
              </table:table-cell>
              <table:table-cell office:value-type="float" office:value="6">
                <text:p>6</text:p>
              </table:table-cell>
              <table:table-cell office:value-type="float" office:value="0.000000404395845675991">
                <text:p>0.000000404395845675991</text:p>
              </table:table-cell>
              <table:table-cell office:value-type="float" office:value="0.000001">
                <text:p>0.000001</text:p>
              </table:table-cell>
            </table:table-row>
            <table:table-row>
              <table:table-cell office:value-type="string">
                <text:p>6</text:p>
              </table:table-cell>
              <table:table-cell office:value-type="float" office:value="7.5">
                <text:p>7.5</text:p>
              </table:table-cell>
              <table:table-cell office:value-type="float" office:value="0.000000405645781439916">
                <text:p>0.000000405645781439916</text:p>
              </table:table-cell>
              <table:table-cell office:value-type="float" office:value="0.000001">
                <text:p>0.000001</text:p>
              </table:table-cell>
            </table:table-row>
            <table:table-row>
              <table:table-cell office:value-type="string">
                <text:p>7</text:p>
              </table:table-cell>
              <table:table-cell office:value-type="float" office:value="9">
                <text:p>9</text:p>
              </table:table-cell>
              <table:table-cell office:value-type="float" office:value="0.000000407168269883595">
                <text:p>0.000000407168269883595</text:p>
              </table:table-cell>
              <table:table-cell office:value-type="float" office:value="0.000001">
                <text:p>0.000001</text:p>
              </table:table-cell>
            </table:table-row>
            <table:table-row>
              <table:table-cell office:value-type="string">
                <text:p>8</text:p>
              </table:table-cell>
              <table:table-cell office:value-type="float" office:value="10.5">
                <text:p>10.5</text:p>
              </table:table-cell>
              <table:table-cell office:value-type="float" office:value="0.000000408960267018692">
                <text:p>0.000000408960267018692</text:p>
              </table:table-cell>
              <table:table-cell office:value-type="float" office:value="0.000001">
                <text:p>0.000001</text:p>
              </table:table-cell>
            </table:table-row>
            <table:table-row>
              <table:table-cell office:value-type="string">
                <text:p>9</text:p>
              </table:table-cell>
              <table:table-cell office:value-type="float" office:value="12">
                <text:p>12</text:p>
              </table:table-cell>
              <table:table-cell office:value-type="float" office:value="0.000000411018247770096">
                <text:p>0.000000411018247770096</text:p>
              </table:table-cell>
              <table:table-cell office:value-type="float" office:value="0.000001">
                <text:p>0.000001</text:p>
              </table:table-cell>
            </table:table-row>
            <table:table-row>
              <table:table-cell office:value-type="string">
                <text:p>10</text:p>
              </table:table-cell>
              <table:table-cell office:value-type="float" office:value="13.5">
                <text:p>13.5</text:p>
              </table:table-cell>
              <table:table-cell office:value-type="float" office:value="0.000000413338239218198">
                <text:p>0.000000413338239218198</text:p>
              </table:table-cell>
              <table:table-cell office:value-type="float" office:value="0.000001">
                <text:p>0.000001</text:p>
              </table:table-cell>
            </table:table-row>
            <table:table-row>
              <table:table-cell office:value-type="string">
                <text:p>11</text:p>
              </table:table-cell>
              <table:table-cell office:value-type="float" office:value="15">
                <text:p>15</text:p>
              </table:table-cell>
              <table:table-cell office:value-type="float" office:value="0.000000415915856874921">
                <text:p>0.000000415915856874921</text:p>
              </table:table-cell>
              <table:table-cell office:value-type="float" office:value="0.000001">
                <text:p>0.000001</text:p>
              </table:table-cell>
            </table:table-row>
            <table:table-row>
              <table:table-cell office:value-type="string">
                <text:p>12</text:p>
              </table:table-cell>
              <table:table-cell office:value-type="float" office:value="16.5">
                <text:p>16.5</text:p>
              </table:table-cell>
              <table:table-cell office:value-type="float" office:value="0.000000418746343267616">
                <text:p>0.000000418746343267616</text:p>
              </table:table-cell>
              <table:table-cell office:value-type="float" office:value="0.000001">
                <text:p>0.000001</text:p>
              </table:table-cell>
            </table:table-row>
            <table:table-row>
              <table:table-cell office:value-type="string">
                <text:p>13</text:p>
              </table:table-cell>
              <table:table-cell office:value-type="float" office:value="18">
                <text:p>18</text:p>
              </table:table-cell>
              <table:table-cell office:value-type="float" office:value="0.000000421824608101519">
                <text:p>0.000000421824608101519</text:p>
              </table:table-cell>
              <table:table-cell office:value-type="float" office:value="0.000001">
                <text:p>0.000001</text:p>
              </table:table-cell>
            </table:table-row>
            <table:table-row>
              <table:table-cell office:value-type="string">
                <text:p>14</text:p>
              </table:table-cell>
              <table:table-cell office:value-type="float" office:value="19.5">
                <text:p>19.5</text:p>
              </table:table-cell>
              <table:table-cell office:value-type="float" office:value="0.000000425145269290392">
                <text:p>0.000000425145269290392</text:p>
              </table:table-cell>
              <table:table-cell office:value-type="float" office:value="0.000001">
                <text:p>0.000001</text:p>
              </table:table-cell>
            </table:table-row>
            <table:table-row>
              <table:table-cell office:value-type="string">
                <text:p>15</text:p>
              </table:table-cell>
              <table:table-cell office:value-type="float" office:value="21">
                <text:p>21</text:p>
              </table:table-cell>
              <table:table-cell office:value-type="float" office:value="0.000000428702694183277">
                <text:p>0.000000428702694183277</text:p>
              </table:table-cell>
              <table:table-cell office:value-type="float" office:value="0.000001">
                <text:p>0.000001</text:p>
              </table:table-cell>
            </table:table-row>
            <table:table-row>
              <table:table-cell office:value-type="string">
                <text:p>16</text:p>
              </table:table-cell>
              <table:table-cell office:value-type="float" office:value="22.5">
                <text:p>22.5</text:p>
              </table:table-cell>
              <table:table-cell office:value-type="float" office:value="0.000000432491040369624">
                <text:p>0.000000432491040369624</text:p>
              </table:table-cell>
              <table:table-cell office:value-type="float" office:value="0.000001">
                <text:p>0.000001</text:p>
              </table:table-cell>
            </table:table-row>
            <table:table-row>
              <table:table-cell office:value-type="string">
                <text:p>17</text:p>
              </table:table-cell>
              <table:table-cell office:value-type="float" office:value="24">
                <text:p>24</text:p>
              </table:table-cell>
              <table:table-cell office:value-type="float" office:value="0.00000043650429551151">
                <text:p>0.00000043650429551151</text:p>
              </table:table-cell>
              <table:table-cell office:value-type="float" office:value="0.000001">
                <text:p>0.000001</text:p>
              </table:table-cell>
            </table:table-row>
            <table:table-row>
              <table:table-cell office:value-type="string">
                <text:p>18</text:p>
              </table:table-cell>
              <table:table-cell office:value-type="float" office:value="25.5">
                <text:p>25.5</text:p>
              </table:table-cell>
              <table:table-cell office:value-type="float" office:value="0.000000440736315726308">
                <text:p>0.000000440736315726308</text:p>
              </table:table-cell>
              <table:table-cell office:value-type="float" office:value="0.000001">
                <text:p>0.000001</text:p>
              </table:table-cell>
            </table:table-row>
            <table:table-row>
              <table:table-cell office:value-type="string">
                <text:p>19</text:p>
              </table:table-cell>
              <table:table-cell office:value-type="float" office:value="27">
                <text:p>27</text:p>
              </table:table-cell>
              <table:table-cell office:value-type="float" office:value="0.000000445180862122351">
                <text:p>0.000000445180862122351</text:p>
              </table:table-cell>
              <table:table-cell office:value-type="float" office:value="0.000001">
                <text:p>0.000001</text:p>
              </table:table-cell>
            </table:table-row>
            <table:table-row>
              <table:table-cell office:value-type="string">
                <text:p>20</text:p>
              </table:table-cell>
              <table:table-cell office:value-type="float" office:value="28.5">
                <text:p>28.5</text:p>
              </table:table-cell>
              <table:table-cell office:value-type="float" office:value="0.000000449831635170316">
                <text:p>0.000000449831635170316</text:p>
              </table:table-cell>
              <table:table-cell office:value-type="float" office:value="0.000001">
                <text:p>0.000001</text:p>
              </table:table-cell>
            </table:table-row>
            <table:table-row>
              <table:table-cell office:value-type="string">
                <text:p>21</text:p>
              </table:table-cell>
              <table:table-cell office:value-type="float" office:value="30">
                <text:p>30</text:p>
              </table:table-cell>
              <table:table-cell office:value-type="float" office:value="0.000000454682306671373">
                <text:p>0.000000454682306671373</text:p>
              </table:table-cell>
              <table:table-cell office:value-type="float" office:value="0.000001">
                <text:p>0.000001</text:p>
              </table:table-cell>
            </table:table-row>
            <table:table-row>
              <table:table-cell office:value-type="string">
                <text:p>22</text:p>
              </table:table-cell>
              <table:table-cell office:value-type="float" office:value="31.5">
                <text:p>31.5</text:p>
              </table:table-cell>
              <table:table-cell office:value-type="float" office:value="0.000000459726549157214">
                <text:p>0.000000459726549157214</text:p>
              </table:table-cell>
              <table:table-cell office:value-type="float" office:value="0.000001">
                <text:p>0.000001</text:p>
              </table:table-cell>
            </table:table-row>
            <table:table-row>
              <table:table-cell office:value-type="string">
                <text:p>23</text:p>
              </table:table-cell>
              <table:table-cell office:value-type="float" office:value="33">
                <text:p>33</text:p>
              </table:table-cell>
              <table:table-cell office:value-type="float" office:value="0.000000464958062625007">
                <text:p>0.000000464958062625007</text:p>
              </table:table-cell>
              <table:table-cell office:value-type="float" office:value="0.000001">
                <text:p>0.000001</text:p>
              </table:table-cell>
            </table:table-row>
            <table:table-row>
              <table:table-cell office:value-type="string">
                <text:p>24</text:p>
              </table:table-cell>
              <table:table-cell office:value-type="float" office:value="34.5">
                <text:p>34.5</text:p>
              </table:table-cell>
              <table:table-cell office:value-type="float" office:value="0.000000470370598570957">
                <text:p>0.000000470370598570957</text:p>
              </table:table-cell>
              <table:table-cell office:value-type="float" office:value="0.000001">
                <text:p>0.000001</text:p>
              </table:table-cell>
            </table:table-row>
            <table:table-row>
              <table:table-cell office:value-type="string">
                <text:p>25</text:p>
              </table:table-cell>
              <table:table-cell office:value-type="float" office:value="36">
                <text:p>36</text:p>
              </table:table-cell>
              <table:table-cell office:value-type="float" office:value="0.000000475957981338689">
                <text:p>0.000000475957981338689</text:p>
              </table:table-cell>
              <table:table-cell office:value-type="float" office:value="0.000001">
                <text:p>0.000001</text:p>
              </table:table-cell>
            </table:table-row>
            <table:table-row>
              <table:table-cell office:value-type="string">
                <text:p>26</text:p>
              </table:table-cell>
              <table:table-cell office:value-type="float" office:value="37.5">
                <text:p>37.5</text:p>
              </table:table-cell>
              <table:table-cell office:value-type="float" office:value="0.000000481714126842882">
                <text:p>0.000000481714126842882</text:p>
              </table:table-cell>
              <table:table-cell office:value-type="float" office:value="0.000001">
                <text:p>0.000001</text:p>
              </table:table-cell>
            </table:table-row>
            <table:table-row>
              <table:table-cell office:value-type="string">
                <text:p>27</text:p>
              </table:table-cell>
              <table:table-cell office:value-type="float" office:value="39">
                <text:p>39</text:p>
              </table:table-cell>
              <table:table-cell office:value-type="float" office:value="0.000000487633058764477">
                <text:p>0.000000487633058764477</text:p>
              </table:table-cell>
              <table:table-cell office:value-type="float" office:value="0.000001">
                <text:p>0.000001</text:p>
              </table:table-cell>
            </table:table-row>
            <table:table-row>
              <table:table-cell office:value-type="string">
                <text:p>28</text:p>
              </table:table-cell>
              <table:table-cell office:value-type="float" office:value="40.5">
                <text:p>40.5</text:p>
              </table:table-cell>
              <table:table-cell office:value-type="float" office:value="0.0000004937089223419">
                <text:p>0.0000004937089223419</text:p>
              </table:table-cell>
              <table:table-cell office:value-type="float" office:value="0.000001">
                <text:p>0.000001</text:p>
              </table:table-cell>
            </table:table-row>
            <table:table-row>
              <table:table-cell office:value-type="string">
                <text:p>29</text:p>
              </table:table-cell>
              <table:table-cell office:value-type="float" office:value="42">
                <text:p>42</text:p>
              </table:table-cell>
              <table:table-cell office:value-type="float" office:value="0.000000499935995903476">
                <text:p>0.000000499935995903476</text:p>
              </table:table-cell>
              <table:table-cell office:value-type="float" office:value="0.000001">
                <text:p>0.000001</text:p>
              </table:table-cell>
            </table:table-row>
            <table:table-row>
              <table:table-cell office:value-type="string">
                <text:p>30</text:p>
              </table:table-cell>
              <table:table-cell office:value-type="float" office:value="43.5">
                <text:p>43.5</text:p>
              </table:table-cell>
              <table:table-cell office:value-type="float" office:value="0.000000506308700300518">
                <text:p>0.000000506308700300518</text:p>
              </table:table-cell>
              <table:table-cell office:value-type="float" office:value="0.000001">
                <text:p>0.000001</text:p>
              </table:table-cell>
            </table:table-row>
            <table:table-row>
              <table:table-cell office:value-type="string">
                <text:p>31</text:p>
              </table:table-cell>
              <table:table-cell office:value-type="float" office:value="45">
                <text:p>45</text:p>
              </table:table-cell>
              <table:table-cell office:value-type="float" office:value="0.000000512821606409091">
                <text:p>0.000000512821606409091</text:p>
              </table:table-cell>
              <table:table-cell office:value-type="float" office:value="0.000001">
                <text:p>0.000001</text:p>
              </table:table-cell>
            </table:table-row>
            <table:table-row>
              <table:table-cell office:value-type="string">
                <text:p>32</text:p>
              </table:table-cell>
              <table:table-cell office:value-type="float" office:value="46.5">
                <text:p>46.5</text:p>
              </table:table-cell>
              <table:table-cell office:value-type="float" office:value="0.000000519469440872127">
                <text:p>0.000000519469440872127</text:p>
              </table:table-cell>
              <table:table-cell office:value-type="float" office:value="0.000001">
                <text:p>0.000001</text:p>
              </table:table-cell>
            </table:table-row>
            <table:table-row>
              <table:table-cell office:value-type="string">
                <text:p>33</text:p>
              </table:table-cell>
              <table:table-cell office:value-type="float" office:value="48">
                <text:p>48</text:p>
              </table:table-cell>
              <table:table-cell office:value-type="float" office:value="0.000000526247090253239">
                <text:p>0.000000526247090253239</text:p>
              </table:table-cell>
              <table:table-cell office:value-type="float" office:value="0.000001">
                <text:p>0.000001</text:p>
              </table:table-cell>
            </table:table-row>
            <table:table-row>
              <table:table-cell office:value-type="string">
                <text:p>34</text:p>
              </table:table-cell>
              <table:table-cell office:value-type="float" office:value="49.5">
                <text:p>49.5</text:p>
              </table:table-cell>
              <table:table-cell office:value-type="float" office:value="0.000000533149603769899">
                <text:p>0.000000533149603769899</text:p>
              </table:table-cell>
              <table:table-cell office:value-type="float" office:value="0.000001">
                <text:p>0.000001</text:p>
              </table:table-cell>
            </table:table-row>
            <table:table-row>
              <table:table-cell office:value-type="string">
                <text:p>35</text:p>
              </table:table-cell>
              <table:table-cell office:value-type="float" office:value="51">
                <text:p>51</text:p>
              </table:table-cell>
              <table:table-cell office:value-type="float" office:value="0.000000540172194767557">
                <text:p>0.000000540172194767557</text:p>
              </table:table-cell>
              <table:table-cell office:value-type="float" office:value="0.000001">
                <text:p>0.000001</text:p>
              </table:table-cell>
            </table:table-row>
            <table:table-row>
              <table:table-cell office:value-type="string">
                <text:p>36</text:p>
              </table:table-cell>
              <table:table-cell office:value-type="float" office:value="52.5">
                <text:p>52.5</text:p>
              </table:table-cell>
              <table:table-cell office:value-type="float" office:value="0.000000547310241088179">
                <text:p>0.000000547310241088179</text:p>
              </table:table-cell>
              <table:table-cell office:value-type="float" office:value="0.000001">
                <text:p>0.000001</text:p>
              </table:table-cell>
            </table:table-row>
            <table:table-row>
              <table:table-cell office:value-type="string">
                <text:p>37</text:p>
              </table:table-cell>
              <table:table-cell office:value-type="float" office:value="54">
                <text:p>54</text:p>
              </table:table-cell>
              <table:table-cell office:value-type="float" office:value="0.000000554559284477323">
                <text:p>0.000000554559284477323</text:p>
              </table:table-cell>
              <table:table-cell office:value-type="float" office:value="0.000001">
                <text:p>0.000001</text:p>
              </table:table-cell>
            </table:table-row>
            <table:table-row>
              <table:table-cell office:value-type="string">
                <text:p>38</text:p>
              </table:table-cell>
              <table:table-cell office:value-type="float" office:value="55.5">
                <text:p>55.5</text:p>
              </table:table-cell>
              <table:table-cell office:value-type="float" office:value="0.000000561915029163663">
                <text:p>0.000000561915029163663</text:p>
              </table:table-cell>
              <table:table-cell office:value-type="float" office:value="0.000001">
                <text:p>0.000001</text:p>
              </table:table-cell>
            </table:table-row>
            <table:table-row>
              <table:table-cell office:value-type="string">
                <text:p>39</text:p>
              </table:table-cell>
              <table:table-cell office:value-type="float" office:value="57">
                <text:p>57</text:p>
              </table:table-cell>
              <table:table-cell office:value-type="float" office:value="0.000000569373339734133">
                <text:p>0.000000569373339734133</text:p>
              </table:table-cell>
              <table:table-cell office:value-type="float" office:value="0.000001">
                <text:p>0.000001</text:p>
              </table:table-cell>
            </table:table-row>
            <table:table-row>
              <table:table-cell office:value-type="string">
                <text:p>40</text:p>
              </table:table-cell>
              <table:table-cell office:value-type="float" office:value="58.5">
                <text:p>58.5</text:p>
              </table:table-cell>
              <table:table-cell office:value-type="float" office:value="0.00000057693023841709">
                <text:p>0.00000057693023841709</text:p>
              </table:table-cell>
              <table:table-cell office:value-type="float" office:value="0.000001">
                <text:p>0.000001</text:p>
              </table:table-cell>
            </table:table-row>
            <table:table-row>
              <table:table-cell office:value-type="string">
                <text:p>41</text:p>
              </table:table-cell>
              <table:table-cell office:value-type="float" office:value="60">
                <text:p>60</text:p>
              </table:table-cell>
              <table:table-cell office:value-type="float" office:value="0.000000584581901875178">
                <text:p>0.000000584581901875178</text:p>
              </table:table-cell>
              <table:table-cell office:value-type="float" office:value="0.000001">
                <text:p>0.000001</text:p>
              </table:table-cell>
            </table:table-row>
            <table:table-row>
              <table:table-cell office:value-type="string">
                <text:p>42</text:p>
              </table:table-cell>
              <table:table-cell office:value-type="float" office:value="61.5">
                <text:p>61.5</text:p>
              </table:table-cell>
              <table:table-cell office:value-type="float" office:value="0.000000592324657599192">
                <text:p>0.000000592324657599192</text:p>
              </table:table-cell>
              <table:table-cell office:value-type="float" office:value="0.000001">
                <text:p>0.000001</text:p>
              </table:table-cell>
            </table:table-row>
            <table:table-row>
              <table:table-cell office:value-type="string">
                <text:p>43</text:p>
              </table:table-cell>
              <table:table-cell office:value-type="float" office:value="63">
                <text:p>63</text:p>
              </table:table-cell>
              <table:table-cell office:value-type="float" office:value="0.000000600154979984337">
                <text:p>0.000000600154979984337</text:p>
              </table:table-cell>
              <table:table-cell office:value-type="float" office:value="0.000001">
                <text:p>0.000001</text:p>
              </table:table-cell>
            </table:table-row>
            <table:table-row>
              <table:table-cell office:value-type="string">
                <text:p>44</text:p>
              </table:table-cell>
              <table:table-cell office:value-type="float" office:value="64.5">
                <text:p>64.5</text:p>
              </table:table-cell>
              <table:table-cell office:value-type="float" office:value="0.000000608069486160916">
                <text:p>0.000000608069486160916</text:p>
              </table:table-cell>
              <table:table-cell office:value-type="float" office:value="0.000001">
                <text:p>0.000001</text:p>
              </table:table-cell>
            </table:table-row>
            <table:table-row>
              <table:table-cell office:value-type="string">
                <text:p>45</text:p>
              </table:table-cell>
              <table:table-cell office:value-type="float" office:value="66">
                <text:p>66</text:p>
              </table:table-cell>
              <table:table-cell office:value-type="float" office:value="0.000000616064931642761">
                <text:p>0.000000616064931642761</text:p>
              </table:table-cell>
              <table:table-cell office:value-type="float" office:value="0.000001">
                <text:p>0.000001</text:p>
              </table:table-cell>
            </table:table-row>
            <table:table-row>
              <table:table-cell office:value-type="string">
                <text:p>46</text:p>
              </table:table-cell>
              <table:table-cell office:value-type="float" office:value="67.5">
                <text:p>67.5</text:p>
              </table:table-cell>
              <table:table-cell office:value-type="float" office:value="0.000000624138205848673">
                <text:p>0.000000624138205848673</text:p>
              </table:table-cell>
              <table:table-cell office:value-type="float" office:value="0.000001">
                <text:p>0.000001</text:p>
              </table:table-cell>
            </table:table-row>
            <table:table-row>
              <table:table-cell office:value-type="string">
                <text:p>47</text:p>
              </table:table-cell>
              <table:table-cell office:value-type="float" office:value="69">
                <text:p>69</text:p>
              </table:table-cell>
              <table:table-cell office:value-type="float" office:value="0.000000632286327544729">
                <text:p>0.000000632286327544729</text:p>
              </table:table-cell>
              <table:table-cell office:value-type="float" office:value="0.000001">
                <text:p>0.000001</text:p>
              </table:table-cell>
            </table:table-row>
            <table:table-row>
              <table:table-cell office:value-type="string">
                <text:p>48</text:p>
              </table:table-cell>
              <table:table-cell office:value-type="float" office:value="70.5">
                <text:p>70.5</text:p>
              </table:table-cell>
              <table:table-cell office:value-type="float" office:value="0.000000640506440248652">
                <text:p>0.000000640506440248652</text:p>
              </table:table-cell>
              <table:table-cell office:value-type="float" office:value="0.000001">
                <text:p>0.000001</text:p>
              </table:table-cell>
            </table:table-row>
            <table:table-row>
              <table:table-cell office:value-type="string">
                <text:p>49</text:p>
              </table:table-cell>
              <table:table-cell office:value-type="float" office:value="72">
                <text:p>72</text:p>
              </table:table-cell>
              <table:table-cell office:value-type="float" office:value="0.000000648795807631338">
                <text:p>0.000000648795807631338</text:p>
              </table:table-cell>
              <table:table-cell office:value-type="float" office:value="0.000001">
                <text:p>0.000001</text:p>
              </table:table-cell>
            </table:table-row>
            <table:table-row>
              <table:table-cell office:value-type="string">
                <text:p>50</text:p>
              </table:table-cell>
              <table:table-cell office:value-type="float" office:value="73.5">
                <text:p>73.5</text:p>
              </table:table-cell>
              <table:table-cell office:value-type="float" office:value="0.000000657151808945239">
                <text:p>0.000000657151808945239</text:p>
              </table:table-cell>
              <table:table-cell office:value-type="float" office:value="0.000001">
                <text:p>0.000001</text:p>
              </table:table-cell>
            </table:table-row>
            <table:table-row>
              <table:table-cell office:value-type="string">
                <text:p>51</text:p>
              </table:table-cell>
              <table:table-cell office:value-type="float" office:value="75">
                <text:p>75</text:p>
              </table:table-cell>
              <table:table-cell office:value-type="float" office:value="0.000000665571934504453">
                <text:p>0.000000665571934504453</text:p>
              </table:table-cell>
              <table:table-cell office:value-type="float" office:value="0.000001">
                <text:p>0.000001</text:p>
              </table:table-cell>
            </table:table-row>
            <table:table-row>
              <table:table-cell office:value-type="string">
                <text:p>52</text:p>
              </table:table-cell>
              <table:table-cell office:value-type="float" office:value="76.5">
                <text:p>76.5</text:p>
              </table:table-cell>
              <table:table-cell office:value-type="float" office:value="0.000000674053781237076">
                <text:p>0.000000674053781237076</text:p>
              </table:table-cell>
              <table:table-cell office:value-type="float" office:value="0.000001">
                <text:p>0.000001</text:p>
              </table:table-cell>
            </table:table-row>
            <table:table-row>
              <table:table-cell office:value-type="string">
                <text:p>53</text:p>
              </table:table-cell>
              <table:table-cell office:value-type="float" office:value="78">
                <text:p>78</text:p>
              </table:table-cell>
              <table:table-cell office:value-type="float" office:value="0.000000682595048326605">
                <text:p>0.000000682595048326605</text:p>
              </table:table-cell>
              <table:table-cell office:value-type="float" office:value="0.000001">
                <text:p>0.000001</text:p>
              </table:table-cell>
            </table:table-row>
            <table:table-row>
              <table:table-cell office:value-type="string">
                <text:p>54</text:p>
              </table:table-cell>
              <table:table-cell office:value-type="float" office:value="79.5">
                <text:p>79.5</text:p>
              </table:table-cell>
              <table:table-cell office:value-type="float" office:value="0.000000691193532955858">
                <text:p>0.000000691193532955858</text:p>
              </table:table-cell>
              <table:table-cell office:value-type="float" office:value="0.000001">
                <text:p>0.000001</text:p>
              </table:table-cell>
            </table:table-row>
            <table:table-row>
              <table:table-cell office:value-type="string">
                <text:p>55</text:p>
              </table:table-cell>
              <table:table-cell office:value-type="float" office:value="81">
                <text:p>81</text:p>
              </table:table-cell>
              <table:table-cell office:value-type="float" office:value="0.000000699847126163993">
                <text:p>0.000000699847126163993</text:p>
              </table:table-cell>
              <table:table-cell office:value-type="float" office:value="0.000001">
                <text:p>0.000001</text:p>
              </table:table-cell>
            </table:table-row>
            <table:table-row>
              <table:table-cell office:value-type="string">
                <text:p>56</text:p>
              </table:table-cell>
              <table:table-cell office:value-type="float" office:value="82.5">
                <text:p>82.5</text:p>
              </table:table-cell>
              <table:table-cell office:value-type="float" office:value="0.000000708553808824707">
                <text:p>0.000000708553808824707</text:p>
              </table:table-cell>
              <table:table-cell office:value-type="float" office:value="0.000001">
                <text:p>0.000001</text:p>
              </table:table-cell>
            </table:table-row>
            <table:table-row>
              <table:table-cell office:value-type="string">
                <text:p>57</text:p>
              </table:table-cell>
              <table:table-cell office:value-type="float" office:value="84">
                <text:p>84</text:p>
              </table:table-cell>
              <table:table-cell office:value-type="float" office:value="0.00000071731164775152">
                <text:p>0.00000071731164775152</text:p>
              </table:table-cell>
              <table:table-cell office:value-type="float" office:value="0.000001">
                <text:p>0.000001</text:p>
              </table:table-cell>
            </table:table-row>
            <table:table-row>
              <table:table-cell office:value-type="string">
                <text:p>58</text:p>
              </table:table-cell>
              <table:table-cell office:value-type="float" office:value="85.5">
                <text:p>85.5</text:p>
              </table:table-cell>
              <table:table-cell office:value-type="float" office:value="0.000000726118791934212">
                <text:p>0.000000726118791934212</text:p>
              </table:table-cell>
              <table:table-cell office:value-type="float" office:value="0.000001">
                <text:p>0.000001</text:p>
              </table:table-cell>
            </table:table-row>
            <table:table-row>
              <table:table-cell office:value-type="string">
                <text:p>59</text:p>
              </table:table-cell>
              <table:table-cell office:value-type="float" office:value="87">
                <text:p>87</text:p>
              </table:table-cell>
              <table:table-cell office:value-type="float" office:value="0.000000734973468908913">
                <text:p>0.000000734973468908913</text:p>
              </table:table-cell>
              <table:table-cell office:value-type="float" office:value="0.000001">
                <text:p>0.000001</text:p>
              </table:table-cell>
            </table:table-row>
            <table:table-row>
              <table:table-cell office:value-type="string">
                <text:p>60</text:p>
              </table:table-cell>
              <table:table-cell office:value-type="float" office:value="88.5">
                <text:p>88.5</text:p>
              </table:table-cell>
              <table:table-cell office:value-type="float" office:value="0.000000743873981262956">
                <text:p>0.000000743873981262956</text:p>
              </table:table-cell>
              <table:table-cell office:value-type="float" office:value="0.000001">
                <text:p>0.000001</text:p>
              </table:table-cell>
            </table:table-row>
            <table:table-row>
              <table:table-cell office:value-type="string">
                <text:p>61</text:p>
              </table:table-cell>
              <table:table-cell office:value-type="float" office:value="90">
                <text:p>90</text:p>
              </table:table-cell>
              <table:table-cell office:value-type="float" office:value="0.000000752818703274567">
                <text:p>0.000000752818703274567</text:p>
              </table:table-cell>
              <table:table-cell office:value-type="float" office:value="0.000001">
                <text:p>0.000001</text:p>
              </table:table-cell>
            </table:table-row>
            <table:table-row>
              <table:table-cell office:value-type="string">
                <text:p>62</text:p>
              </table:table-cell>
              <table:table-cell office:value-type="float" office:value="91.5">
                <text:p>91.5</text:p>
              </table:table-cell>
              <table:table-cell office:value-type="float" office:value="0.000000761806077686441">
                <text:p>0.000000761806077686441</text:p>
              </table:table-cell>
              <table:table-cell office:value-type="float" office:value="0.000001">
                <text:p>0.000001</text:p>
              </table:table-cell>
            </table:table-row>
            <table:table-row>
              <table:table-cell office:value-type="string">
                <text:p>63</text:p>
              </table:table-cell>
              <table:table-cell office:value-type="float" office:value="93">
                <text:p>93</text:p>
              </table:table-cell>
              <table:table-cell office:value-type="float" office:value="0.000000770834612611551">
                <text:p>0.000000770834612611551</text:p>
              </table:table-cell>
              <table:table-cell office:value-type="float" office:value="0.000001">
                <text:p>0.000001</text:p>
              </table:table-cell>
            </table:table-row>
            <table:table-row>
              <table:table-cell office:value-type="string">
                <text:p>64</text:p>
              </table:table-cell>
              <table:table-cell office:value-type="float" office:value="94.5">
                <text:p>94.5</text:p>
              </table:table-cell>
              <table:table-cell office:value-type="float" office:value="0.000000779902878568864">
                <text:p>0.000000779902878568864</text:p>
              </table:table-cell>
              <table:table-cell office:value-type="float" office:value="0.000001">
                <text:p>0.000001</text:p>
              </table:table-cell>
            </table:table-row>
            <table:table-row>
              <table:table-cell office:value-type="string">
                <text:p>65</text:p>
              </table:table-cell>
              <table:table-cell office:value-type="float" office:value="96">
                <text:p>96</text:p>
              </table:table-cell>
              <table:table-cell office:value-type="float" office:value="0.000000789009505646162">
                <text:p>0.000000789009505646162</text:p>
              </table:table-cell>
              <table:table-cell office:value-type="float" office:value="0.000001">
                <text:p>0.000001</text:p>
              </table:table-cell>
            </table:table-row>
            <table:table-row>
              <table:table-cell office:value-type="string">
                <text:p>66</text:p>
              </table:table-cell>
              <table:table-cell office:value-type="float" office:value="97.5">
                <text:p>97.5</text:p>
              </table:table-cell>
              <table:table-cell office:value-type="float" office:value="0.000000798153180786746">
                <text:p>0.000000798153180786746</text:p>
              </table:table-cell>
              <table:table-cell office:value-type="float" office:value="0.000001">
                <text:p>0.000001</text:p>
              </table:table-cell>
            </table:table-row>
            <table:table-row>
              <table:table-cell office:value-type="string">
                <text:p>67</text:p>
              </table:table-cell>
              <table:table-cell office:value-type="float" office:value="99">
                <text:p>99</text:p>
              </table:table-cell>
              <table:table-cell office:value-type="float" office:value="0.000000807332645196514">
                <text:p>0.000000807332645196514</text:p>
              </table:table-cell>
              <table:table-cell office:value-type="float" office:value="0.000001">
                <text:p>0.000001</text:p>
              </table:table-cell>
            </table:table-row>
            <table:table-row>
              <table:table-cell office:value-type="string">
                <text:p>68</text:p>
              </table:table-cell>
              <table:table-cell office:value-type="float" office:value="100.5">
                <text:p>100.5</text:p>
              </table:table-cell>
              <table:table-cell office:value-type="float" office:value="0.000000816546691867648">
                <text:p>0.000000816546691867648</text:p>
              </table:table-cell>
              <table:table-cell office:value-type="float" office:value="0.000001">
                <text:p>0.000001</text:p>
              </table:table-cell>
            </table:table-row>
            <table:table-row>
              <table:table-cell office:value-type="string">
                <text:p>69</text:p>
              </table:table-cell>
              <table:table-cell office:value-type="float" office:value="102">
                <text:p>102</text:p>
              </table:table-cell>
              <table:table-cell office:value-type="float" office:value="0.000000825794163215023">
                <text:p>0.000000825794163215023</text:p>
              </table:table-cell>
              <table:table-cell office:value-type="float" office:value="0.000001">
                <text:p>0.000001</text:p>
              </table:table-cell>
            </table:table-row>
            <table:table-row>
              <table:table-cell office:value-type="string">
                <text:p>70</text:p>
              </table:table-cell>
              <table:table-cell office:value-type="float" office:value="103.5">
                <text:p>103.5</text:p>
              </table:table-cell>
              <table:table-cell office:value-type="float" office:value="0.000000835073948821301">
                <text:p>0.000000835073948821301</text:p>
              </table:table-cell>
              <table:table-cell office:value-type="float" office:value="0.000001">
                <text:p>0.000001</text:p>
              </table:table-cell>
            </table:table-row>
            <table:table-row>
              <table:table-cell office:value-type="string">
                <text:p>71</text:p>
              </table:table-cell>
              <table:table-cell office:value-type="float" office:value="105">
                <text:p>105</text:p>
              </table:table-cell>
              <table:table-cell office:value-type="float" office:value="0.000000844384983286652">
                <text:p>0.000000844384983286652</text:p>
              </table:table-cell>
              <table:table-cell office:value-type="float" office:value="0.000001">
                <text:p>0.000001</text:p>
              </table:table-cell>
            </table:table-row>
            <table:table-row>
              <table:table-cell office:value-type="string">
                <text:p>72</text:p>
              </table:table-cell>
              <table:table-cell office:value-type="float" office:value="106.5">
                <text:p>106.5</text:p>
              </table:table-cell>
              <table:table-cell office:value-type="float" office:value="0.000000853726244179011">
                <text:p>0.000000853726244179011</text:p>
              </table:table-cell>
              <table:table-cell office:value-type="float" office:value="0.000001">
                <text:p>0.000001</text:p>
              </table:table-cell>
            </table:table-row>
            <table:table-row>
              <table:table-cell office:value-type="string">
                <text:p>73</text:p>
              </table:table-cell>
              <table:table-cell office:value-type="float" office:value="108">
                <text:p>108</text:p>
              </table:table-cell>
              <table:table-cell office:value-type="float" office:value="0.000000863096750080778">
                <text:p>0.000000863096750080778</text:p>
              </table:table-cell>
              <table:table-cell office:value-type="float" office:value="0.000001">
                <text:p>0.000001</text:p>
              </table:table-cell>
            </table:table-row>
            <table:table-row>
              <table:table-cell office:value-type="string">
                <text:p>74</text:p>
              </table:table-cell>
              <table:table-cell office:value-type="float" office:value="109.5">
                <text:p>109.5</text:p>
              </table:table-cell>
              <table:table-cell office:value-type="float" office:value="0.000000872495558727952">
                <text:p>0.000000872495558727952</text:p>
              </table:table-cell>
              <table:table-cell office:value-type="float" office:value="0.000001">
                <text:p>0.000001</text:p>
              </table:table-cell>
            </table:table-row>
            <table:table-row>
              <table:table-cell office:value-type="string">
                <text:p>75</text:p>
              </table:table-cell>
              <table:table-cell office:value-type="float" office:value="111">
                <text:p>111</text:p>
              </table:table-cell>
              <table:table-cell office:value-type="float" office:value="0.000000881921765237711">
                <text:p>0.000000881921765237711</text:p>
              </table:table-cell>
              <table:table-cell office:value-type="float" office:value="0.000001">
                <text:p>0.000001</text:p>
              </table:table-cell>
            </table:table-row>
            <table:table-row>
              <table:table-cell office:value-type="string">
                <text:p>76</text:p>
              </table:table-cell>
              <table:table-cell office:value-type="float" office:value="112.5">
                <text:p>112.5</text:p>
              </table:table-cell>
              <table:table-cell office:value-type="float" office:value="0.000000891374500420558">
                <text:p>0.000000891374500420558</text:p>
              </table:table-cell>
              <table:table-cell office:value-type="float" office:value="0.000001">
                <text:p>0.000001</text:p>
              </table:table-cell>
            </table:table-row>
            <table:table-row>
              <table:table-cell office:value-type="string">
                <text:p>77</text:p>
              </table:table-cell>
              <table:table-cell office:value-type="float" office:value="114">
                <text:p>114</text:p>
              </table:table-cell>
              <table:table-cell office:value-type="float" office:value="0.000000900852929173236">
                <text:p>0.000000900852929173236</text:p>
              </table:table-cell>
              <table:table-cell office:value-type="float" office:value="0.000001">
                <text:p>0.000001</text:p>
              </table:table-cell>
            </table:table-row>
            <table:table-row>
              <table:table-cell office:value-type="string">
                <text:p>78</text:p>
              </table:table-cell>
              <table:table-cell office:value-type="float" office:value="115.5">
                <text:p>115.5</text:p>
              </table:table-cell>
              <table:table-cell office:value-type="float" office:value="0.000000910356248948729">
                <text:p>0.000000910356248948729</text:p>
              </table:table-cell>
              <table:table-cell office:value-type="float" office:value="0.000001">
                <text:p>0.000001</text:p>
              </table:table-cell>
            </table:table-row>
            <table:table-row>
              <table:table-cell office:value-type="string">
                <text:p>79</text:p>
              </table:table-cell>
              <table:table-cell office:value-type="float" office:value="117">
                <text:p>117</text:p>
              </table:table-cell>
              <table:table-cell office:value-type="float" office:value="0.000000919883688299776">
                <text:p>0.000000919883688299776</text:p>
              </table:table-cell>
              <table:table-cell office:value-type="float" office:value="0.000001">
                <text:p>0.000001</text:p>
              </table:table-cell>
            </table:table-row>
            <table:table-row>
              <table:table-cell office:value-type="string">
                <text:p>80</text:p>
              </table:table-cell>
              <table:table-cell office:value-type="float" office:value="118.5">
                <text:p>118.5</text:p>
              </table:table-cell>
              <table:table-cell office:value-type="float" office:value="0.000000929434505492453">
                <text:p>0.000000929434505492453</text:p>
              </table:table-cell>
              <table:table-cell office:value-type="float" office:value="0.000001">
                <text:p>0.000001</text:p>
              </table:table-cell>
            </table:table-row>
            <table:table-row>
              <table:table-cell office:value-type="string">
                <text:p>81</text:p>
              </table:table-cell>
              <table:table-cell office:value-type="float" office:value="120">
                <text:p>120</text:p>
              </table:table-cell>
              <table:table-cell office:value-type="float" office:value="0.000000939007987186478">
                <text:p>0.000000939007987186478</text:p>
              </table:table-cell>
              <table:table-cell office:value-type="float" office:value="0.000001">
                <text:p>0.000001</text:p>
              </table:table-cell>
            </table:table-row>
            <table:table-row>
              <table:table-cell office:value-type="string">
                <text:p>82</text:p>
              </table:table-cell>
              <table:table-cell office:value-type="float" office:value="121.5">
                <text:p>121.5</text:p>
              </table:table-cell>
              <table:table-cell office:value-type="float" office:value="0.000000948603447179062">
                <text:p>0.000000948603447179062</text:p>
              </table:table-cell>
              <table:table-cell office:value-type="float" office:value="0.000001">
                <text:p>0.000001</text:p>
              </table:table-cell>
            </table:table-row>
            <table:table-row>
              <table:table-cell office:value-type="string">
                <text:p>83</text:p>
              </table:table-cell>
              <table:table-cell office:value-type="float" office:value="123">
                <text:p>123</text:p>
              </table:table-cell>
              <table:table-cell office:value-type="float" office:value="0.000000958220225209216">
                <text:p>0.000000958220225209216</text:p>
              </table:table-cell>
              <table:table-cell office:value-type="float" office:value="0.000001">
                <text:p>0.000001</text:p>
              </table:table-cell>
            </table:table-row>
            <table:table-row>
              <table:table-cell office:value-type="string">
                <text:p>84</text:p>
              </table:table-cell>
              <table:table-cell office:value-type="float" office:value="124.5">
                <text:p>124.5</text:p>
              </table:table-cell>
              <table:table-cell office:value-type="float" office:value="0.000000967857685819563">
                <text:p>0.000000967857685819563</text:p>
              </table:table-cell>
              <table:table-cell office:value-type="float" office:value="0.000001">
                <text:p>0.000001</text:p>
              </table:table-cell>
            </table:table-row>
            <table:table-row>
              <table:table-cell office:value-type="string">
                <text:p>85</text:p>
              </table:table-cell>
              <table:table-cell office:value-type="float" office:value="126">
                <text:p>126</text:p>
              </table:table-cell>
              <table:table-cell office:value-type="float" office:value="0.000000977515217272857">
                <text:p>0.000000977515217272857</text:p>
              </table:table-cell>
              <table:table-cell office:value-type="float" office:value="0.000001">
                <text:p>0.000001</text:p>
              </table:table-cell>
            </table:table-row>
            <table:table-row>
              <table:table-cell office:value-type="string">
                <text:p>86</text:p>
              </table:table-cell>
              <table:table-cell office:value-type="float" office:value="127.5">
                <text:p>127.5</text:p>
              </table:table-cell>
              <table:table-cell office:value-type="float" office:value="0.00000098719223052048">
                <text:p>0.00000098719223052048</text:p>
              </table:table-cell>
              <table:table-cell office:value-type="float" office:value="0.000001">
                <text:p>0.000001</text:p>
              </table:table-cell>
            </table:table-row>
            <table:table-row>
              <table:table-cell office:value-type="string">
                <text:p>87</text:p>
              </table:table-cell>
              <table:table-cell office:value-type="float" office:value="129">
                <text:p>129</text:p>
              </table:table-cell>
              <table:table-cell office:value-type="float" office:value="0.00000099688815822037">
                <text:p>0.00000099688815822037</text:p>
              </table:table-cell>
              <table:table-cell office:value-type="float" office:value="0.000001">
                <text:p>0.000001</text:p>
              </table:table-cell>
            </table:table-row>
            <table:table-row>
              <table:table-cell office:value-type="string">
                <text:p>88</text:p>
              </table:table-cell>
              <table:table-cell office:value-type="float" office:value="130.5">
                <text:p>130.5</text:p>
              </table:table-cell>
              <table:table-cell office:value-type="float" office:value="0.0000010066024538019">
                <text:p>0.0000010066024538019</text:p>
              </table:table-cell>
              <table:table-cell office:value-type="float" office:value="0.000001">
                <text:p>0.000001</text:p>
              </table:table-cell>
            </table:table-row>
            <table:table-row>
              <table:table-cell office:value-type="string">
                <text:p>89</text:p>
              </table:table-cell>
              <table:table-cell office:value-type="float" office:value="132">
                <text:p>132</text:p>
              </table:table-cell>
              <table:table-cell office:value-type="float" office:value="0.00000101633459057537">
                <text:p>0.00000101633459057537</text:p>
              </table:table-cell>
              <table:table-cell office:value-type="float" office:value="0.000001">
                <text:p>0.000001</text:p>
              </table:table-cell>
            </table:table-row>
            <table:table-row>
              <table:table-cell office:value-type="string">
                <text:p>90</text:p>
              </table:table-cell>
              <table:table-cell office:value-type="float" office:value="133.5">
                <text:p>133.5</text:p>
              </table:table-cell>
              <table:table-cell office:value-type="float" office:value="0.0000010260840608839">
                <text:p>0.0000010260840608839</text:p>
              </table:table-cell>
              <table:table-cell office:value-type="float" office:value="0.000001">
                <text:p>0.000001</text:p>
              </table:table-cell>
            </table:table-row>
            <table:table-row>
              <table:table-cell office:value-type="string">
                <text:p>91</text:p>
              </table:table-cell>
              <table:table-cell office:value-type="float" office:value="135">
                <text:p>135</text:p>
              </table:table-cell>
              <table:table-cell office:value-type="float" office:value="0.00000103585037529558">
                <text:p>0.00000103585037529558</text:p>
              </table:table-cell>
              <table:table-cell office:value-type="float" office:value="0.000001">
                <text:p>0.000001</text:p>
              </table:table-cell>
            </table:table-row>
            <table:table-row>
              <table:table-cell office:value-type="string">
                <text:p>92</text:p>
              </table:table-cell>
              <table:table-cell office:value-type="float" office:value="136.5">
                <text:p>136.5</text:p>
              </table:table-cell>
              <table:table-cell office:value-type="float" office:value="0.00000104563306183384">
                <text:p>0.00000104563306183384</text:p>
              </table:table-cell>
              <table:table-cell office:value-type="float" office:value="0.000001">
                <text:p>0.000001</text:p>
              </table:table-cell>
            </table:table-row>
            <table:table-row>
              <table:table-cell office:value-type="string">
                <text:p>93</text:p>
              </table:table-cell>
              <table:table-cell office:value-type="float" office:value="138">
                <text:p>138</text:p>
              </table:table-cell>
              <table:table-cell office:value-type="float" office:value="0.00000105543166524413">
                <text:p>0.00000105543166524413</text:p>
              </table:table-cell>
              <table:table-cell office:value-type="float" office:value="0.000001">
                <text:p>0.000001</text:p>
              </table:table-cell>
            </table:table-row>
            <table:table-row>
              <table:table-cell office:value-type="string">
                <text:p>94</text:p>
              </table:table-cell>
              <table:table-cell office:value-type="float" office:value="139.5">
                <text:p>139.5</text:p>
              </table:table-cell>
              <table:table-cell office:value-type="float" office:value="0.00000106524574629519">
                <text:p>0.00000106524574629519</text:p>
              </table:table-cell>
              <table:table-cell office:value-type="float" office:value="0.000001">
                <text:p>0.000001</text:p>
              </table:table-cell>
            </table:table-row>
            <table:table-row>
              <table:table-cell office:value-type="string">
                <text:p>95</text:p>
              </table:table-cell>
              <table:table-cell office:value-type="float" office:value="141">
                <text:p>141</text:p>
              </table:table-cell>
              <table:table-cell office:value-type="float" office:value="0.00000107507488111294">
                <text:p>0.00000107507488111294</text:p>
              </table:table-cell>
              <table:table-cell office:value-type="float" office:value="0.000001">
                <text:p>0.000001</text:p>
              </table:table-cell>
            </table:table-row>
            <table:table-row>
              <table:table-cell office:value-type="string">
                <text:p>96</text:p>
              </table:table-cell>
              <table:table-cell office:value-type="float" office:value="142.5">
                <text:p>142.5</text:p>
              </table:table-cell>
              <table:table-cell office:value-type="float" office:value="0.00000108491866054557">
                <text:p>0.00000108491866054557</text:p>
              </table:table-cell>
              <table:table-cell office:value-type="float" office:value="0.000001">
                <text:p>0.000001</text:p>
              </table:table-cell>
            </table:table-row>
            <table:table-row>
              <table:table-cell office:value-type="string">
                <text:p>97</text:p>
              </table:table-cell>
              <table:table-cell office:value-type="float" office:value="144">
                <text:p>144</text:p>
              </table:table-cell>
              <table:table-cell office:value-type="float" office:value="0.0000010947766895582">
                <text:p>0.0000010947766895582</text:p>
              </table:table-cell>
              <table:table-cell office:value-type="float" office:value="0.000001">
                <text:p>0.000001</text:p>
              </table:table-cell>
            </table:table-row>
            <table:table-row>
              <table:table-cell office:value-type="string">
                <text:p>98</text:p>
              </table:table-cell>
              <table:table-cell office:value-type="float" office:value="145.5">
                <text:p>145.5</text:p>
              </table:table-cell>
              <table:table-cell office:value-type="float" office:value="0.0000011046485866555">
                <text:p>0.0000011046485866555</text:p>
              </table:table-cell>
              <table:table-cell office:value-type="float" office:value="0.000001">
                <text:p>0.000001</text:p>
              </table:table-cell>
            </table:table-row>
            <table:table-row>
              <table:table-cell office:value-type="string">
                <text:p>99</text:p>
              </table:table-cell>
              <table:table-cell office:value-type="float" office:value="147">
                <text:p>147</text:p>
              </table:table-cell>
              <table:table-cell office:value-type="float" office:value="0.00000111453398333115">
                <text:p>0.00000111453398333115</text:p>
              </table:table-cell>
              <table:table-cell office:value-type="float" office:value="0.000001">
                <text:p>0.000001</text:p>
              </table:table-cell>
            </table:table-row>
            <table:table-row>
              <table:table-cell office:value-type="string">
                <text:p>100</text:p>
              </table:table-cell>
              <table:table-cell office:value-type="float" office:value="148.5">
                <text:p>148.5</text:p>
              </table:table-cell>
              <table:table-cell office:value-type="float" office:value="0.00000112443252354243">
                <text:p>0.00000112443252354243</text:p>
              </table:table-cell>
              <table:table-cell office:value-type="float" office:value="0.000001">
                <text:p>0.000001</text:p>
              </table:table-cell>
            </table:table-row>
            <table:table-row>
              <table:table-cell office:value-type="string">
                <text:p>101</text:p>
              </table:table-cell>
              <table:table-cell office:value-type="float" office:value="150">
                <text:p>150</text:p>
              </table:table-cell>
              <table:table-cell office:value-type="float" office:value="0.00000113434386320904">
                <text:p>0.00000113434386320904</text:p>
              </table:table-cell>
              <table:table-cell office:value-type="float" office:value="0.000001">
                <text:p>0.00000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